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Table1" style:family="table">
      <style:table-properties style:width="6.1125in" fo:margin-left="0.2125in" table:align="left" style:writing-mode="lr-tb"/>
    </style:style>
    <style:style style:name="Table1.A" style:family="table-column">
      <style:table-column-properties style:column-width="1.5833in"/>
    </style:style>
    <style:style style:name="Table1.B" style:family="table-column">
      <style:table-column-properties style:column-width="4.5292in"/>
    </style:style>
    <style:style style:name="Table1.1" style:family="table-row">
      <style:table-row-properties style:min-row-height="0.1882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A3" style:family="table-cell">
      <style:table-cell-properties fo:padding-left="0.0208in" fo:padding-right="0.0208in" fo:padding-top="0in" fo:padding-bottom="0in" fo:border="none"/>
    </style:style>
    <style:style style:name="SupportedSRFI" style:family="table">
      <style:table-properties style:width="3.875in" fo:margin-left="0.6813in" table:align="left"/>
    </style:style>
    <style:style style:name="SupportedSRFI.A" style:family="table-column">
      <style:table-column-properties style:column-width="1.2813in"/>
    </style:style>
    <style:style style:name="SupportedSRFI.B" style:family="table-column">
      <style:table-column-properties style:column-width="2.5938in"/>
    </style:style>
    <style:style style:name="SupportedSRFI.A1" style:family="table-cell">
      <style:table-cell-properties style:vertical-align="middle" fo:padding="0in" fo:border-left="none" fo:border-right="none" fo:border-top="none" fo:border-bottom="0.0007in solid #000000"/>
    </style:style>
    <style:style style:name="SupportedSRFI.A2"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0"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14" style:family="paragraph" style:parent-style-name="First_20_line_20_indent">
      <style:text-properties fo:font-style="normal" fo:font-weight="normal" style:font-style-asian="normal" style:font-weight-asian="normal" style:font-style-complex="normal" style:font-weight-complex="normal"/>
    </style:style>
    <style:style style:name="P15" style:family="paragraph" style:parent-style-name="First_20_line_20_indent">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16" style:family="paragraph" style:parent-style-name="First_20_line_20_indent">
      <style:text-properties style:text-underline-style="none" fo:font-weight="normal" style:font-weight-asian="normal" style:font-weight-complex="normal"/>
    </style:style>
    <style:style style:name="P17" style:family="paragraph" style:parent-style-name="First_20_line_20_indent">
      <style:text-properties fo:font-style="italic" style:font-style-asian="italic" style:font-style-complex="italic"/>
    </style:style>
    <style:style style:name="P18"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19" style:family="paragraph" style:parent-style-name="First_20_line_20_indent">
      <style:text-properties fo:font-style="italic"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21"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2"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23" style:family="paragraph" style:parent-style-name="First_20_line_20_indent">
      <style:text-properties fo:font-weight="normal" style:font-weight-asian="normal" style:font-weight-complex="normal"/>
    </style:style>
    <style:style style:name="P24" style:family="paragraph" style:parent-style-name="First_20_line_20_indent">
      <style:paragraph-properties>
        <style:tab-stops>
          <style:tab-stop style:position="2.2083in"/>
        </style:tab-stops>
      </style:paragraph-properties>
    </style:style>
    <style:style style:name="P25" style:family="paragraph" style:parent-style-name="Standard">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autospace="none"/>
      <style:text-properties fo:font-style="normal" style:font-style-asian="normal" style:font-style-complex="normal"/>
    </style:style>
    <style:style style:name="P27" style:family="paragraph" style:parent-style-name="Standard">
      <style:paragraph-properties fo:text-align="center" style:justify-single-word="false" style:text-autospace="none"/>
      <style:text-properties fo:font-style="normal" fo:font-weight="bold" style:font-style-asian="normal" style:font-weight-asian="bold" style:font-style-complex="normal" style:font-weight-complex="bold"/>
    </style:style>
    <style:style style:name="P28" style:family="paragraph" style:parent-style-name="Standard">
      <style:text-properties fo:font-style="italic" style:text-underline-style="none"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autospace="non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weight="bold" style:font-weight-asian="bold" style:font-weight-complex="bold"/>
    </style:style>
    <style:style style:name="P31" style:family="paragraph" style:parent-style-name="Quotations">
      <style:text-properties fo:font-style="normal" style:font-style-asian="normal" style:font-style-complex="normal"/>
    </style:style>
    <style:style style:name="P32" style:family="paragraph" style:parent-style-name="Quotations">
      <style:text-properties fo:font-weight="normal" style:font-weight-asian="normal" style:font-weight-complex="normal"/>
    </style:style>
    <style:style style:name="P33" style:family="paragraph" style:parent-style-name="Quotations">
      <style:text-properties fo:font-style="italic" fo:font-weight="normal" style:font-style-asian="italic" style:font-weight-asian="normal" style:font-style-complex="italic" style:font-weight-complex="normal"/>
    </style:style>
    <style:style style:name="P34" style:family="paragraph" style:parent-style-name="Index">
      <style:text-properties fo:font-style="normal" style:font-style-asian="normal" style:font-style-complex="normal"/>
    </style:style>
    <style:style style:name="P35" style:family="paragraph" style:parent-style-name="Index">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Index">
      <style:paragraph-properties>
        <style:tab-stops>
          <style:tab-stop style:position="2.2083in"/>
        </style:tab-stops>
      </style:paragraph-properties>
    </style:style>
    <style:style style:name="P37"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38" style:family="paragraph" style:parent-style-name="First_20_line_20_indent">
      <style:paragraph-properties fo:margin-left="0in" fo:margin-right="0in" fo:text-indent="0in" style:auto-text-indent="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start" style:justify-single-word="false"/>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P46" style:family="paragraph" style:parent-style-name="Text_20_body" style:list-style-name="L1">
      <style:text-properties fo:font-style="normal" style:font-style-asian="normal" style:font-style-complex="normal"/>
    </style:style>
    <style:style style:name="P47" style:family="paragraph" style:parent-style-name="Text_20_body" style:list-style-name="L4"/>
    <style:style style:name="P48" style:family="paragraph" style:parent-style-name="Text_20_body" style:list-style-name="L7"/>
    <style:style style:name="P49" style:family="paragraph" style:parent-style-name="Text_20_body" style:list-style-name="L14"/>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Heading_20_1">
      <style:paragraph-properties fo:break-before="page"/>
    </style:style>
    <style:style style:name="P54"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55" style:family="paragraph" style:parent-style-name="Heading_20_1">
      <style:paragraph-properties fo:break-before="page"/>
      <style:text-properties fo:font-style="normal" style:font-style-asian="normal" style:font-style-complex="normal"/>
    </style:style>
    <style:style style:name="P56" style:family="paragraph" style:parent-style-name="Heading_20_2">
      <style:text-properties fo:font-style="italic" style:text-underline-style="none" fo:font-weight="bold" style:font-style-asian="italic" style:font-weight-asian="bold" style:font-style-complex="italic" style:font-weight-complex="bold"/>
    </style:style>
    <style:style style:name="P57" style:family="paragraph" style:parent-style-name="Heading_20_2">
      <style:text-properties fo:font-style="italic" style:font-style-asian="italic" style:font-style-complex="italic"/>
    </style:style>
    <style:style style:name="P58" style:family="paragraph" style:parent-style-name="Heading_20_2">
      <style:text-properties fo:font-weight="bold" style:font-weight-asian="bold" style:font-weight-complex="bold"/>
    </style:style>
    <style:style style:name="P59" style:family="paragraph" style:parent-style-name="Heading_20_2">
      <style:text-properties style:text-underline-style="none"/>
    </style:style>
    <style:style style:name="P60" style:family="paragraph" style:parent-style-name="First_20_line_20_indent" style:list-style-name="L2"/>
    <style:style style:name="P61" style:family="paragraph" style:parent-style-name="First_20_line_20_indent" style:list-style-name="L3"/>
    <style:style style:name="P62" style:family="paragraph" style:parent-style-name="First_20_line_20_indent" style:list-style-name="L5"/>
    <style:style style:name="P63"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4"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5"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6"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7" style:family="paragraph" style:parent-style-name="First_20_line_20_indent" style:list-style-name="L13">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68" style:family="paragraph" style:parent-style-name="First_20_line_20_indent" style:list-style-name="L10"/>
    <style:style style:name="P69" style:family="paragraph" style:parent-style-name="First_20_line_20_indent" style:list-style-name="L12"/>
    <style:style style:name="P70" style:family="paragraph" style:parent-style-name="First_20_line_20_indent" style:list-style-name="L13">
      <style:paragraph-properties>
        <style:tab-stops>
          <style:tab-stop style:position="2.2083in"/>
        </style:tab-stops>
      </style:paragraph-properties>
    </style:style>
    <style:style style:name="P71" style:family="paragraph" style:parent-style-name="First_20_line_20_indent" style:list-style-name="L13">
      <style:paragraph-properties>
        <style:tab-stops>
          <style:tab-stop style:position="2.2083in"/>
        </style:tab-stops>
      </style:paragraph-properties>
      <style:text-properties fo:font-weight="normal" style:font-weight-asian="normal" style:font-weight-complex="normal"/>
    </style:style>
    <style:style style:name="P72" style:family="paragraph" style:parent-style-name="First_20_line_20_indent" style:list-style-name="L13">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73" style:family="paragraph" style:parent-style-name="First_20_line_20_indent" style:list-style-name="L15"/>
    <style:style style:name="P74" style:family="paragraph" style:parent-style-name="First_20_line_20_indent" style:list-style-name="L16"/>
    <style:style style:name="P75" style:family="paragraph" style:parent-style-name="First_20_line_20_indent" style:list-style-name="L17"/>
    <style:style style:name="P76" style:family="paragraph" style:parent-style-name="First_20_line_20_indent" style:list-style-name="L18"/>
    <style:style style:name="P77" style:family="paragraph" style:parent-style-name="First_20_line_20_indent" style:list-style-name="L22"/>
    <style:style style:name="P78" style:family="paragraph" style:parent-style-name="First_20_line_20_indent" style:list-style-name="L23"/>
    <style:style style:name="P79" style:family="paragraph" style:parent-style-name="First_20_line_20_indent" style:list-style-name="L24"/>
    <style:style style:name="P80" style:family="paragraph" style:parent-style-name="First_20_line_20_indent" style:list-style-name="L25"/>
    <style:style style:name="P81" style:family="paragraph" style:parent-style-name="First_20_line_20_indent" style:list-style-name="L26"/>
    <style:style style:name="P82" style:family="paragraph" style:parent-style-name="First_20_line_20_indent" style:list-style-name="L27"/>
    <style:style style:name="P83" style:family="paragraph" style:parent-style-name="First_20_line_20_indent" style:list-style-name="L28"/>
    <style:style style:name="P84" style:family="paragraph" style:parent-style-name="Quotations" style:list-style-name="L2"/>
    <style:style style:name="P85" style:family="paragraph" style:parent-style-name="Heading_20_3">
      <style:text-properties fo:font-size="13pt" fo:font-style="italic" style:font-size-asian="13pt" style:font-style-asian="italic" style:font-size-complex="13pt" style:font-style-complex="italic"/>
    </style:style>
    <style:style style:name="P86" style:family="paragraph" style:parent-style-name="Heading_20_3">
      <style:text-properties fo:font-style="italic" fo:font-weight="bold" style:font-style-asian="italic" style:font-weight-asian="bold" style:font-style-complex="italic" style:font-weight-complex="bold"/>
    </style:style>
    <style:style style:name="P87" style:family="paragraph" style:parent-style-name="Heading_20_3">
      <style:text-properties fo:font-style="italic" style:font-style-asian="italic" style:font-style-complex="italic"/>
    </style:style>
    <style:style style:name="P88" style:family="paragraph" style:parent-style-name="Heading_20_3">
      <style:text-properties fo:font-style="italic" style:text-underline-style="none" fo:font-weight="bold" style:font-style-asian="italic" style:font-weight-asian="bold" style:font-style-complex="italic" style:font-weight-complex="bold"/>
    </style:style>
    <style:style style:name="P89" style:family="paragraph" style:parent-style-name="Heading_20_3">
      <style:text-properties fo:font-weight="bold" style:font-weight-asian="bold" style:font-weight-complex="bold"/>
    </style:style>
    <style:style style:name="P90" style:family="paragraph" style:parent-style-name="Heading_20_3">
      <style:text-properties style:text-underline-style="none"/>
    </style:style>
    <style:style style:name="P91" style:family="paragraph" style:parent-style-name="Heading_20_3">
      <style:text-properties style:text-underline-style="none" fo:font-weight="bold" style:font-weight-asian="bold" style:font-weight-complex="bold"/>
    </style:style>
    <style:style style:name="P92" style:family="paragraph" style:parent-style-name="Heading_20_4">
      <style:text-properties fo:font-style="italic" style:font-style-asian="italic" style:font-style-complex="italic"/>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fo:font-weight="normal" style:font-name-asian="Times New Roman" style:font-style-asian="normal" style:font-weight-asian="normal" style:font-style-complex="normal" style:font-weight-complex="normal"/>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style:language-asian="ja" style:country-asian="JP" style:font-style-asian="normal" style:font-style-complex="normal"/>
    </style:style>
    <style:style style:name="T30" style:family="text">
      <style:text-properties style:font-name="Times New Roman" style:text-underline-style="none"/>
    </style:style>
    <style:style style:name="T31" style:family="text">
      <style:text-properties style:font-name="Times New Roman" style:text-underline-style="none" fo:font-weight="bold" style:font-weight-asian="bold" style:font-weight-complex="bold"/>
    </style:style>
    <style:style style:name="T32" style:family="text">
      <style:text-properties style:font-name="Times New Roman" style:text-underline-style="none" fo:font-weight="bold" style:language-asian="ja" style:country-asian="JP" style:font-weight-asian="bold" style:font-weight-complex="bold"/>
    </style:style>
    <style:style style:name="T33" style:family="text">
      <style:text-properties style:font-name="Times New Roman" style:text-underline-style="none" style:language-asian="ja" style:country-asian="JP"/>
    </style:style>
    <style:style style:name="T34" style:family="text">
      <style:text-properties style:font-name="Times New Roman" style:text-underline-style="none" fo:font-weight="normal" style:font-name-asian="Times New Roman" style:font-weight-asian="normal" style:font-weight-complex="normal"/>
    </style:style>
    <style:style style:name="T35" style:family="text">
      <style:text-properties style:font-name="Times New Roman" fo:font-style="italic" style:text-underline-style="none" fo:font-weight="normal" style:font-style-asian="italic" style:font-weight-asian="normal" style:font-style-complex="italic" style:font-weight-complex="normal"/>
    </style:style>
    <style:style style:name="T36"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7" style:family="text">
      <style:text-properties style:font-name="Times New Roman" fo:font-style="italic" style:text-underline-style="none" fo:font-weight="normal" style:font-name-asian="Times New Roman" style:font-style-asian="italic" style:font-weight-asian="normal" style:font-style-complex="italic" style:font-weight-complex="normal"/>
    </style:style>
    <style:style style:name="T38" style:family="text">
      <style:text-properties style:font-name="Times New Roman" fo:font-style="italic" style:text-underline-style="none" style:font-style-asian="italic" style:font-style-complex="italic"/>
    </style:style>
    <style:style style:name="T39" style:family="text">
      <style:text-properties style:font-name="Times New Roman" fo:font-style="italic" style:text-underline-style="none" style:language-asian="ja" style:country-asian="JP" style:font-style-asian="italic" style:font-style-complex="italic"/>
    </style:style>
    <style:style style:name="T40" style:family="text">
      <style:text-properties style:font-name="Arial" fo:font-style="italic" style:text-underline-style="none" style:font-style-asian="italic" style:font-style-complex="italic"/>
    </style:style>
    <style:style style:name="T41" style:family="text">
      <style:text-properties style:font-name="Arial" fo:font-style="italic" style:text-underline-style="none" style:language-asian="ja" style:country-asian="JP" style:font-style-asian="italic" style:font-style-complex="italic"/>
    </style:style>
    <style:style style:name="T42"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3"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4"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5"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T46" style:family="text">
      <style:text-properties style:font-name="Arial" fo:font-style="italic" style:text-underline-style="none" fo:font-weight="bold" style:font-style-asian="italic" style:font-weight-asian="bold" style:font-style-complex="italic" style:font-weight-complex="bold"/>
    </style:style>
    <style:style style:name="T47"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8" style:family="text">
      <style:text-properties style:font-name="Arial" fo:font-style="normal" style:text-underline-style="none" fo:font-weight="bold" style:font-style-asian="normal" style:font-weight-asian="bold"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382in" fo:text-indent="-0.25in" fo:margin-left="2.738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882in" fo:text-indent="-0.25in" fo:margin-left="2.9882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47in" fo:text-indent="-0.25in" fo:margin-left="2.90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47in" fo:text-indent="-0.25in" fo:margin-left="3.1547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gSagittarius Users' Reference</text:p>
      <text:p text:style-name="Subtitle">version 0.2.1</text:p>
      <text:p text:style-name="Text_20_body">This document is a manual for Sagittarius, a Mostly R6RS Scheme implementation. This is for version 0.2.1.</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43"><text:s/>1 Introduction<text:tab/>4</text:p>
          <text:p text:style-name="P42"><text:s/>1.1 Overview of Sagittarius<text:tab/>4</text:p>
          <text:p text:style-name="P42"><text:s/>1.2 Notations<text:tab/>4</text:p>
          <text:p text:style-name="P43"><text:s/>2 Programming in Sagittarius<text:tab/>6</text:p>
          <text:p text:style-name="P42"><text:s/>2.1 Invoking sash<text:tab/>6</text:p>
          <text:p text:style-name="P42"><text:s/>2.2 Writing Scheme scripts<text:tab/>6</text:p>
          <text:p text:style-name="P43"><text:s/>3 R6RS Libraries<text:tab/>7</text:p>
          <text:p text:style-name="P42"><text:s/>3.1 (rnrs (6))<text:tab/>7</text:p>
          <text:p text:style-name="P42"><text:s/>3.2 (rnrs base (6))<text:tab/>7</text:p>
          <text:p text:style-name="P44"><text:s/>3.2.1 Variable definitions<text:tab/>8</text:p>
          <text:p text:style-name="P44"><text:s/>3.2.2 Syntax definitions<text:tab/>8</text:p>
          <text:p text:style-name="P44"><text:s/>3.2.3 Quotation<text:tab/>8</text:p>
          <text:p text:style-name="P44"><text:s/>3.2.4 Procedures<text:tab/>9</text:p>
          <text:p text:style-name="P44"><text:s/>3.2.5 Conditionals<text:tab/>10</text:p>
          <text:p text:style-name="P44"><text:s/>3.2.6 Assignment<text:tab/>10</text:p>
          <text:p text:style-name="P44"><text:s/>3.2.7 Derived conditionals<text:tab/>10</text:p>
          <text:p text:style-name="P44"><text:s/>3.2.8 Binding constructs<text:tab/>11</text:p>
          <text:p text:style-name="P44"><text:s/>3.2.9 Sequencing<text:tab/>13</text:p>
          <text:p text:style-name="P44"><text:s/>3.2.10 Equivalence predicates<text:tab/>13</text:p>
          <text:p text:style-name="P44"><text:s/>3.2.11 Procedure predicate<text:tab/>14</text:p>
          <text:p text:style-name="P44"><text:s/>3.2.12 Numerical type predicates<text:tab/>14</text:p>
          <text:p text:style-name="P44"><text:s/>3.2.13 Generic conversion<text:tab/>14</text:p>
          <text:p text:style-name="P44"><text:s/>3.2.14 Arithmetic operations<text:tab/>15</text:p>
          <text:p text:style-name="P44"><text:s/>3.2.15 Numerical input and output<text:tab/>17</text:p>
          <text:p text:style-name="P44"><text:s/>3.2.16 Booleans<text:tab/>18</text:p>
          <text:p text:style-name="P44"><text:s/>3.2.17 Pairs and lists<text:tab/>18</text:p>
          <text:p text:style-name="P44"><text:s/>3.2.18 Symbols<text:tab/>20</text:p>
          <text:p text:style-name="P44"><text:s/>3.2.19 Characters<text:tab/>20</text:p>
          <text:p text:style-name="P44"><text:s/>3.2.20 Strings<text:tab/>20</text:p>
          <text:p text:style-name="P44"><text:s/>3.2.21 Vectors<text:tab/>21</text:p>
          <text:p text:style-name="P44"><text:s/>3.2.22 Errors and violations<text:tab/>23</text:p>
          <text:p text:style-name="P44"><text:s/>3.2.23 Control features<text:tab/>23</text:p>
          <text:p text:style-name="P44"><text:s/>3.2.24 Iteration<text:tab/>24</text:p>
          <text:p text:style-name="P44"><text:s/>3.2.25 Quasiquote<text:tab/>24</text:p>
          <text:p text:style-name="P44"><text:s/>3.2.26 Binding constructs for syntactic keywords<text:tab/>24</text:p>
          <text:p text:style-name="P44"><text:s/>3.2.27 Macro transformers<text:tab/>25</text:p>
          <text:p text:style-name="P42"><text:s/>3.3 (rnrs unicode (6))<text:tab/>26</text:p>
          <text:p text:style-name="P44"><text:s/>3.3.1 Characters<text:tab/>27</text:p>
          <text:p text:style-name="P44"><text:s/>3.3.2 Strings<text:tab/>27</text:p>
          <text:p text:style-name="P42"><text:s/>3.4 (rnrs bytevectors (6)<text:tab/>28</text:p>
          <text:p text:style-name="P44"><text:s/>3.4.1 General operations<text:tab/>29</text:p>
          <text:p text:style-name="P44"><text:s/>3.4.2 Operation on bytes and octets<text:tab/>30</text:p>
          <text:p text:style-name="P44"><text:soft-page-break/><text:s/>3.4.3 Operations on integers of arbitary size<text:tab/>31</text:p>
          <text:p text:style-name="P44"><text:s/>3.4.4 Operation on 16-bit integers<text:tab/>31</text:p>
          <text:p text:style-name="P44"><text:s/>3.4.5 Operation on 32-bit integers<text:tab/>32</text:p>
          <text:p text:style-name="P44"><text:s/>3.4.6 Operation on 64-bit integers<text:tab/>32</text:p>
          <text:p text:style-name="P44"><text:s/>3.4.7 Operation on IEEE-754 representations<text:tab/>33</text:p>
          <text:p text:style-name="P44"><text:s/>3.4.8 Operation on strings<text:tab/>33</text:p>
          <text:p text:style-name="P42"><text:s/>3.5 (rnrs lists (6))<text:tab/>34</text:p>
          <text:p text:style-name="P42"><text:s/>3.6 (rnrs sorting (6))<text:tab/>36</text:p>
          <text:p text:style-name="P42"><text:s/>3.7 (rnrs control (6))<text:tab/>36</text:p>
          <text:p text:style-name="P42"><text:s/>3.8 (rnrs records syntactic (6))<text:tab/>38</text:p>
          <text:p text:style-name="P42"><text:s/>3.9 (rnrs records procedural (6))<text:tab/>43</text:p>
          <text:p text:style-name="P42"><text:s/>3.10 (rnrs records inspection (6))<text:tab/>46</text:p>
          <text:p text:style-name="P42"><text:s/>3.11 (rnrs exceptions (6))<text:tab/>47</text:p>
          <text:p text:style-name="P42"><text:s/>3.12 (rnrs conditions (6))<text:tab/>47</text:p>
          <text:p text:style-name="P44"><text:s/>3.12.1 Standard condition types<text:tab/>48</text:p>
          <text:p text:style-name="P42"><text:s/>3.13 (rnrs io ports) and (rnrs io simple)<text:tab/>50</text:p>
          <text:p text:style-name="P44"><text:s/>3.13.1 Condition types<text:tab/>50</text:p>
          <text:p text:style-name="P44"><text:s/>3.13.2 Filename<text:tab/>51</text:p>
          <text:p text:style-name="P44"><text:s/>3.13.3 Buffer modes<text:tab/>52</text:p>
          <text:p text:style-name="P44"><text:s/>3.13.4 Transcoders<text:tab/>52</text:p>
          <text:p text:style-name="P44"><text:s/>3.13.5 End-of-file object<text:tab/>53</text:p>
          <text:p text:style-name="P44"><text:s/>3.13.6 Input and output ports<text:tab/>53</text:p>
          <text:p text:style-name="P44"><text:s/>3.13.7 Input ports<text:tab/>54</text:p>
          <text:p text:style-name="P44"><text:s/>3.13.8 Binary input<text:tab/>56</text:p>
          <text:p text:style-name="P44"><text:s/>3.13.9 Textual Input<text:tab/>57</text:p>
          <text:p text:style-name="P44"><text:s/>3.13.10 Output ports<text:tab/>58</text:p>
          <text:p text:style-name="P44"><text:s/>3.13.11 Binary output<text:tab/>60</text:p>
          <text:p text:style-name="P44"><text:s/>3.13.12 Textual output<text:tab/>60</text:p>
          <text:p text:style-name="P44"><text:s/>3.13.13 Input/output ports<text:tab/>60</text:p>
          <text:p text:style-name="P44"><text:s/>3.13.14 Simple I/O<text:tab/>61</text:p>
          <text:p text:style-name="P42"><text:s/>3.14 (rnrs files (6))<text:tab/>62</text:p>
          <text:p text:style-name="P42"><text:s/>3.15 (rnrs programs (6))<text:tab/>62</text:p>
          <text:p text:style-name="P42"><text:s/>3.16 Arithmetic libraries<text:tab/>62</text:p>
          <text:p text:style-name="P44"><text:s/>3.16.1 Fixnum<text:tab/>63</text:p>
          <text:p text:style-name="P44"><text:s/>3.16.2 Flonums<text:tab/>67</text:p>
          <text:p text:style-name="P44"><text:s/>3.16.3 Exact bitwise arithmetic<text:tab/>69</text:p>
          <text:p text:style-name="P42"><text:s/>3.17 (rnrs syntax-case (6))<text:tab/>73</text:p>
          <text:p text:style-name="P42"><text:s/>3.18 (rnrs hashtables (6))<text:tab/>75</text:p>
          <text:p text:style-name="P42"><text:s/>3.19 (rnrs enums (6))<text:tab/>77</text:p>
          <text:p text:style-name="P42"><text:s/>3.20 (rnrs eval (6))<text:tab/>78</text:p>
          <text:p text:style-name="P42"><text:s/>3.21 (rnrs mutable-pairs (6))<text:tab/>78</text:p>
          <text:p text:style-name="P42"><text:s/>3.22 (rnrs mutable-strings (6))<text:tab/>78</text:p>
          <text:p text:style-name="P42"><text:s/>3.23 (rnrs r5rs (6))<text:tab/>79</text:p>
          <text:p text:style-name="P43"><text:s/>4 Extra Libraries<text:tab/>80</text:p>
          <text:p text:style-name="P42"><text:s/>4.1 (sagittarius)<text:tab/>80</text:p>
          <text:p text:style-name="P44"><text:s/>4.1.1 File system functions<text:tab/>80</text:p>
          <text:p text:style-name="P44"><text:s/>4.1.2 Hashtables<text:tab/>80</text:p>
          <text:p text:style-name="P44"><text:s/>4.1.3 I/O<text:tab/>81</text:p>
          <text:p text:style-name="P44"><text:s/>4.1.4 Keywords<text:tab/>83</text:p>
          <text:p text:style-name="P44"><text:s/>4.1.5 Environment variables<text:tab/>83</text:p>
          <text:p text:style-name="P44"><text:s/>4.1.6 Bytevector operations<text:tab/>84</text:p>
          <text:p text:style-name="P44"><text:s/>4.1.7 List operations<text:tab/>84</text:p>
          <text:p text:style-name="P44"><text:soft-page-break/><text:s/>4.1.8 Vector operations<text:tab/>84</text:p>
          <text:p text:style-name="P42"><text:s/>4.2 (sagittarius regex)<text:tab/>84</text:p>
          <text:p text:style-name="P44"><text:s/>4.2.1 Low level API for regular expression<text:tab/>86</text:p>
          <text:p text:style-name="P44"><text:s/>4.2.2 Regular expression flags<text:tab/>87</text:p>
          <text:p text:style-name="P42"><text:s/>4.3 (sagittarius socket)<text:tab/>87</text:p>
          <text:p text:style-name="P44"><text:s/>4.3.1 Platform dependent values<text:tab/>90</text:p>
          <text:p text:style-name="P42"><text:s/>4.4 (sagittarius control)<text:tab/>91</text:p>
          <text:p text:style-name="P42"><text:s/>4.5 (text parse)<text:tab/>93</text:p>
          <text:p text:style-name="P42"><text:s/>4.6 (text sxml ssax)<text:tab/>94</text:p>
          <text:p text:style-name="P44"><text:s/>4.6.1 Data types<text:tab/>96</text:p>
          <text:p text:style-name="P44"><text:s/>4.6.2 Lower-level parsers and scanners<text:tab/>99</text:p>
          <text:p text:style-name="P45"><text:s/>4.6.2.1 Low-level parsing code<text:tab/>99</text:p>
          <text:p text:style-name="P44"><text:s/>4.6.3 Higher-level parsers and scanners<text:tab/>104</text:p>
          <text:p text:style-name="P44"><text:s/>4.6.4 Highest-level parsers: XML to SXML<text:tab/>105</text:p>
          <text:p text:style-name="P44"><text:s/>4.6.5 Highest-level parsers: XML to SXML<text:tab/>107</text:p>
          <text:p text:style-name="P43"><text:s/>5 Supporting SRFIs<text:tab/>109</text:p>
        </text:index-body>
      </text:table-of-content>
      <text:p text:style-name="Text_20_body"/>
      <text:h text:style-name="P53"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10"><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5"/>
      <text:p text:style-name="P25">For functions, <text:span text:style-name="T21">syntaxes</text:span>, or macros, the the entry may be followed by one or more arguments. In the arguments list, following notations may appear.</text:p>
      <text:p text:style-name="P25"/>
      <text:p text:style-name="P28">arg …</text:p>
      <text:p text:style-name="P16">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10">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54" text:outline-level="1">Programming in Sagittarius</text:h>
      <text:h text:style-name="P56" text:outline-level="2">Invoking sash</text:h>
      <text:p text:style-name="P5"><text:span text:style-name="T13">Sagittarius can be used either as an independent Schame interpreter or an embedded Scheme library.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55"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57"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28703636" text:style-name="L1">
        <text:list-item>
          <text:p text:style-name="P46">(rnrs base (6))</text:p>
        </text:list-item>
        <text:list-item>
          <text:p text:style-name="P46">(rnrs unicode (6)</text:p>
        </text:list-item>
        <text:list-item>
          <text:p text:style-name="P46">(rnrs bytevector (6))</text:p>
        </text:list-item>
        <text:list-item>
          <text:p text:style-name="P46">(rnrs lists (6))</text:p>
        </text:list-item>
        <text:list-item>
          <text:p text:style-name="P46">(rnrs sorting (6))</text:p>
        </text:list-item>
        <text:list-item>
          <text:p text:style-name="P46">(rnrs control (6))</text:p>
        </text:list-item>
        <text:list-item>
          <text:p text:style-name="P46">(rnrs records syntactic (6))</text:p>
        </text:list-item>
        <text:list-item>
          <text:p text:style-name="P46">(rnrs records procedural (6))</text:p>
        </text:list-item>
        <text:list-item>
          <text:p text:style-name="P46">(rnrs records inspection (6))</text:p>
        </text:list-item>
        <text:list-item>
          <text:p text:style-name="P46">(rnrs exceptions (6))</text:p>
        </text:list-item>
        <text:list-item>
          <text:p text:style-name="P46">(rnrs conditions (6))</text:p>
        </text:list-item>
        <text:list-item>
          <text:p text:style-name="P46">(rnrs io ports (6))</text:p>
        </text:list-item>
        <text:list-item>
          <text:p text:style-name="P46">(rnrs io simple (6))</text:p>
        </text:list-item>
        <text:list-item>
          <text:p text:style-name="P46">(rnrs files (6))</text:p>
        </text:list-item>
        <text:list-item>
          <text:p text:style-name="P46">(rnrs programs (6))</text:p>
        </text:list-item>
        <text:list-item>
          <text:p text:style-name="P46">(rnrs arithmetic fixnums (6))</text:p>
        </text:list-item>
        <text:list-item>
          <text:p text:style-name="P46">(rnrs arithmetic flonums (6))</text:p>
        </text:list-item>
        <text:list-item>
          <text:p text:style-name="P46">(rnrs arithmetic bitwise (6))</text:p>
        </text:list-item>
        <text:list-item>
          <text:p text:style-name="P46">(rnrs syntax-case (6))</text:p>
        </text:list-item>
        <text:list-item>
          <text:p text:style-name="P46">(rnrs hashtables (6))</text:p>
        </text:list-item>
        <text:list-item>
          <text:p text:style-name="P46">(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85"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85" text:outline-level="3">Syntax definitions</text:h>
      <text:p text:style-name="Index"><text:span text:style-name="Category">Syntax:</text:span><text:span text:style-name="T10">define-syntax</text:span><text:span text:style-name="T9"> </text:span><text:span text:style-name="T17">keyword expression</text:span></text:p>
      <text:p text:style-name="P12"><text:span text:style-name="T9">[R6RS] The define-syntax form is a </text:span><text:span text:style-name="T17">definition </text:span><text:span text:style-name="T9">used to create keyword bindings and may appear anywhere other definitions may appear.</text:span></text:p>
      <text:p text:style-name="P12"><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86" text:outline-level="3">Quotation</text:h>
      <text:p text:style-name="Index"><text:span text:style-name="Category"><text:span text:style-name="T9">Syntax:</text:span></text:span><text:span text:style-name="T10">quote</text:span> <text:span text:style-name="T16">datum</text:span></text:p>
      <text:p text:style-name="P12">[R6RS] <text:span text:style-name="T16">quote</text:span> evaluates to the datum value represented by <text:span text:style-name="T16">datum</text:span></text:p>
      <text:p text:style-name="P31">(quote a) <text:s text:c="22"/>⇒ <text:s/>a</text:p>
      <text:p text:style-name="P31">(quote #(a b c)) <text:s text:c="12"/>⇒ <text:s/>#(a b c)</text:p>
      <text:p text:style-name="P31">(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2"><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32">(lambda (x) (+ x x)) <text:s text:c="12"/>⇒ <text:s/>a procedure</text:p>
      <text:p text:style-name="P32">((lambda (x) (+ x x)) 4) <text:s text:c="7"/>⇒ <text:s/>8</text:p>
      <text:p text:style-name="P32">((lambda (x)</text:p>
      <text:p text:style-name="P32"><text:s text:c="3"/>(define (p y) (+ y 1))</text:p>
      <text:p text:style-name="P32"><text:s text:c="3"/>(+ (p x) x)) 5) <text:s text:c="19"/>⇒ 11</text:p>
      <text:p text:style-name="P32"/>
      <text:p text:style-name="P32">(define reverse-subtract (lambda (x y) (- y x)))</text:p>
      <text:p text:style-name="P32">(reverse-subtract 7 10) <text:s text:c="9"/>⇒ <text:s/>3</text:p>
      <text:p text:style-name="P32"/>
      <text:p text:style-name="P32">(define add4 (let ((x 4)) (lambda (y) (+ x y))))</text:p>
      <text:p text:style-name="P32">(add4 6) <text:s text:c="31"/>⇒ <text:s/>10</text:p>
      <text:p text:style-name="First_20_line_20_indent"><text:span text:style-name="T17">Formals</text:span><text:span text:style-name="T9"> must have one of the following forms:</text:span></text:p>
      <text:list xml:id="list28722535" text:style-name="L2">
        <text:list-item>
          <text:p text:style-name="P60">(&lt;<text:span text:style-name="T16">variable1</text:span>&gt; ...): The procedure takes a fixed number of arguments; when the procedure is called, the arguments are stored in the bindings of the corresponding variables.</text:p>
        </text:list-item>
        <text:list-item>
          <text:p text:style-name="P60">&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60">(&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84">((lambda x x) 3 4 5 6) <text:s text:c="17"/>⇒ <text:s/>(3 4 5 6)</text:p>
          <text:p text:style-name="P84">((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89"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2"><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 enclosing the set! expression or at the top level. The result of the set! expression is unspecified.</text:span></text:p>
      <text:p text:style-name="P12"><text:span text:style-name="T9">NB: R6RS requires to throw syntax violation if </text:span><text:span text:style-name="T17">variable </text:span><text:span text:style-name="T9">refers immutable binding. In Sagittarius, however, it won't throw any error.</text:span></text:p>
      <text:h text:style-name="P89" text:outline-level="3">Derived conditionals</text:h>
      <text:p text:style-name="Index"><text:span text:style-name="Category"><text:span text:style-name="T8">Syntax:</text:span></text:span><text:span text:style-name="T7">cond</text:span><text:span text:style-name="T17"> clause …</text:span></text:p>
      <text:p text:style-name="P12"><text:span text:style-name="T9">[R6RS] Each </text:span><text:span text:style-name="T17">clause</text:span><text:span text:style-name="T9"> must be the form</text:span></text:p>
      <text:p text:style-name="P19">(test expression …)</text:p>
      <text:p text:style-name="P19">(test =&gt; expression)</text:p>
      <text:p text:style-name="P17"><text:span text:style-name="T9">(</text:span><text:span text:style-name="T8">else </text:span><text:span text:style-name="T9">expression …)</text:span></text:p>
      <text:p text:style-name="P14">The last form can appear only in the last clause.</text:p>
      <text:p text:style-name="P12">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2"><text:span text:style-name="T9">[R6RS] </text:span><text:span text:style-name="T17">Key</text:span><text:span text:style-name="T9"> must be an expression. Each </text:span><text:span text:style-name="T17">clause</text:span><text:span text:style-name="T9"> must have one of the following forms:</text:span></text:p>
      <text:p text:style-name="P12"><text:span text:style-name="T9">((</text:span><text:span text:style-name="T17">datum </text:span><text:span text:style-name="T9">...) </text:span><text:span text:style-name="T17">expression </text:span><text:span text:style-name="T9">...)</text:span></text:p>
      <text:p text:style-name="P12"><text:span text:style-name="T9">(else </text:span><text:span text:style-name="T17">expression </text:span><text:span text:style-name="T9">…)</text:span></text:p>
      <text:p text:style-name="P14">The last form can appear only in the last clause.</text:p>
      <text:p text:style-name="P12"><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2"><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32">(and (= 2 2) (&gt; 2 1)) <text:s text:c="10"/>⇒ <text:s/>#t</text:p>
      <text:p text:style-name="P32">(and (= 2 2) (&lt; 2 1)) <text:s text:c="10"/>⇒ <text:s/>#f</text:p>
      <text:p text:style-name="P32">(and 1 2 'c '(f g)) <text:s text:c="16"/>⇒ <text:s/>(f g)</text:p>
      <text:p text:style-name="P32">(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32">(or (= 2 2) (&gt; 2 1)) <text:s text:c="19"/>⇒ <text:s/>#t</text:p>
      <text:p text:style-name="P32">(or (= 2 2) (&lt; 2 1)) <text:s text:c="19"/>⇒ <text:s/>#t</text:p>
      <text:p text:style-name="P32">(or #f #f #f) <text:s text:c="8"/>⇒ <text:s/>#f</text:p>
      <text:p text:style-name="P32">(or '(b c) (/ 3 0)) <text:s text:c="20"/>⇒ <text:s/>(b c)</text:p>
      <text:h text:style-name="P89"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 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2">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2"><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2"><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 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pan text:style-name="T9">bindings of the first </text:span><text:span text:style-name="T17">formals</text:span><text:span text:style-name="T9"> is visible and initialized, and so on.</text:span></text:p>
      <text:h text:style-name="P89" text:outline-level="3"><text:soft-page-break/>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2">[R6RS]The <text:span text:style-name="T16">begin</text:span> keyword has two different roles, depending on its context:</text:p>
      <text:list xml:id="list28706139" text:style-name="L3">
        <text:list-item>
          <text:p text:style-name="P61">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61">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61">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2">On Sagittarius Scheme interned symbol, keyword(only compatible mode), character, literal string, boolean, fixnum, and '() are used as the same objects. If these objects indicates the same value then eq? Returns #t.</text:p>
      <text:p text:style-name="P12">The following examples are not specified R6RS. But it is always good to know how it works.</text:p>
      <text:p text:style-name="P31">(let ((p (lambda (x) x)))</text:p>
      <text:p text:style-name="P31"><text:s text:c="2"/>(eqv? p p)) <text:s text:c="15"/>⇒ #t</text:p>
      <text:p text:style-name="P31">(eqv? "" "") <text:s text:c="16"/>⇒ #t (literal strings are the same objects, so even “abc” and “abc” return #t)</text:p>
      <text:p text:style-name="P31">(eqv? ’#() ’#()) <text:s text:c="11"/>⇒ #f</text:p>
      <text:p text:style-name="P31">(eqv? (lambda (x) x)</text:p>
      <text:p text:style-name="P31"><text:s text:c="6"/>(lambda (x) x)) <text:s text:c="11"/>⇒ #f</text:p>
      <text:p text:style-name="P31">(eqv? (lambda (x) x)</text:p>
      <text:p text:style-name="P31"><text:s text:c="6"/>(lambda (y) y)) <text:s text:c="11"/>⇒ #f</text:p>
      <text:p text:style-name="P31"><text:soft-page-break/>(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2">[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2">[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2">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2">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2">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2">[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2">[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2">[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2">The <text:span text:style-name="T16">exact</text:span> procedure returns an exact representation of <text:span text:style-name="T16">z</text:span>. The value returned is the exact number object that is numerically closest to the argument; in most cases, the result of this procedure should <text:soft-page-break/>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2">[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2">[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34"><text:span text:style-name="Category">Function:</text:span><text:span text:style-name="Category"><text:span text:style-name="T31">min</text:span></text:span><text:span text:style-name="T9"> </text:span><text:span text:style-name="T17">x</text:span><text:span text:style-name="T16">1 x2 …</text:span></text:p>
      <text:p text:style-name="P12">[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p>
      <text:p text:style-name="P34"><text:span text:style-name="Category">Function:</text:span><text:span text:style-name="Category"><text:span text:style-name="T31">*</text:span></text:span><text:span text:style-name="T9"> </text:span><text:span text:style-name="T17">z</text:span><text:span text:style-name="T16"> …</text:span></text:p>
      <text:p text:style-name="P12">[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With two or more arguments, this procedures returns the difference of its arguments, associating to the left. With one argument, however, it returns the additive inverse of its argument.</text:p>
      <text:p text:style-name="P12">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2">If this procedure is applied to mixed non-rational real and non-real complex arguments, it returns an unspecified number object.</text:p>
      <text:p text:style-name="P12">In R6RS, it requires to raise <text:span text:style-name="T16">&amp;assertion</text:span> when the divisor was 0, on Sagittarius, however, it returns NaN or infinite number when it is running with compatible mode. In R6RS mode it raises <text:span text:style-name="T16">&amp;assertion</text:span>.</text:p>
      <text:p text:style-name="P34"><text:soft-page-break/><text:span text:style-name="Category">Function:</text:span><text:span text:style-name="Category"><text:span text:style-name="T31">abs</text:span></text:span><text:span text:style-name="T9"> </text:span><text:span text:style-name="T17">x</text:span></text:p>
      <text:p text:style-name="P12">[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2">[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2">[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2">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oft-page-break/><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2">[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0.5098in" svg:height="0.2075in"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2"><draw:frame draw:style-name="fr1" draw:name="オブジェクト2" text:anchor-type="as-char" svg:width="1.3563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87"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7">(let ((number z) (radix radix))</text:p>
      <text:p text:style-name="P17"><text:s text:c="2"/>(eqv? (string-&gt;number</text:p>
      <text:p text:style-name="P17"><text:s text:c="10"/>(number-&gt;string number radix)</text:p>
      <text:p text:style-name="P17"><text:s text:c="10"/>radix)</text:p>
      <text:p text:style-name="P17"><text:s text:c="8"/>number))</text:p>
      <text:p text:style-name="P12">is true.</text:p>
      <text:p text:style-name="Index"><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oft-page-break/><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87"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2">[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2">[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2">[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 or a pair whose cdr is a list. More precisely, the set of lists is defined as the smallest set <text:span text:style-name="T16">X</text:span> such that</text:p>
      <text:list xml:id="list28708809" text:style-name="L4">
        <text:list-item>
          <text:p text:style-name="P47">The empty list is in </text:p>
        </text:list-item>
        <text:list-item>
          <text:p text:style-name="P47"><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2">(a b c . d)</text:p>
      <text:p text:style-name="P7">is equivalent to</text:p>
      <text:p text:style-name="P12">(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2">[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2">[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pan text:style-name="Category"><text:span text:style-name="T8">Function:</text:span></text:span><text:span text:style-name="Category"><text:span text:style-name="T22">cdr</text:span></text:span><text:span text:style-name="T8"> </text:span><text:span text:style-name="T17">pair</text:span></text:p>
      <text:p text:style-name="P12">[R6RS] Returns the contents of the <text:span text:style-name="T16">car/cdr</text:span> field of <text:span text:style-name="T16">pair</text:span>.</text:p>
      <text:p text:style-name="Index"><text:soft-page-break/><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2">[R6RS] These procedures are compositions of car and cdr, where for example <text:span text:style-name="T16">caddr</text:span> could be defined by</text:p>
      <text:p text:style-name="P12"><text:span text:style-name="T16">(define caddr (lambda (x) (car (cdr (cdr x)))))</text:span>.</text:p>
      <text:p text:style-name="P12">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2">[R6RS] Returns #t if obj is the empty list, #f 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2">[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2">[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2">[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2">[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2">[R6RS+] The <text:span text:style-name="T16">list-tail</text:span> procedure returns the subchain of pairs of <text:span text:style-name="T16">list</text:span> obtained by omitting the first <text:span text:style-name="T16">k</text:span> elements. 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2">[R6RS+] The <text:span text:style-name="T16">list-ref</text:span> procedure returns the <text:span text:style-name="T19">k</text:span>th element of list. If <text:span text:style-name="T16">fallback</text:span> is given and <text:span text:style-name="T16">k</text:span> is out of range, it returns <text:span text:style-name="T16">fallback</text:span> otherwise throw <text:span text:style-name="T16">error. </text:span></text:p>
      <text:p text:style-name="P12">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2">[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2">[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pan text:style-name="T16">each</text:span> will stop.</text:p>
      <text:p text:style-name="P12">These <text:span text:style-name="T16">map </text:span>and <text:span text:style-name="T16">for-each</text:span>'s behaviours are taken from Gauche.</text:p>
      <text:h text:style-name="Heading_20_3" text:outline-level="3"><text:soft-page-break/>Symbols</text:h>
      <text:p text:style-name="Index"><text:span text:style-name="Category"><text:span text:style-name="T6">Function:</text:span></text:span><text:span text:style-name="Category"><text:span text:style-name="T22">symbol?</text:span></text:span><text:span text:style-name="T16"> obj</text:span></text:p>
      <text:p text:style-name="P12">[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2">[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2">[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2">[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2">[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2">[R6RS] <text:span text:style-name="T16">Sv</text:span> must be a Unicode scalar value, i.e., a non-negative exact integer object in [0, #xD7FF] ∪ [#xE000, #x10FFFF].</text:p>
      <text:p text:style-name="P12">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2">[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2">[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2">[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2">These are equivalence:</text:p>
      <text:p text:style-name="P17">(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2">[R6RS] Returns a newly allocated string composed of the arguments.</text:p>
      <text:p text:style-name="Index"><text:span text:style-name="Category"><text:span text:style-name="T6">Function:</text:span></text:span><text:span text:style-name="Category"><text:span text:style-name="T22">string-length</text:span></text:span><text:span text:style-name="T16"> string</text:span></text:p>
      <text:p text:style-name="P12">[R6RS] Returns the number of characters in the given <text:span text:style-name="T16">string</text:span> as an exact integer object.</text:p>
      <text:p text:style-name="Index"><text:soft-page-break/><text:span text:style-name="Category"><text:span text:style-name="T6">Function:</text:span></text:span><text:span text:style-name="Category"><text:span text:style-name="T22">string-ref</text:span></text:span><text:span text:style-name="T16"> string k :optional fallback</text:span></text:p>
      <text:p text:style-name="P12">[R6RS+] The string-ref procedure returns character. If a third argument is given ant <text:span text:style-name="T16">k</text:span> is not a valid index, it returns <text:span text:style-name="T16">fallback</text:span>, otherwise raises <text:span text:style-name="T16">&amp;assertion</text:span>.</text:p>
      <text:p text:style-name="P12"><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2">[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2">[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2">[R6RS] <text:span text:style-name="T16">String</text:span> must be a string, and <text:span text:style-name="T16">start</text:span> and <text:span text:style-name="T16">end</text:span> must be exact integer objects satisfying</text:p>
      <text:p text:style-name="P12">0 ≤ start ≤ end ≤ (string-length string).</text:p>
      <text:p text:style-name="P12">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2">[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2">[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2">[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2">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2">[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6">length</text:span> of a vector is the number of elements that it contains. This number is a non-negative integer that is fixed when the vector is created. The <text:span text:style-name="T16">valid indices</text:span>of a vector are the exact non-negative integer objects less than the length of the vector. The first element in a vector is indexed by zero, and the last element is indexed by one less than the length of the vector.</text:p>
      <text:p text:style-name="Text_20_body"><text:soft-page-break/>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2">[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2">[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2">[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2">[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2">[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2">[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2">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2">[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 :optional start end</text:span></text:p>
      <text:p text:style-name="P12">[R6RS+] Stores <text:span text:style-name="T16">fill</text:span> in every element of <text:span text:style-name="T16">vector</text:span> and returns unspecified values. Optional <text:span text:style-name="T16">start</text:span> and <text:span text:style-name="T16">end</text:span> limits the range of effect between <text:span text:style-name="T16">start</text:span>-th index (inclusive) to <text:span text:style-name="T16">end</text:span>-th index (exclusive). <text:span text:style-name="T16">Start </text:span>defaults to zero, and <text:span text:style-name="T16">end</text:span> defaults to the length of vector.</text:p>
      <text:p text:style-name="Index"><text:span text:style-name="Category"><text:span text:style-name="T6">Function:</text:span></text:span><text:span text:style-name="Category"><text:span text:style-name="T22">vector-map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2"/>
      <text:p text:style-name="P12">Analogous to <text:span text:style-name="T16">map</text:span>.</text:p>
      <text:p text:style-name="Index"><text:span text:style-name="Category"><text:span text:style-name="T6">Function:</text:span></text:span><text:span text:style-name="Category"><text:span text:style-name="T22">vector-for-each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ext:soft-page-break/>the first elements to the last. The return values of <text:span text:style-name="T16">vector-for-each</text:span> are unspecified.</text:p>
      <text:p text:style-name="P12">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5">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5">who message irritant</text:span></text:span><text:span text:style-name="T16"> …</text:span></text:p>
      <text:p text:style-name="P12">[R6RS] <text:span text:style-name="T16">Who</text:span> must be a string or a symbol or #f. <text:span text:style-name="T16">Message</text:span> must be a string. The <text:span text:style-name="T16">irritants</text:span> are arbitrary objects.</text:p>
      <text:p text:style-name="P12">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2">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5">proc arg1</text:span></text:span><text:span text:style-name="T16"> …rest-args</text:span></text:p>
      <text:p text:style-name="P12">[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2">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5">proc</text:span></text:span></text:p>
      <text:p text:style-name="Index"><text:span text:style-name="Category"><text:span text:style-name="T8">Function:</text:span></text:span><text:span text:style-name="Category"><text:span text:style-name="T22">call/cc </text:span></text:span><text:span text:style-name="Category"><text:span text:style-name="T35">proc</text:span></text:span></text:p>
      <text:p text:style-name="P12">[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2">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5">obj …</text:span></text:span></text:p>
      <text:p text:style-name="P12">[R6RS] Delivers all of its arguments to its continuation.</text:p>
      <text:p text:style-name="Index"><text:span text:style-name="Category"><text:span text:style-name="T6">Function:</text:span></text:span><text:span text:style-name="Category"><text:span text:style-name="T22">call-with-values </text:span></text:span><text:span text:style-name="Category"><text:span text:style-name="T35">producer consumer</text:span></text:span></text:p>
      <text:p text:style-name="P12">[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2">If a call to <text:span text:style-name="T16">call-with-values</text:span> occurs in a tail context, the call to <text:span text:style-name="T16">consumer</text:span> is also in a tail context.</text:p>
      <text:p text:style-name="Index"><text:span text:style-name="Category"><text:span text:style-name="T6">Function:</text:span></text:span><text:span text:style-name="Category"><text:span text:style-name="T22">dynamic-wind </text:span></text:span><text:span text:style-name="Category"><text:span text:style-name="T35">before thunk after</text:span></text:span></text:p>
      <text:p text:style-name="P12">[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text:soft-page-break/>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2"><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86"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4">[R6RS] “Quasiquote”expressions is useful for constructing a list or vector structure when some but not all of the desired structure is known in advance.</text:p>
      <text:p text:style-name="P12"><text:span text:style-name="T17">Qq-template</text:span><text:span text:style-name="T9"> should be as specified by the grammar at the end of this entry.</text:span></text:p>
      <text:p text:style-name="P12"><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2"><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2"><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2"><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2"><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89"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ext:soft-page-break/>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4">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2"><text:span text:style-name="T9">[R6RS] Each </text:span><text:span text:style-name="T17">literal</text:span><text:span text:style-name="T9"> must be an identifier. Each </text:span><text:span text:style-name="T17">rule</text:span><text:span text:style-name="T9"> must have the following form:</text:span></text:p>
      <text:p text:style-name="P12"><text:span text:style-name="T9">(sr</text:span><text:span text:style-name="T17">pattern</text:span><text:span text:style-name="T9"> </text:span><text:span text:style-name="T17">template</text:span><text:span text:style-name="T9">)</text:span></text:p>
      <text:p text:style-name="P12"><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2"><text:span text:style-name="T9">An </text:span><text:span text:style-name="T17">ellipsis</text:span><text:span text:style-name="T9"> is the identifier “</text:span><text:span text:style-name="T17">...</text:span><text:span text:style-name="T9">” (three periods).</text:span></text:p>
      <text:p text:style-name="P12"><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oft-page-break/><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2"><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2"><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4">(define p (cons 4 5))</text:p>
      <text:p text:style-name="P14">(define-syntax p.car (identifier-syntax (car p)))</text:p>
      <text:p text:style-name="P14">p.car <text:s text:c="8"/>⇒ 4</text:p>
      <text:p text:style-name="P14">(set! p.car 15) <text:s text:c="8"/>⇒ <text:s/>&amp;syntax exception</text:p>
      <text:p text:style-name="P12"><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4">(define p (cons 4 5))</text:p>
      <text:p text:style-name="P14">(define-syntax p.car</text:p>
      <text:p text:style-name="P14"><text:s text:c="2"/>(identifier-syntax</text:p>
      <text:p text:style-name="P14"><text:s text:c="4"/>(_ (car p))</text:p>
      <text:p text:style-name="P14"><text:s text:c="4"/>((set! _ e) (set-car! p e))))</text:p>
      <text:p text:style-name="P14">(set! p.car 15)</text:p>
      <text:p text:style-name="P14">p.car <text:s text:c="16"/>⇒ 15</text:p>
      <text:p text:style-name="P14">p <text:s text:c="22"/>⇒ (15 5).</text:p>
      <text:h text:style-name="P58"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88" text:outline-level="3">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oft-page-break/><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6">[R6RS] These procedures return #t if their arguments are alphabetic, numeric, whitespace, upper-case, lower-case, or title-case characters, respectively; otherwise they return #f.</text:p>
      <text:p text:style-name="P16">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6">[R6RS] Returns a symbol representing the Unicode general category of char, one of Lu, Ll, Lt, Lm, Lo, Mn, Mc, Me, Nd, Nl, No, Ps, Pe, Pi, Pf, Pd, Pc, Po, Sc, Sm, Sk, So, Zs, Zp, Zl, Cc, Cf, Cs, Co, or Cn.</text:p>
      <text:h text:style-name="P91"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3"><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3"><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oft-page-break/><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3"><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6">[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59"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90" text:outline-level="3">General operations</text:h>
      <text:p text:style-name="Index"><text:span text:style-name="Source_20_Text"><text:span text:style-name="T11">Macro:</text:span></text:span><text:span text:style-name="T10">endianness </text:span><text:span text:style-name="T17"><text:s/>symbol</text:span></text:p>
      <text:p text:style-name="P16">[R6RS] The name of <text:span text:style-name="T16">symbol</text:span> must be a symbol describing an endianness. An implementation must support at least the symbols big and little, but may support other endianness symbols. (<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oft-page-break/><text:span text:style-name="Source_20_Text"><text:span text:style-name="T11">Function:</text:span></text:span><text:span text:style-name="T10">native-endianness </text:span></text:p>
      <text:p text:style-name="P16">[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6">[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6">[R6RS] Returns a newly allocated bytevector of <text:span text:style-name="T16">k</text:span> bytes.</text:p>
      <text:p text:style-name="P16">If the <text:span text:style-name="T16">fill</text:span> argument is missing, the initial contents of the returned bytevector are unspecified.</text:p>
      <text:p text:style-name="P16">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6">[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6">[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6">[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6"><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10"><draw:frame draw:style-name="fr2" draw:name="オブジェクト3" text:anchor-type="as-char" svg:y="0in" svg:width="3.6917in" svg:height="0.3772in" draw:z-index="2"><draw:object xlink:href="./Object 3" xlink:type="simple" xlink:show="embed" xlink:actuate="onLoad"/><draw:image xlink:href="./ObjectReplacements/Object 3" xlink:type="simple" xlink:show="embed" xlink:actuate="onLoad"/></draw:frame></text:p>
      <text:p text:style-name="P16">where <text:span text:style-name="T16">source-length</text:span> is the length of <text:span text:style-name="T16">source</text:span> and <text:span text:style-name="T16">target-length</text:span> is the length of <text:span text:style-name="T16">target</text:span>.</text:p>
      <text:p text:style-name="P16">The <text:span text:style-name="T16">bytevector-copy!</text:span> procedure copies the bytes from source at indices</text:p>
      <text:p text:style-name="P16"><draw:frame draw:style-name="fr1" draw:name="オブジェクト5" text:anchor-type="as-char" svg:width="2.6181in" svg:height="0.1839in" draw:z-index="3"><draw:object xlink:href="./Object 5" xlink:type="simple" xlink:show="embed" xlink:actuate="onLoad"/><draw:image xlink:href="./ObjectReplacements/Object 5" xlink:type="simple" xlink:show="embed" xlink:actuate="onLoad"/></draw:frame></text:p>
      <text:p text:style-name="P16">to consecutive indices in <text:span text:style-name="T16">target</text:span> starting at <text:span text:style-name="T16">target-index</text:span>.</text:p>
      <text:p text:style-name="P16">This returns unspecified values.</text:p>
      <text:p text:style-name="Index"><text:span text:style-name="Source_20_Text"><text:span text:style-name="T11">Function:</text:span></text:span><text:span text:style-name="T10">bytevector-copy </text:span><text:span text:style-name="T17">bytevector</text:span></text:p>
      <text:p text:style-name="P16"><text:span text:style-name="T6">[R6RS]</text:span><text:span text:style-name="T16"> </text:span><text:span text:style-name="T6">Returns a newly allocated copy of bytevector.</text:span></text:p>
      <text:h text:style-name="P87"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10">[R6RS]<text:span text:style-name="T16"> K </text:span>must be a valid index of <text:span text:style-name="T16">bytevector</text:span>.</text:p>
      <text:p text:style-name="P10">The <text:span text:style-name="T16">bytevector-u8-ref</text:span> procedure returns the byte at index<text:span text:style-name="T16"> k</text:span> of <text:span text:style-name="T16">bytevector</text:span>, as an octet.</text:p>
      <text:p text:style-name="P10">The <text:span text:style-name="T16">bytevector-s8-ref</text:span> procedure returns the byte at index <text:span text:style-name="T16">k</text:span> of <text:span text:style-name="T16">bytevector</text:span>, as a (signed) byte.</text:p>
      <text:p text:style-name="P10">(let ((b1 (make-bytevector 16 -127))</text:p>
      <text:p text:style-name="P10"><text:s text:c="6"/>(b2 (make-bytevector 16 255)))</text:p>
      <text:p text:style-name="P10"><text:soft-page-break/><text:s text:c="2"/>(list</text:p>
      <text:p text:style-name="P10"><text:s text:c="4"/>(bytevector-s8-ref b1 0)</text:p>
      <text:p text:style-name="P10"><text:s text:c="4"/>(bytevector-u8-ref b1 0)</text:p>
      <text:p text:style-name="P10"><text:s text:c="4"/>(bytevector-s8-ref b2 0)</text:p>
      <text:p text:style-name="P10"><text:s text:c="4"/>(bytevector-u8-ref b2 0))) </text:p>
      <text:p text:style-name="P10"><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10">[R6RS]<text:span text:style-name="T16"> K</text:span> must be a valid index of <text:span text:style-name="T16">bytevector</text:span>.</text:p>
      <text:p text:style-name="P10">The <text:span text:style-name="T16">bytevector-u8-set!</text:span> procedure stores <text:span text:style-name="T16">octet</text:span> in element <text:span text:style-name="T16">k</text:span> of <text:span text:style-name="T16">bytevector</text:span>.</text:p>
      <text:p text:style-name="P10">The <text:span text:style-name="T16">bytevector-s8-set!</text:span> procedure stores the two’s-complement representation of <text:span text:style-name="T16">byte</text:span> in element <text:span text:style-name="T16">k</text:span> of <text:span text:style-name="T16">bytevector</text:span>.</text:p>
      <text:p text:style-name="P10">Both procedures return unspecified values.</text:p>
      <text:p text:style-name="P10">(let ((b (make-bytevector 16 -127)))</text:p>
      <text:p text:style-name="P10"><text:s text:c="2"/>(bytevector-s8-set! b 0 -126)</text:p>
      <text:p text:style-name="P10"><text:s text:c="2"/>(bytevector-u8-set! b 1 246)</text:p>
      <text:p text:style-name="P10"><text:s text:c="2"/>(list</text:p>
      <text:p text:style-name="P10"><text:s text:c="4"/>(bytevector-s8-ref b 0)</text:p>
      <text:p text:style-name="P10"><text:s text:c="4"/>(bytevector-u8-ref b 0)</text:p>
      <text:p text:style-name="P10"><text:s text:c="4"/>(bytevector-s8-ref b 1)</text:p>
      <text:p text:style-name="P10"><text:s text:c="4"/>(bytevector-u8-ref b 1))) </text:p>
      <text:p text:style-name="P10"><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10">[R6RS]<text:span text:style-name="T16"> List</text:span> must be a list of octets.</text:p>
      <text:p text:style-name="P10">The <text:span text:style-name="T16">bytevector-&gt;u8-list</text:span> procedure returns a newly allocated list of the octets of <text:span text:style-name="T16">bytevector</text:span> in the same order.</text:p>
      <text:p text:style-name="P10">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87"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10">[R6RS] <text:span text:style-name="T16">Size</text:span> must be a positive exact integer object. <text:span text:style-name="T16">K</text:span>, ..., <text:span text:style-name="T16">k + size - 1</text:span> must be valid indices of <text:span text:style-name="T16">bytevector</text:span>.</text:p>
      <text:p text:style-name="P10">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10">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10"><text:soft-page-break/>For <text:span text:style-name="T16">bytevector-uint-set!</text:span>, <text:span text:style-name="T16">n</text:span> must be an exact integer object in the interval <text:span text:style-name="T16"><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10">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10">For <text:span text:style-name="T16">bytevector-sint-set!</text:span>, <text:span text:style-name="T16">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10">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10">[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1.852in" svg:height="0.2047in"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10">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10">[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1311in" svg:width="0.8472in" svg:height="0.2075in"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1.0634in" svg:height="0.2075in" draw:z-index="9"><draw:object xlink:href="./Object 10" xlink:type="simple" xlink:show="embed" xlink:actuate="onLoad"/><draw:image xlink:href="./ObjectReplacements/Object 10" xlink:type="simple" xlink:show="embed" xlink:actuate="onLoad"/></draw:frame>.</text:p>
      <text:p text:style-name="P10">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10">The procedures with native in their names employ the native endianness, and work only at aligned indices: <text:span text:style-name="T16">k</text:span> must be a multiple of 2.</text:p>
      <text:p text:style-name="P10">The <text:span text:style-name="T16">...-set!</text:span> procedures return unspecified values.</text:p>
      <text:h text:style-name="Heading_20_3" text:outline-level="3">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oft-page-break/><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10">[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0.848in" svg:height="0.2075in"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10">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10">The procedures with native in their names employ the native endianness, and work only at aligned indices: <text:span text:style-name="T16">k</text:span> must be a multiple of 4.</text:p>
      <text:p text:style-name="P10">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10">[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10">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10">The procedures with native in their names employ the native endianness, and work only at aligned indices: <text:span text:style-name="T16">k</text:span> must be a multiple of 8.</text:p>
      <text:p text:style-name="P10">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10">[R6RS] <text:span text:style-name="T16">K, …, k + 3</text:span> must be valid indices of <text:span text:style-name="T16">bytevector</text:span>. For<text:span text:style-name="T16"> bytevector-ieee-single-native-ref</text:span>, <text:span text:style-name="T16">k</text:span> must be a multiple of 4.</text:p>
      <text:p text:style-name="P10">These procedures return the inexact real number object that best represents the IEEE-754 single-precision number represented by the four bytes beginning at index <text:span text:style-name="T16">k</text:span>.</text:p>
      <text:p text:style-name="Standard"><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10"><text:soft-page-break/>[R6RS] <text:span text:style-name="T16">K, …, k + 7</text:span> must be valid indices of <text:span text:style-name="T16">bytevector</text:span>. For<text:span text:style-name="T16"> bytevector-ieee-double-native-ref</text:span>, <text:span text:style-name="T16">k</text:span> must be a multiple of 8.</text:p>
      <text:p text:style-name="P10">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10">[R6RS] <text:span text:style-name="T16">K, …, k + 3</text:span> must be valid indices of <text:span text:style-name="T16">bytevector</text:span>. For <text:span text:style-name="T16">bytevector-ieee-single-native-set!</text:span>, <text:span text:style-name="T16">k</text:span> must be a multiple of 4.</text:p>
      <text:p text:style-name="P10">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10">[R6RS] <text:span text:style-name="T16">K, …, k + 7</text:span> must be valid indices of <text:span text:style-name="T16">bytevector</text:span>. For <text:span text:style-name="T16">bytevector-ieee-diuble-native-set!</text:span>, <text:span text:style-name="T16">k</text:span> must be a multiple of 8.</text:p>
      <text:p text:style-name="P10">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10">[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10">[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10">[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10">[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10">[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at the beginning of <text:span text:style-name="T16">bytevector</text:span> if a BOM is present; in this case, the BOM is not decoded as a character. Also in this case, if no UTF-16 BOM is present, <text:span text:style-name="T16">endianness</text:span> specifies the endianness of <text:soft-page-break/>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10">[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10">[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10">[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10">[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10">[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10">Note: R6RS requires the same length list for <text:span text:style-name="T16">for-all</text:span> and <text:span text:style-name="T16">exists. </text:span>On Sagittarius, however, these can acce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10">[R6RS] <text:span text:style-name="T16">Proc</text:span> should accept one argument and return a single value.</text:p>
      <text:p text:style-name="P10">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10">[R6RS+] <text:span text:style-name="T16">Combine</text:span> must be a procedure. It should accept one more argument than there are <text:span text:style-name="T16">lists</text:span> 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oft-page-break/><text:span text:style-name="Source_20_Text"><text:span text:style-name="T11">Function:</text:span></text:span><text:span text:style-name="T10">fold-right</text:span><text:span text:style-name="T17"> combine nil list1 list2 …</text:span></text:p>
      <text:p text:style-name="P10">[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10">Note: R6RS requires the same length list for <text:span text:style-name="T16">fold-left</text:span> and <text:span text:style-name="T16">fold-right. </text:span>On Sagittarius, however, these can acce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10">[R6RS+] <text:span text:style-name="T16">Alist</text:span> (for “association list”) should be a list of pairs. <text:span text:style-name="T16">Proc</text:span> should accept one argument and return a single value. <text:span text:style-name="T16">Proc</text:span> should not mutate <text:span text:style-name="T16">alist</text:span>.</text:p>
      <text:p text:style-name="P10">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10"><text:soft-page-break/>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10">[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10">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10">[R6RS] <text:span text:style-name="T16">Test</text:span> must be an expression.</text:p>
      <text:p text:style-name="P10">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pan text:style-name="Source_20_Text"><text:span text:style-name="T11">Syntax:</text:span></text:span><text:span text:style-name="T10">do</text:span><text:span text:style-name="T17"> ((variable init step) …) (test expression …) command</text:span></text:p>
      <text:p text:style-name="P10">[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10">The <text:span text:style-name="T16">do</text:span> expression is an iteration construct. It specifies a set of variables to be bound, how they are to be initialized at the start, and how they are to be updated on each iteration.</text:p>
      <text:p text:style-name="P10">A <text:span text:style-name="T16">do</text:span> expression is evaluated as follows: The <text:span text:style-name="T16">init</text:span> expressions are evaluated (in some unspecified <text:soft-page-break/>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10">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10">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10">The regionof the binding of a <text:span text:style-name="T16">variable</text:span> consists of the entire do expression except for the <text:span text:style-name="T16">init</text:span>s.</text:p>
      <text:p text:style-name="P10">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10">(do ((vec (make-vector 5))</text:p>
      <text:p text:style-name="P10"><text:s text:c="6"/>(i 0 (+ i 1)))</text:p>
      <text:p text:style-name="P10"><text:s text:c="5"/>((= i 5) vec)</text:p>
      <text:p text:style-name="P10"><text:s text:c="2"/>(vector-set! vec i i)) <text:s text:c="17"/>⇒ <text:s/>#(0 1 2 3 4)</text:p>
      <text:p text:style-name="P10"/>
      <text:p text:style-name="P10">(let ((x ’(1 3 5 7 9)))</text:p>
      <text:p text:style-name="P10"><text:s text:c="2"/>(do ((x x (cdr x))</text:p>
      <text:p text:style-name="P10"><text:s text:c="8"/>(sum 0 (+ sum (car x))))</text:p>
      <text:p text:style-name="P10"><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10">[R6RS] Each <text:span text:style-name="T16">case-lambda-clause</text:span> must be of the form</text:p>
      <text:p text:style-name="P10">(<text:span text:style-name="T16">formals</text:span> <text:span text:style-name="T16">body</text:span>)</text:p>
      <text:p text:style-name="P10"><text:span text:style-name="T16">Formals</text:span> must be as in a <text:span text:style-name="T16">lambda</text:span> form.</text:p>
      <text:p text:style-name="P10">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10"><text:span text:style-name="T16">Formals</text:span> has the form (<text:span text:style-name="T16">variable</text:span> ...) and the number of arguments is the same as the number of formal parameters in <text:span text:style-name="T16">formals</text:span>.</text:p>
      <text:p text:style-name="P10"><text:span text:style-name="T16">Formals</text:span> has the form</text:p>
      <text:p text:style-name="P10">(<text:span text:style-name="T16">variable1</text:span> ...<text:span text:style-name="T16">variablen</text:span> . <text:span text:style-name="T16">variablen+1</text:span>&gt; </text:p>
      <text:p text:style-name="P10">and the number of arguments is at least <text:span text:style-name="T16">n</text:span>.</text:p>
      <text:p text:style-name="P10"><text:span text:style-name="T16">Formals</text:span> has the form <text:span text:style-name="T16">variable</text:span>.</text:p>
      <text:p text:style-name="P10">For the first clause matched by the arguments, the variables of the <text:span text:style-name="T16">formals</text:span> are bound to fresh locations containing the argument values in the same arrangement as with lambda.</text:p>
      <text:p text:style-name="P10">The last expression of a <text:span text:style-name="T16">body</text:span> in a case-lambda expression is in tail context.</text:p>
      <text:p text:style-name="P10">If the arguments match none of the clauses, an exception with condition type <text:span text:style-name="T16">&amp;assertion</text:span> is raised.</text:p>
      <text:h text:style-name="Heading_20_2" text:outline-level="2"><text:soft-page-break/>(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10">[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10">The <text:span text:style-name="T16">name-spec</text:span> specifies the names of the record type, constructor, and predicate. It must take one of the following forms:</text:p>
      <text:p text:style-name="P21">(record-name constructor-name predicate-name)</text:p>
      <text:p text:style-name="P21">record-name</text:p>
      <text:p text:style-name="P10"><text:span text:style-name="T16">Record-name</text:span>, <text:span text:style-name="T16">constructor-name</text:span>, and <text:span text:style-name="T16">predicate-name</text:span> must all be identifiers.</text:p>
      <text:p text:style-name="P10"><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10"><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10"><text:span text:style-name="T16">Predicate-name</text:span> is defined by this definition to a predicate for the defined record type.</text:p>
      <text:p text:style-name="P10">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10">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37">(fields field-spec…)</text:p>
      <text:p text:style-name="P10">Each <text:span text:style-name="T16">field spec</text:span> has one of the following forms</text:p>
      <text:p text:style-name="P21">(immutable field-name accessor-name)</text:p>
      <text:p text:style-name="P21">(mutable field-name accessor-name mutator-name)</text:p>
      <text:p text:style-name="P21">(immutable field-name)</text:p>
      <text:p text:style-name="P21">(mutable field-name)</text:p>
      <text:p text:style-name="P21">field-name</text:p>
      <text:p text:style-name="P10"><text:soft-page-break/><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10">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10">If <text:span text:style-name="T16">field-spec</text:span> is just a <text:span text:style-name="T16">field-name</text:span> form, it is an abbreviation for <text:span text:style-name="T16">(immutable field-name).</text:span></text:p>
      <text:p text:style-name="P10">The <text:span text:style-name="T16">field-name</text:span>s become, as symbols, the names of the fields in the record-type descriptor being created, in the same order.</text:p>
      <text:p text:style-name="P10">The <text:span text:style-name="T16">fields</text:span> clause may be absent; this is equivalent to an empty <text:span text:style-name="T16">fields</text:span> clause.</text:p>
      <text:p text:style-name="P21">(parent parent-name)</text:p>
      <text:p text:style-name="P10">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21">(protocol expression)</text:p>
      <text:p text:style-name="P10"><text:span text:style-name="T16">Expression</text:span> is evaluated in the same environment as the <text:span text:style-name="T16">define-record-type</text:span> form, and must evaluate to a protocol appropriate for the record type being defined.</text:p>
      <text:p text:style-name="P10">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21">(sealed boolean)</text:p>
      <text:p text:style-name="P10">If this option is specified with operand #t, the defined record type is sealed, i.e., no extensions of the record type can be created. If this option is specified with operand #f, or is absent, the defined record type is not sealed.</text:p>
      <text:p text:style-name="P21">(opaque boolean)</text:p>
      <text:p text:style-name="P10">If this option is specified with operand #t, or if an opaque parent record type is specified, the defined record type is opaque. Otherwise, the defined record type is not opaque. See the specification of record-rtd below for details.</text:p>
      <text:p text:style-name="P21">(nongenerative uid)</text:p>
      <text:p text:style-name="P21">(nongenerative)</text:p>
      <text:p text:style-name="P10">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10">In the absence of a <text:span text:style-name="T16">nongenerative</text:span> clause, a new record type is generated every time a define-record-type form is evaluated:</text:p>
      <text:p text:style-name="P10">(let ((f (lambda (x)</text:p>
      <text:p text:style-name="P10"><text:soft-page-break/><text:s text:c="11"/>(define-record-type r ...)</text:p>
      <text:p text:style-name="P10"><text:s text:c="11"/>(if x r? (make-r ...)))))</text:p>
      <text:p text:style-name="P10"><text:s text:c="2"/>((f #t) (f #f))) <text:s text:c="8"/>⇒ #f</text:p>
      <text:p text:style-name="P21">(parent-rtd parent-rtd parent-cd)</text:p>
      <text:p text:style-name="P10">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10">All bindings created by define-record-type (for the record type, the constructor, the predicate, the accessors, and the mutators) must have names that are pairwise distinct.</text:p>
      <text:p text:style-name="P10">The constructor created by a define-record-type form is a procedure as follows:</text:p>
      <text:list xml:id="list28699286" text:style-name="L5">
        <text:list-item>
          <text:p text:style-name="P62">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62">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62">The constructor returned by the protocol procedure can accept an arbitrary number of arguments, and should call p once to construct a record object, and return that record object.</text:p>
          <text:p text:style-name="P62">For example, the following protocol expression for a record-type definition with three fields creates a constructor that accepts values for all fields, and initialized them in the reverse order of the arguments:</text:p>
          <text:p text:style-name="P62">(lambda (p)</text:p>
          <text:p text:style-name="P62"><text:s text:c="2"/>(lambda (v1 v2 v3)</text:p>
          <text:p text:style-name="P62"><text:s text:c="4"/>(p v3 v2 v1)))</text:p>
        </text:list-item>
        <text:list-item>
          <text:p text:style-name="P62">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62">The constructor returned by the protocol procedure can accept an arbitrary number of arguments, and should call n once to construct the procedure p, and call p once to create the record object, and finally return that record object.</text:p>
          <text:p text:style-name="P62">For example, the following protocol expression assumes that the constructor of the parent type takes three arguments:</text:p>
          <text:p text:style-name="P62">(lambda (n)</text:p>
          <text:p text:style-name="P62"><text:soft-page-break/><text:s text:c="2"/>(lambda (v1 v2 v3 x1 x2 x3 x4)</text:p>
          <text:p text:style-name="P62"><text:s text:c="4"/>(let ((p (n v1 v2 v3)))</text:p>
          <text:p text:style-name="P62"><text:s text:c="6"/>(p x1 x2 x3 x4))))</text:p>
          <text:p text:style-name="P62">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62">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62">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10">[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10">[R6RS] Evaluates to the record-type constructor (see below) associated with the type specified by <text:span text:style-name="T16">record-name</text:span>.</text:p>
      <text:p text:style-name="P10">The following example uses the record? procedure from the <text:span text:style-name="T16">(rnrs records inspection (6))</text:span> library:</text:p>
      <text:p text:style-name="P10">(define-record-type (point make-point point?)</text:p>
      <text:p text:style-name="P10"><text:s text:c="2"/>(fields (immutable x point-x)</text:p>
      <text:p text:style-name="P10"><text:s text:c="11"/>(mutable y point-y set-point-y!))</text:p>
      <text:p text:style-name="P10"><text:s text:c="2"/>(nongenerative point-4893d957-e00b-11d9-817f-00111175eb9e))</text:p>
      <text:p text:style-name="P10">(define-record-type (cpoint make-cpoint cpoint?)</text:p>
      <text:p text:style-name="P10"><text:s text:c="2"/>(parent point)</text:p>
      <text:p text:style-name="P10"><text:s text:c="2"/>(protocol (lambda (n)</text:p>
      <text:p text:style-name="P10"><text:s text:c="17"/>(lambda (x y c) </text:p>
      <text:p text:style-name="P10"><text:s text:c="19"/>((n x y) (color-&gt;rgb c)))))</text:p>
      <text:p text:style-name="P10"><text:s text:c="2"/>(fields (mutable rgb cpoint-rgb cpoint-rgb-set!)))</text:p>
      <text:p text:style-name="P10">(define (color-&gt;rgb c) (cons ’rgb c))</text:p>
      <text:p text:style-name="P10">(define p1 (make-point 1 2))</text:p>
      <text:p text:style-name="P10">(define p2 (make-cpoint 3 4 ’red))</text:p>
      <text:p text:style-name="P10">(point? p1) <text:s text:c="8"/>⇒ #t</text:p>
      <text:p text:style-name="P10">(point? p2) <text:s text:c="8"/>⇒ #t</text:p>
      <text:p text:style-name="P10">(point? (vector)) <text:s text:c="8"/>⇒ #f</text:p>
      <text:p text:style-name="P10">(point? (cons ’a ’b)) <text:s text:c="2"/>⇒ #f</text:p>
      <text:p text:style-name="P10">(cpoint? p1) <text:s text:c="8"/>⇒ #f</text:p>
      <text:p text:style-name="P10">(cpoint? p2) <text:s text:c="8"/>⇒ #t</text:p>
      <text:p text:style-name="P10"><text:soft-page-break/>(point-x p1) <text:s text:c="8"/>⇒ 1</text:p>
      <text:p text:style-name="P10">(point-y p1) <text:s text:c="8"/>⇒ 2</text:p>
      <text:p text:style-name="P10">(point-x p2) <text:s text:c="8"/>⇒ 3</text:p>
      <text:p text:style-name="P10">(point-y p2) <text:s text:c="8"/>⇒ 4</text:p>
      <text:p text:style-name="P10">(cpoint-rgb p2) <text:s text:c="3"/>⇒ (rgb . red)</text:p>
      <text:p text:style-name="P10">(set-point-y! p1 17) <text:s text:c="8"/>⇒ unspecified</text:p>
      <text:p text:style-name="P10">(point-y p1) <text:s text:c="8"/>⇒ 17)</text:p>
      <text:p text:style-name="P10">(record-rtd p1) <text:s text:c="3"/>⇒ (record-type-descriptor point)</text:p>
      <text:p text:style-name="P10">(define-record-type (ex1 make-ex1 ex1?)</text:p>
      <text:p text:style-name="P10"><text:s text:c="2"/>(protocol (lambda (p) (lambda a (p a))))</text:p>
      <text:p text:style-name="P10"><text:s text:c="2"/>(fields (immutable f ex1-f)))</text:p>
      <text:p text:style-name="P10">(define ex1-i1 (make-ex1 1 2 3))</text:p>
      <text:p text:style-name="P10">(ex1-f ex1-i1) <text:s text:c="8"/>⇒ (1 2 3)</text:p>
      <text:p text:style-name="P10">(define-record-type (ex2 make-ex2 ex2?)</text:p>
      <text:p text:style-name="P10"><text:s text:c="2"/>(protocol</text:p>
      <text:p text:style-name="P10"><text:s text:c="4"/>(lambda (p) (lambda (a . b) (p a b))))</text:p>
      <text:p text:style-name="P10"><text:s text:c="2"/>(fields (immutable a ex2-a)</text:p>
      <text:p text:style-name="P10"><text:s text:c="11"/>(immutable b ex2-b)))</text:p>
      <text:p text:style-name="P10">(define ex2-i1 (make-ex2 1 2 3))</text:p>
      <text:p text:style-name="P10">(ex2-a ex2-i1) <text:s text:c="8"/>⇒ 1</text:p>
      <text:p text:style-name="P10">(ex2-b ex2-i1) <text:s text:c="8"/>⇒ (2 3)</text:p>
      <text:p text:style-name="P10">(define-record-type (unit-vector make-unit-vector unit-vector?)</text:p>
      <text:p text:style-name="P10"><text:s text:c="2"/>(protocol (lambda (p)</text:p>
      <text:p text:style-name="P10"><text:s text:c="17"/>(lambda (x y z)</text:p>
      <text:p text:style-name="P10"><text:s text:c="19"/>(let ((length (sqrt (+ (* x x) (* y y) (* z z)))))</text:p>
      <text:p text:style-name="P10"><text:s text:c="25"/>(p (/ x length) (/ y length) (/ z length))))))</text:p>
      <text:p text:style-name="P10"><text:s text:c="2"/>(fields (immutable x unit-vector-x)</text:p>
      <text:p text:style-name="P10"><text:s text:c="11"/>(immutable y unit-vector-y)</text:p>
      <text:p text:style-name="P10"><text:s text:c="11"/>(immutable z unit-vector-z)))</text:p>
      <text:p text:style-name="P10">(define *ex3-instance* #f)</text:p>
      <text:p text:style-name="P10">(define-record-type ex3</text:p>
      <text:p text:style-name="P10"><text:s text:c="2"/>(parent cpoint)</text:p>
      <text:p text:style-name="P10"><text:s text:c="2"/>(protocol (lambda (n)</text:p>
      <text:p text:style-name="P10"><text:s text:c="17"/>(lambda (x y t)</text:p>
      <text:p text:style-name="P10"><text:s text:c="19"/>(let ((r ((n x y ’red) t)))</text:p>
      <text:p text:style-name="P10"><text:s text:c="21"/>(set! *ex3-instance* r)</text:p>
      <text:p text:style-name="P10"><text:s text:c="21"/>r))))</text:p>
      <text:p text:style-name="P10"><text:soft-page-break/><text:s text:c="2"/>(fields <text:s/>(mutable thickness))</text:p>
      <text:p text:style-name="P10"><text:s text:c="2"/>(sealed #t) (opaque #t))</text:p>
      <text:p text:style-name="P10">(define ex3-i1 (make-ex3 1 2 17))</text:p>
      <text:p text:style-name="P10">(ex3? ex3-i1) <text:s text:c="8"/>⇒ #t</text:p>
      <text:p text:style-name="P10">(cpoint-rgb ex3-i1) <text:s text:c="8"/>⇒ (rgb . red)</text:p>
      <text:p text:style-name="P10">(ex3-thickness ex3-i1) <text:s text:c="8"/>⇒ 17</text:p>
      <text:p text:style-name="P10">(ex3-thickness-set! ex3-i1 18) <text:s/>⇒ unspecified</text:p>
      <text:p text:style-name="P10">(ex3-thickness ex3-i1) <text:s text:c="8"/>⇒ 18</text:p>
      <text:p text:style-name="P10">*ex3-instance* <text:s text:c="8"/>⇒ ex3-i1</text:p>
      <text:p text:style-name="P10">(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10">[R6RS] Returns a record-type descriptor (rtd).</text:p>
      <text:p text:style-name="P10">The <text:span text:style-name="T16">name</text:span> argument must be a symbol. It names the record type, and is intended purely for informational purposes and may be used for printing by the underlying Scheme system.</text:p>
      <text:p text:style-name="P10">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10">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10">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10">The <text:span text:style-name="T16">sealed?</text:span> flag must be a boolean. If true, the returned record type is sealed, i.e., it cannot be extended.</text:p>
      <text:p text:style-name="P10">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10">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10">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10">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10">[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10">[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10">If <text:span text:style-name="T16">protocol</text:span> is a procedure, it is handled analogously to the protocol expression in a <text:span text:style-name="T16">define-record-type</text:span> form.</text:p>
      <text:p text:style-name="P10">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10">(lambda (p)</text:p>
      <text:p text:style-name="P10"><text:s text:c="2"/>(lambda (v1 v2 v3)</text:p>
      <text:p text:style-name="P10"><text:s text:c="4"/>(p v1 v2 v3)))</text:p>
      <text:p text:style-name="P10">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1">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1">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1">(lambda (n)</text:p>
      <text:p text:style-name="P11"><text:s text:c="2"/>(lambda (v1 v2 v3 x1 x2 x3 x4)</text:p>
      <text:p text:style-name="P11"><text:s text:c="4"/>(let ((p (n v1 v2 v3)))</text:p>
      <text:p text:style-name="P11"><text:soft-page-break/><text:s text:c="6"/>(p x1 x2 x3 x4))))</text:p>
      <text:p text:style-name="P11">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1">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1"><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1">(lambda (n)</text:p>
      <text:p text:style-name="P11"><text:s text:c="2"/>(lambda (v1 ... vj x1 ... xk)</text:p>
      <text:p text:style-name="P11"><text:s text:c="4"/>(let ((p (n v1 ... vj)))</text:p>
      <text:p text:style-name="P11"><text:s text:c="6"/>(p x1 ... xk))))</text:p>
      <text:p text:style-name="P11">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1">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1">[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1">[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1">[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1">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1">[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record-accessor. If <text:span text:style-name="T16">k</text:span> specifies an immutable field, an exception with condition type <text:span text:style-name="T16">&amp;assertion</text:span> is raised. The mutator returns unspecified values.</text:p>
      <text:h text:style-name="Heading_20_2" text:outline-level="2"><text:soft-page-break/>(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1">[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1">[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1">[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1">[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1">[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1">[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1">[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1">[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1">[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pan text:style-name="Category"><text:span text:style-name="T8">Function:</text:span></text:span><text:span text:style-name="Category"><text:span text:style-name="T22">record-type-mutable?</text:span></text:span><text:span text:style-name="T17"> rtd k</text:span></text:p>
      <text:p text:style-name="P24"><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1">[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1">[R6RS] Each <text:span text:style-name="T16">cond-clause</text:span> is as in the specification of <text:span text:style-name="T16">cond</text:span>. and <text:span text:style-name="T16">else</text:span> are the same as in the <text:span text:style-name="T16">(rnrs base (6))</text:span> library.</text:p>
      <text:p text:style-name="P11">Evaluating a guard form evaluates <text:span text:style-name="T16">body</text:span> with an exception handler that binds the raised object to <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oft-page-break/><text:span text:style-name="Category"><text:span text:style-name="T8">Function:</text:span></text:span><text:span text:style-name="Category"><text:span text:style-name="T22">raise</text:span></text:span><text:span text:style-name="T17"> obj</text:span></text:p>
      <text:p text:style-name="P11">[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1">[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1">[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1">[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1">[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1">[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1">[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1">[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1">(<text:span text:style-name="T16">field accessor</text:span>)</text:p>
      <text:p text:style-name="P11">where both <text:span text:style-name="T16">field</text:span> and <text:span text:style-name="T16">accessor</text:span> must be identifiers.</text:p>
      <text:p text:style-name="P11">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28713572" text:style-name="L6">
        <text:list-item>
          <text:p text:style-name="P63"><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63"><text:span text:style-name="T16">Predicate</text:span> is bound to a predicate that identifies conditions of type <text:span text:style-name="T16">condition-type</text:span> or any of its subtypes.</text:p>
        </text:list-item>
        <text:list-item>
          <text:p text:style-name="P63">Each <text:span text:style-name="T16">accessor</text:span> is bound to a procedure that extracts the corresponding field from a condition of type <text:span text:style-name="T16">condition-type</text:span>.</text:p>
        </text:list-item>
      </text:list>
      <text:h text:style-name="Heading_20_3" text:outline-level="3"><text:soft-page-break/>Standard condition types</text:h>
      <text:p text:style-name="Text_20_body">Hierarchy of standard condition types:</text:p>
      <text:list xml:id="list28721406" text:style-name="L7">
        <text:list-item>
          <text:p text:style-name="P48">&amp;condition</text:p>
          <text:list>
            <text:list-item>
              <text:p text:style-name="P48">&amp;warning</text:p>
            </text:list-item>
            <text:list-item>
              <text:p text:style-name="P48">&amp;serious</text:p>
              <text:list>
                <text:list-item>
                  <text:p text:style-name="P48">&amp;error</text:p>
                </text:list-item>
                <text:list-item>
                  <text:p text:style-name="P48">&amp;violation</text:p>
                  <text:list>
                    <text:list-item>
                      <text:p text:style-name="P48">&amp;assertion</text:p>
                    </text:list-item>
                    <text:list-item>
                      <text:p text:style-name="P48">&amp;non-continuable</text:p>
                    </text:list-item>
                    <text:list-item>
                      <text:p text:style-name="P48">&amp;implementation-restriction</text:p>
                    </text:list-item>
                    <text:list-item>
                      <text:p text:style-name="P48">&amp;lexical</text:p>
                    </text:list-item>
                    <text:list-item>
                      <text:p text:style-name="P48">&amp;syntax</text:p>
                    </text:list-item>
                    <text:list-item>
                      <text:p text:style-name="P48">&amp;undefined</text:p>
                    </text:list-item>
                  </text:list>
                </text:list-item>
              </text:list>
            </text:list-item>
            <text:list-item>
              <text:p text:style-name="P48">&amp;message</text:p>
            </text:list-item>
            <text:list-item>
              <text:p text:style-name="P48">&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1">[R6RS] It carries a message further describing the nature of the condition to humans.</text:p>
      <text:p text:style-name="Index"><text:span text:style-name="Category"><text:span text:style-name="T8">Condition Type:</text:span></text:span><text:span text:style-name="Category"><text:span text:style-name="T22">&amp;warning</text:span></text:span><text:span text:style-name="T17"> </text:span></text:p>
      <text:p text:style-name="Index"><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1">[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1">[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1">[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pan text:style-name="Category"><text:span text:style-name="T8">Function:</text:span></text:span><text:span text:style-name="Category"><text:span text:style-name="T22">violation?</text:span></text:span><text:span text:style-name="T17"> obj</text:span></text:p>
      <text:p text:style-name="P11">[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oft-page-break/><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1">[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1">[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1">[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1">[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1">[R6RS] This type describes a violation of an implementation restriction allowed by the specification, such as the absence of representations for NaNs and infinities.</text:p>
      <text:p text:style-name="Index"><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1">[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1">[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1">[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1">[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1">[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1">[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5">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1">[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5">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pan text:style-name="Category"><text:span text:style-name="T8">Function:</text:span></text:span><text:span text:style-name="Category"><text:span text:style-name="T22">i/o-error-filename</text:span></text:span><text:span text:style-name="T17"> condition</text:span></text:p>
      <text:p text:style-name="P11">[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5">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1">[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5">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1">[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5">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1">[R6RS] A condition of this type specifies that an operation tried to operate on an existing named file under the assumption that it did not exist.</text:p>
      <text:p text:style-name="Index"><text:soft-page-break/><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5">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1">[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5">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1">[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lash. On Sagittarius both of it can be used as file path. Inside of the resolution of file path, Sagittarius replaces those file separators to OS specific one. Even though programmer does not have to care about it, I think it's better to use slash as file sepa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1">[R6RS] Each <text:span text:style-name="T16">file-option-symbol</text:span> must be a symbol. The <text:span text:style-name="T16">file-options</text:span> syntax returns a file-options object that encapsulates the specified options.</text:p>
      <text:p text:style-name="P11">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28702897" text:style-name="L8">
        <text:list-item>
          <text:p text:style-name="P64"><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64"><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64"><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text:soft-page-break/>[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5">port</text:span></text:span></text:p>
      <text:p text:style-name="Index"><text:span text:style-name="Category"><text:span text:style-name="T8">Function:</text:span></text:span><text:span text:style-name="Category"><text:span text:style-name="T22">i/o-decoding-error?</text:span></text:span><text:span text:style-name="T17"> obj</text:span></text:p>
      <text:p text:style-name="P11">[R6RS] An exception with this type is raised when one of the operations for textual input from a port encounters a sequence of bytes that cannot be translated into a character or string by the input direction of the port's transcoder.</text:p>
      <text:p text:style-name="P11">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5">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1">[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1">[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1">[R6RS] <text:span text:style-name="T16">Codec</text:span> must be a codec; <text:span text:style-name="T16">eol-style</text:span>, if present, an eol-style symbol; and <text:span text:style-name="T16">handling-mode</text:span>, if 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1">[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5">transcoder</text:span></text:span></text:p>
      <text:p text:style-name="Index"><text:span text:style-name="Category"><text:span text:style-name="T8">Function:</text:span></text:span><text:span text:style-name="Category"><text:span text:style-name="T22">transcoder-eol-style </text:span></text:span><text:span text:style-name="Category"><text:span text:style-name="T35">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5">transcoder</text:span></text:span></text:p>
      <text:p text:style-name="P11">[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5">bytevector transcoder</text:span></text:span></text:p>
      <text:p text:style-name="P11">[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5">string transcoder</text:span></text:span></text:p>
      <text:p text:style-name="P11">[R6RS] Returns the bytevector that results from transcoding the <text:span text:style-name="T16">string</text:span> according to the output direction of the transcoder.</text:p>
      <text:h text:style-name="Heading_20_3" text:outline-level="3"><text:soft-page-break/>End-of-file object</text:h>
      <text:p text:style-name="Index"><text:span text:style-name="Category"><text:span text:style-name="T8">Function:</text:span></text:span><text:span text:style-name="Category"><text:span text:style-name="T22">eof-object</text:span></text:span></text:p>
      <text:p text:style-name="P11">[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5">obj</text:span></text:span></text:p>
      <text:p text:style-name="P11">[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5">obj</text:span></text:span></text:p>
      <text:p text:style-name="P11">[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5">port</text:span></text:span></text:p>
      <text:p text:style-name="P11">[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5">obj</text:span></text:span></text:p>
      <text:p text:style-name="P11">[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5">binary-port transcoder</text:span></text:span></text:p>
      <text:p text:style-name="P11">[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5">port</text:span></text:span></text:p>
      <text:p text:style-name="P11">[R6RS] The <text:span text:style-name="T16">port-has-port-position?</text:span> procedure returns #t if the port supports the <text:span text:style-name="T16">port-position</text:span> operation, and #f otherwise.</text:p>
      <text:p text:style-name="P11"><text:s/>The <text:span text:style-name="T16">port-position</text:span> procedure returns the index of the position at which the next position would 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5">port pos</text:span></text:span></text:p>
      <text:p text:style-name="P11">[R6RS] The <text:span text:style-name="T16">port-has-set-port-position!?</text:span> procedure returns #t if the <text:span text:style-name="T16">port</text:span> supports the <text:span text:style-name="T16">set-port-position!</text:span> operation, and #f otherwise.</text:p>
      <text:p text:style-name="P11">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1">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5">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5">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text:soft-page-break/>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5">obj</text:span></text:span></text:p>
      <text:p text:style-name="P11">[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5">input-port</text:span></text:span></text:p>
      <text:p text:style-name="P11">[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text:span text:style-name="T16">buffer-mode</text:span> argument defaults to <text:span text:style-name="T16">block</text:span>.</text:p>
      <text:p text:style-name="P11">If <text:span text:style-name="T16">maybe-transcoder</text:span> is a transcoder,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5"> bytevector :optional maybe-transcoder</text:span></text:span></text:p>
      <text:p text:style-name="P11">[R6RS] <text:span text:style-name="T16">Maybe-transcoder</text:span> must be either a transcoder or #f.</text:p>
      <text:p text:style-name="P11">The <text:span text:style-name="T16">open-bytevector-input-port</text:span> procedure returns an input port whose bytes are drawn from <text:span text:style-name="T16">bytevector</text:span>. If transcoder is specified,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5"> string</text:span></text:span></text:p>
      <text:p text:style-name="P11">[R6RS] Returns a textual input port whose characters are drawn from <text:span text:style-name="T16">string</text:span>.</text:p>
      <text:p text:style-name="P11">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1">[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5">:optional port</text:span></text:span></text:p>
      <text:p text:style-name="P11">[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5">id read! get-position set-position! close</text:span></text:span></text:p>
      <text:p text:style-name="P11">[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1">Each of the remaining arguments may be #f; if any of those arguments is not #f, it must be a procedure and should behave as specified below.</text:p>
      <text:list xml:id="list28714707" text:style-name="L9">
        <text:list-item>
          <text:p text:style-name="P65">(<text:span text:style-name="T16">read! bytevector start count</text:span>)</text:p>
          <text:p text:style-name="P65"><text:soft-page-break/>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65"><text:s/>(<text:span text:style-name="T16">get-position</text:span>)</text:p>
          <text:p text:style-name="P65"><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65">(<text:span text:style-name="T16">set-position! pos</text:span>)</text:p>
          <text:p text:style-name="P65"><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65">(<text:span text:style-name="T16">close</text:span>)</text:p>
          <text:p text:style-name="P65">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5">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28716503" text:style-name="L10">
        <text:list-item>
          <text:p text:style-name="P68">(<text:span text:style-name="T16">read! string start count</text:span>)</text:p>
          <text:p text:style-name="P68">Start will be a non-negative exact integer object, count will be a positive exact integer 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68">(<text:span text:style-name="T16">get-position</text:span>)</text:p>
          <text:p text:style-name="P68">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68">(<text:span text:style-name="T16">set-position! pos</text:span>)</text:p>
          <text:p text:style-name="P68">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68"><text:s/>(<text:span text:style-name="T16">close</text:span>)</text:p>
          <text:p text:style-name="P68">The <text:span text:style-name="T16">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5">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5">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5">binary-input-port :optional reckless</text:span></text:span></text:p>
      <text:p text:style-name="First_20_line_20_indent">[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5">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87"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5">textual-input-port</text:span></text:span></text:p>
      <text:p text:style-name="P12">[R6RS] Reads from <text:span text:style-name="T16">textual-input-port</text:span>, blocking as necessary, until a complete character is available from textual-input-port, or until an end of file is reached.</text:p>
      <text:p text:style-name="P12">If a complete character is available before the next end of file, <text:span text:style-name="T16">get-char</text:span> returns that character and <text:soft-page-break/>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5">textual-input-port</text:span></text:span></text:p>
      <text:p text:style-name="P12">[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count</text:span></text:span></text:p>
      <text:p text:style-name="P12">[R6RS] <text:span text:style-name="T16">Count</text:span> must be an exact, non-negative integer object, representing the number of characters to be read.</text:p>
      <text:p text:style-name="P12">The <text:span text:style-name="T16">get-string-n</text:span> procedure reads from textual-input-port, blocking as necessary, until <text:span text:style-name="T16">count</text:span> characters are available, or until an end of file is reached.</text:p>
      <text:p text:style-name="P12">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string start count</text:span></text:span></text:p>
      <text:p text:style-name="P12">[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2">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5">textual-input-port</text:span></text:span></text:p>
      <text:p text:style-name="P12">[R6RS] Reads from <text:span text:style-name="T16">textual-input-port</text:span> until an end of file, decoding characters in the same manner as <text:span text:style-name="T16">get-string-n</text:span> and <text:span text:style-name="T16">get-string-n!</text:span>.</text:p>
      <text:p text:style-name="P12">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5">textual-input-port</text:span></text:span></text:p>
      <text:p text:style-name="P12">[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2">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5">textual-input-port</text:span></text:span></text:p>
      <text:p text:style-name="P12">[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2">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oft-page-break/><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5">obj</text:span></text:span></text:p>
      <text:p text:style-name="P11">[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5">output-port</text:span></text:span></text:p>
      <text:p text:style-name="P11">[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5">output-port</text:span></text:span></text:p>
      <text:p text:style-name="P11">[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open-file-output-port</text:span> procedure returns an output port for the named file.</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buffer-mode argument defaults to <text:span text:style-name="T16">block</text:span>.</text:p>
      <text:p text:style-name="P11">If <text:span text:style-name="T16">maybe-transcoder</text:span> is a transcoder, it becomes the transcoder associated with the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5">:optional maybe-transcoder</text:span></text:span></text:p>
      <text:p text:style-name="P11">[R6RS] <text:span text:style-name="T16">Maybe-transcoder</text:span> must be either a transcoder or #f.</text:p>
      <text:p text:style-name="P11">The <text:span text:style-name="T16">open-bytevector-output-port</text:span> procedure returns two values: an output port and an extraction procedure. The output port accumulates the bytes written to it for later extraction by the procedure.</text:p>
      <text:p text:style-name="P11">If <text:span text:style-name="T16">maybe-transcoder</text:span> is a transcoder, it becomes the transcoder associated with the port. If <text:span text:style-name="T16">maybe-transcoder</text:span> is #f or absent, the port will be a binary port, otherwise the port will be textual port.</text:p>
      <text:p text:style-name="P11">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5">proc</text:span></text:span><text:span text:style-name="Category"><text:span text:style-name="T24"> </text:span></text:span><text:span text:style-name="Category"><text:span text:style-name="T35">:optional maybe-transcoder</text:span></text:span></text:p>
      <text:p text:style-name="P11">[R6RS] <text:span text:style-name="T16">Proc</text:span> must accept one argument. <text:span text:style-name="T16">Maybe-transcoder </text:span>must be either a transcoder or #f.</text:p>
      <text:p text:style-name="P11">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1">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1">[R6RS] Returns two values: a textual output port and an extraction procedure. The output port accumulates the characters written to it for later extraction by the procedure.</text:p>
      <text:p text:style-name="P11">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5">proc</text:span></text:span></text:p>
      <text:p text:style-name="P11">[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1">[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5">: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5">:optional port</text:span></text:span></text:p>
      <text:p text:style-name="P11">[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5">id write! get-position set-position! close</text:span></text:span></text:p>
      <text:p text:style-name="P11">[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1">Each of the remaining arguments may be #f; if any of those arguments is not #f, it must be a procedure and should behave as specified in the description of <text:span text:style-name="T16">make-custom-binary-input-port</text:span>.</text:p>
      <text:list xml:id="list28701142" text:style-name="L11">
        <text:list-item>
          <text:p text:style-name="P66">(<text:span text:style-name="T16">write! bytevector start count</text:span>)</text:p>
          <text:p text:style-name="P66"><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5">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28717868" text:style-name="L12">
        <text:list-item>
          <text:p text:style-name="P69">(<text:span text:style-name="T16">write! string start count</text:span>)</text:p>
          <text:p text:style-name="P69"><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5">binary-output-port octet</text:span></text:span></text:p>
      <text:p text:style-name="P11">[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5">binary-output-port bytevector :optional start count</text:span></text:span></text:p>
      <text:p text:style-name="P11"><text:soft-page-break/>[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5">textual-output-port char</text:span></text:span></text:p>
      <text:p text:style-name="P11">[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5">textual-output-port string :optional start count</text:span></text:span></text:p>
      <text:p text:style-name="P11">[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5">textual-output-port datum</text:span></text:span></text:p>
      <text:p text:style-name="P11">[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5">filename :optional file-options buffer-mode transcoder</text:span></text:span></text:p>
      <text:p text:style-name="P11">[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5">id read! write! get-position set-position! close</text:span></text:span></text:p>
      <text:p text:style-name="P11">[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1">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5">id read! write! get-position set-position! close</text:span></text:span></text:p>
      <text:p text:style-name="P11">[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1">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oft-page-break/><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5">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5">filename proc</text:span></text:span></text:p>
      <text:p text:style-name="P11">[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5">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5">filename thunk</text:span></text:span></text:p>
      <text:p text:style-name="P11">[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5">filename</text:span></text:span></text:p>
      <text:p text:style-name="P11">[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5">port</text:span></text:span></text:p>
      <text:p text:style-name="P11">[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5">: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5">:optional textual-input-port</text:span></text:span></text:p>
      <text:p text:style-name="P11">[R6RS] These work the same as <text:span text:style-name="T16">get-char </text:span>and <text:span text:style-name="T16">lookahead-char</text:span>.</text:p>
      <text:p text:style-name="P11">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5">:optional textual-input-port</text:span></text:span></text:p>
      <text:p text:style-name="P11">[R6RS] <text:s/>Reads an external representation from <text:span text:style-name="T16">textual-input-port</text:span> and returns the datum it represents. The read procedure operates in the same way as <text:span text:style-name="T16">get-datum</text:span>.</text:p>
      <text:p text:style-name="P11">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5">char :optional textual-output-port</text:span></text:span></text:p>
      <text:p text:style-name="P11">[R6RS] Writes an encoding of the character char to the<text:span text:style-name="T16"> textual-output-port</text:span>, and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5">:optional textual-output-port</text:span></text:span></text:p>
      <text:p text:style-name="P11">[R6RS] This is equivalent to using <text:span text:style-name="T16">write-char</text:span> to write <text:span text:style-name="T16">#\linefeed</text:span> to <text:span text:style-name="T16">textual-output-port</text:span>.</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5">obj :optional textual-output-port</text:span></text:span></text:p>
      <text:p text:style-name="P11">[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5">obj :optional textual-output-port</text:span></text:span></text:p>
      <text:p text:style-name="P11">[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1">If <text:span text:style-name="T16">textual-output-port</text:span> is omitted, it defaults to the value returned by <text:span text:style-name="T16">current-output-port</text:span>.</text:p>
      <text:h text:style-name="Heading_20_2" text:outline-level="2"><text:soft-page-break/>(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5">filename</text:span></text:span></text:p>
      <text:p text:style-name="P11">[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5">filename</text:span></text:span></text:p>
      <text:p text:style-name="P11">[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1">[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5">:optional obj</text:span></text:span></text:p>
      <text:p text:style-name="P11">[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87" text:outline-level="3">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5"> obj</text:span></text:span></text:p>
      <text:p text:style-name="P11">[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1">[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P11">[R6RS] These procedures return #t if their arguments are: equal, monotonically increasing, monotonically decreasing, monotonically nondecreasing, or monotonically nonincreasing, #f otherwise. </text:p>
      <text:p text:style-name="Index"><text:soft-page-break/><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5">fx</text:span></text:span></text:p>
      <text:p text:style-name="P11">[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5">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5">fx1 fx2 …</text:span></text:span></text:p>
      <text:p text:style-name="P11">[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P24"><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optional fx2</text:span></text:span></text:p>
      <text:p text:style-name="P24"><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1">With one argument, this procedure returns the additive inverse of its argument, provided that integer object is a fixnum.</text:p>
      <text:p text:style-name="P24"><text:span text:style-name="T1">An exception with condition type </text:span><text:span text:style-name="T18">&amp;implementation-restriction</text:span><text:span text:style-name="T1"> is raised if the mathematically correct result of this procedure is not a fixnum.</text:span></text:p>
      <text:p text:style-name="P24"><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pan text:style-name="Category"><text:span text:style-name="T8">Function:</text:span></text:span><text:span text:style-name="Category"><text:span text:style-name="T22">fxdiv-and-mode</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5">fx1 fx2</text:span></text:span></text:p>
      <text:p text:style-name="P24"><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22">(let* ((s (+ fx1 fx2 fx3))</text:p>
      <text:p text:style-name="P22"><text:s text:c="7"/>(s0 (mod0 s (expt 2 (fixnum-width))))</text:p>
      <text:p text:style-name="P22"><text:s text:c="7"/>(s1 (div0 s (expt 2 (fixnum-width)))))</text:p>
      <text:p text:style-name="P22"><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d (- fx1 fx2 fx3))</text:p>
      <text:p text:style-name="P18"><text:s text:c="7"/>(d0 (mod0 d (expt 2 (fixnum-width))))</text:p>
      <text:p text:style-name="P18"><text:soft-page-break/><text:s text:c="7"/>(d1 (div0 d (expt 2 (fixnum-width)))))</text:p>
      <text:p text:style-name="P18"><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s (+ (* fx1 fx2) fx3))</text:p>
      <text:p text:style-name="P18"><text:s text:c="7"/>(s0 (mod0 s (expt 2 (fixnum-width))))</text:p>
      <text:p text:style-name="P18"><text:s text:c="7"/>(s1 (div0 s (expt 2 (fixnum-width)))))</text:p>
      <text:p text:style-name="P18"><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5">fx</text:span></text:span></text:p>
      <text:p text:style-name="P18"><text:span text:style-name="T1">[R6RS] Returns the unique fixnum that is congruent mod </text:span><text:span text:style-name="T1"><draw:frame draw:style-name="fr1"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5">fx1 … </text:span></text:span></text:p>
      <text:p text:style-name="P11">[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5">fx1 fx2 fx3</text:span></text:span></text:p>
      <text:p text:style-name="P18"><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2">(fxior (fxand fx1 fx2)</text:p>
      <text:p text:style-name="P22"><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5">fx</text:span></text:span></text:p>
      <text:p text:style-name="P18"><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2">(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5">fx</text:span></text:span></text:p>
      <text:p text:style-name="P18"><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2">(do ((result 0 (+ result 1))</text:p>
      <text:p text:style-name="P22"><text:s text:c="5"/>(bits (if (fxnegative? fx)</text:p>
      <text:p text:style-name="P22"><text:s text:c="15"/>(fxnot fx)</text:p>
      <text:p text:style-name="P22"><text:s text:c="15"/>fx)</text:p>
      <text:p text:style-name="P22"><text:s text:c="11"/>(fxarithmetic-shift-right bits 1)))</text:p>
      <text:p text:style-name="P22"><text:s text:c="4"/>((fxzero? bits)</text:p>
      <text:p text:style-name="P22"><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5">fx</text:span></text:span></text:p>
      <text:p text:style-name="P18"><text:span text:style-name="T1">[R6RS] Returns the index of the least significant 1 bit in the two’s complement representation of </text:span><text:soft-page-break/><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2">(not</text:p>
      <text:p text:style-name="P22"><text:s text:c="2"/>(fxzero?</text:p>
      <text:p text:style-name="P22"><text:s text:c="4"/>(fxand fx1</text:p>
      <text:p text:style-name="P22"><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2">(let* ((mask (fxarithmetic-shift-left 1 fx2)))</text:p>
      <text:p text:style-name="P22"><text:s text:c="2"/>(fxif mask</text:p>
      <text:p text:style-name="P22"><text:s text:c="8"/>(fxarithmetic-shift-left fx3 fx2)</text:p>
      <text:p text:style-name="P22"><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2">(let* ((mask (fxnot</text:p>
      <text:p text:style-name="P22"><text:s text:c="14"/>(fxarithmetic-shift-left -1 fx3))))</text:p>
      <text:p text:style-name="P22"><text:s text:c="2"/>(fxarithmetic-shift-right (fxand fx1 mask)</text:p>
      <text:p text:style-name="P22"><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2">(let* ((to <text:s text:c="3"/>fx1)</text:p>
      <text:p text:style-name="P22"><text:s text:c="7"/>(start fx2)</text:p>
      <text:p text:style-name="P22"><text:s text:c="7"/>(end <text:s text:c="2"/>fx3)</text:p>
      <text:p text:style-name="P22"><text:s text:c="7"/>(from <text:s/>fx4)</text:p>
      <text:p text:style-name="P22"><text:s text:c="7"/>(mask1 (fxarithmetic-shift-left -1 start))</text:p>
      <text:p text:style-name="P22"><text:s text:c="7"/>(mask2 (fxnot</text:p>
      <text:p text:style-name="P22"><text:s text:c="15"/>(fxarithmetic-shift-left -1 end)))</text:p>
      <text:p text:style-name="P22"><text:s text:c="7"/>(mask (fxand mask1 mask2)))</text:p>
      <text:p text:style-name="P22"><text:s text:c="2"/>(fxif mask</text:p>
      <text:p text:style-name="P22"><text:s text:c="8"/>(fxarithmetic-shift-left from start)</text:p>
      <text:p text:style-name="P22"><text:soft-page-break/><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5">fx1 fx2</text:span></text:span></text:p>
      <text:p text:style-name="P18"><text:span text:style-name="T1">[R6RS] The absolute value of </text:span><text:span text:style-name="T15">fx2</text:span><text:span text:style-name="T1"> must be less than </text:span><text:span text:style-name="T15">(fixnum-width)</text:span><text:span text:style-name="T1">. If </text:span></text:p>
      <text:p text:style-name="P18">(floor (* fx1 (expt 2 fx2)))</text:p>
      <text:p text:style-name="P13">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2">(let* ((n <text:s text:c="4"/>fx1)</text:p>
      <text:p text:style-name="P22"><text:s text:c="7"/>(start fx2)</text:p>
      <text:p text:style-name="P22"><text:s text:c="7"/>(end <text:s text:c="2"/>fx3)</text:p>
      <text:p text:style-name="P22"><text:s text:c="7"/>(count fx4)</text:p>
      <text:p text:style-name="P22"><text:s text:c="7"/>(width (fx- end start)))</text:p>
      <text:p text:style-name="P22"><text:s text:c="2"/>(if (fxpositive? width)</text:p>
      <text:p text:style-name="P22"><text:s text:c="6"/>(let* ((count (fxmod count width))</text:p>
      <text:p text:style-name="P22"><text:s text:c="13"/>(field0</text:p>
      <text:p text:style-name="P22"><text:s text:c="15"/>(fxbit-field n start end))</text:p>
      <text:p text:style-name="P22"><text:s text:c="13"/>(field1</text:p>
      <text:p text:style-name="P22"><text:s text:c="15"/>(fxarithmetic-shift-left</text:p>
      <text:p text:style-name="P22"><text:s text:c="17"/>field0 count))</text:p>
      <text:p text:style-name="P22"><text:s text:c="13"/>(field2</text:p>
      <text:p text:style-name="P22"><text:s text:c="15"/>(fxarithmetic-shift-right</text:p>
      <text:p text:style-name="P22"><text:s text:c="17"/>field0 (fx- width count)))</text:p>
      <text:p text:style-name="P22"><text:s text:c="13"/>(field (fxior field1 field2)))</text:p>
      <text:p text:style-name="P22"><text:s text:c="8"/>(fxcopy-bit-field n start end field))</text:p>
      <text:p text:style-name="P22"><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88" text:outline-level="3"><text:soft-page-break/>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5">obj</text:span></text:span></text:p>
      <text:p text:style-name="P11">[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5">x</text:span></text:span></text:p>
      <text:p text:style-name="P20"><text:span text:style-name="T3">[R6RS] Returns the best flonum representation of </text:span><text:span text:style-name="T13">x</text:span><text:span text:style-name="T3">.</text:span></text:p>
      <text:p text:style-name="P11">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P11">[R6RS] These procedures return #t if their arguments are: equal, monotonically increasing, monotonically decreasing, monotonically nondecreasing, or monotonically nonincreasing, #f 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5">fl</text:span></text:span></text:p>
      <text:p text:style-name="P20"><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5">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5">fl1 fl2 … </text:span></text:span></text:p>
      <text:p text:style-name="P11">[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P11">[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P11">[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5">fl</text:span></text:span></text:p>
      <text:p text:style-name="P20"><text:soft-page-break/><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5">fl1 fl2</text:span></text:span></text:p>
      <text:p text:style-name="P11">[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5">fl</text:span></text:span></text:p>
      <text:p text:style-name="P20"><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5">fl</text:span></text:span></text:p>
      <text:p text:style-name="P20"><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5">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5">fl1 :optional fl2</text:span></text:span></text:p>
      <text:p text:style-name="P20"><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5">fl</text:span></text:span></text:p>
      <text:p text:style-name="P20"><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5">fl1 fl2</text:span></text:span></text:p>
      <text:p text:style-name="P20"><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oft-page-break/><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nan-violation?</text:span></text:span><text:span text:style-name="T17"> obj</text:span></text:p>
      <text:p text:style-name="P11">[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5">fx</text:span></text:span></text:p>
      <text:p text:style-name="P22"><text:span text:style-name="T6">[R6RS] Returns a flonum that is numerically closest to </text:span>fx<text:span text:style-name="T6">.</text:span></text:p>
      <text:h text:style-name="P87"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5">ei</text:span></text:span></text:p>
      <text:p text:style-name="P22"><text:span text:style-name="T6">[R6RS] Returns the exact integer object whose two’s complement representation is the one’s complement of the two’s complement representation of </text:span>ei<text:span text:style-name="T6">.</text:span></text:p>
      <text:p text:style-name="Index"><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5">ei1 … </text:span></text:span></text:p>
      <text:p text:style-name="P22"><text:span text:style-name="Category"><text:span text:style-name="T28">[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5">ei1 ei2 ei3 </text:span></text:span></text:p>
      <text:p text:style-name="P22"><text:span text:style-name="Category"><text:span text:style-name="T28">[R6RS] Returns the exact integer object that is the bit-wise “if” of the two’s complement representations of its arguments, i.e. for each bit, if it is 1 in </text:span></text:span><text:span text:style-name="Category"><text:span text:style-name="T30">ei1</text:span></text:span><text:span text:style-name="Category"><text:span text:style-name="T28">, the corresponding bit in </text:span></text:span><text:span text:style-name="Category"><text:span text:style-name="T30">ei2</text:span></text:span><text:span text:style-name="Category"><text:span text:style-name="T28"> becomes the value of the corresponding bit in the result, and if it is 0, the corresponding bit in </text:span></text:span><text:span text:style-name="Category"><text:span text:style-name="T30">ei3</text:span></text:span><text:span text:style-name="Category"><text:span text:style-name="T28"> becomes the corresponding bit in the value of the result. This is the result of the following computation:</text:span></text:span></text:p>
      <text:p text:style-name="P22"><text:span text:style-name="Category"><text:span text:style-name="T30">(bitwise-ior (bitwise-and ei1 ei2)</text:span></text:span></text:p>
      <text:p text:style-name="P22"><text:span text:style-name="Category"><text:span text:style-name="T30"><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5">ei </text:span></text:span></text:p>
      <text:p text:style-name="P22"><text:span text:style-name="Category"><text:span text:style-name="T28">[R6RS] If </text:span></text:span><text:span text:style-name="Category"><text:span text:style-name="T30">ei</text:span></text:span><text:span text:style-name="Category"><text:span text:style-name="T28"> is non-negative, this procedure returns the number of 1 bits in the two’s complement representation of </text:span></text:span><text:span text:style-name="Category"><text:span text:style-name="T30">ei</text:span></text:span><text:span text:style-name="Category"><text:span text:style-name="T28">. Otherwise it returns the result of the following computation:</text:span></text:span></text:p>
      <text:p text:style-name="P22"><text:span text:style-name="Category"><text:span text:style-name="T30">(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5">ei </text:span></text:span></text:p>
      <text:p text:style-name="P22"><text:span text:style-name="Category"><text:span text:style-name="T28">[R6RS] Returns the number of bits needed to represent </text:span></text:span><text:span text:style-name="Category"><text:span text:style-name="T30">ei</text:span></text:span><text:span text:style-name="Category"><text:span text:style-name="T28"> if it is positive, and the number of bits needed to represent </text:span></text:span><text:span text:style-name="Category"><text:span text:style-name="T30">(bitwise-not ei)</text:span></text:span><text:span text:style-name="Category"><text:span text:style-name="T28"> if it is negative, which is the exact integer object that is the result of the following computation:</text:span></text:span></text:p>
      <text:p text:style-name="P22"><text:span text:style-name="Category"><text:span text:style-name="T30">(do ((result 0 (+ result 1))</text:span></text:span></text:p>
      <text:p text:style-name="P22"><text:span text:style-name="Category"><text:span text:style-name="T30"><text:s text:c="5"/>(bits (if (negative? ei)</text:span></text:span></text:p>
      <text:p text:style-name="P22"><text:span text:style-name="Category"><text:span text:style-name="T30"><text:s text:c="15"/>(bitwise-not ei)</text:span></text:span></text:p>
      <text:p text:style-name="P22"><text:span text:style-name="Category"><text:span text:style-name="T30"><text:s text:c="15"/>ei)</text:span></text:span></text:p>
      <text:p text:style-name="P22"><text:span text:style-name="Category"><text:span text:style-name="T30"><text:s text:c="11"/>(bitwise-arithmetic-shift bits -1)))</text:span></text:span></text:p>
      <text:p text:style-name="P22"><text:soft-page-break/><text:span text:style-name="Category"><text:span text:style-name="T30"><text:s text:c="4"/>((zero? bits)</text:span></text:span></text:p>
      <text:p text:style-name="P22"><text:span text:style-name="Category"><text:span text:style-name="T30"><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5">ei </text:span></text:span></text:p>
      <text:p text:style-name="P22"><text:span text:style-name="Category"><text:span text:style-name="T28">[R6RS] Returns the index of the least significant 1 bit in the two’s complement representation of </text:span></text:span><text:span text:style-name="Category"><text:span text:style-name="T30">ei</text:span></text:span><text:span text:style-name="Category"><text:span text:style-name="T28">. If </text:span></text:span><text:span text:style-name="Category"><text:span text:style-name="T30">ei</text:span></text:span><text:span text:style-name="Category"><text:span text:style-name="T28">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5">ei1 ei2</text:span></text:span></text:p>
      <text:p text:style-name="P22"><text:span text:style-name="Category"><text:span text:style-name="T28">[R6RS] </text:span></text:span><text:span text:style-name="Category"><text:span text:style-name="T30">Ei2</text:span></text:span><text:span text:style-name="Category"><text:span text:style-name="T28"> must be non-negative. The </text:span></text:span><text:span text:style-name="Category"><text:span text:style-name="T30">bitwise-bit-set?</text:span></text:span><text:span text:style-name="Category"><text:span text:style-name="T28"> procedure returns #t if the </text:span></text:span><text:span text:style-name="Category"><text:span text:style-name="T30">ei2</text:span></text:span><text:span text:style-name="Category"><text:span text:style-name="T28">th bit is 1 in the two’s complement representation of </text:span></text:span><text:span text:style-name="Category"><text:span text:style-name="T30">ei1</text:span></text:span><text:span text:style-name="Category"><text:span text:style-name="T28">, and #f otherwise. This is the result of the following computation:</text:span></text:span></text:p>
      <text:p text:style-name="P22"><text:span text:style-name="Category"><text:span text:style-name="T30">(not (zero?</text:span></text:span></text:p>
      <text:p text:style-name="P22"><text:span text:style-name="Category"><text:span text:style-name="T30"><text:s text:c="7"/>(bitwise-and</text:span></text:span></text:p>
      <text:p text:style-name="P22"><text:span text:style-name="Category"><text:span text:style-name="T30"><text:s text:c="9"/>(bitwise-arithmetic-shift-left 1 ei2)</text:span></text:span></text:p>
      <text:p text:style-name="P22"><text:span text:style-name="Category"><text:span text:style-name="T30"><text:s text:c="9"/>ei1)))</text:span></text:span></text:p>
      <text:p text:style-name="Index"><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must be non-negative, and </text:span></text:span><text:span text:style-name="Category"><text:span text:style-name="T30">ei3</text:span></text:span><text:span text:style-name="Category"><text:span text:style-name="T28"> must be either 0 or 1. The </text:span></text:span><text:span text:style-name="Category"><text:span text:style-name="T30">bitwise-copy-bit</text:span></text:span><text:span text:style-name="Category"><text:span text:style-name="T28"> procedure returns the result of replacing the </text:span></text:span><text:span text:style-name="Category"><text:span text:style-name="T30">ei2</text:span></text:span><text:span text:style-name="Category"><text:span text:style-name="T28">th bit of </text:span></text:span><text:span text:style-name="Category"><text:span text:style-name="T30">ei1</text:span></text:span><text:span text:style-name="Category"><text:span text:style-name="T28"> by the </text:span></text:span><text:span text:style-name="Category"><text:span text:style-name="T30">ei2</text:span></text:span><text:span text:style-name="Category"><text:span text:style-name="T28">th bit of </text:span></text:span><text:span text:style-name="Category"><text:span text:style-name="T30">ei3</text:span></text:span><text:span text:style-name="Category"><text:span text:style-name="T28">, which is the result of the following computation:</text:span></text:span></text:p>
      <text:p text:style-name="P22"><text:span text:style-name="Category"><text:span text:style-name="T30">(let* ((mask (bitwise-arithmetic-shift-left 1 ei2)))</text:span></text:span></text:p>
      <text:p text:style-name="P22"><text:span text:style-name="Category"><text:span text:style-name="T30"><text:s text:c="2"/>(bitwise-if mask</text:span></text:span></text:p>
      <text:p text:style-name="P22"><text:span text:style-name="Category"><text:span text:style-name="T30"><text:s text:c="12"/>(bitwise-arithmetic-shift-left ei3 ei2)</text:span></text:span></text:p>
      <text:p text:style-name="P22"><text:span text:style-name="Category"><text:span text:style-name="T30"><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bit-field</text:span></text:span><text:span text:style-name="Category"><text:span text:style-name="T28"> procedure returns the number represented by the bits at the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which is the result of the following computation:</text:span></text:span></text:p>
      <text:p text:style-name="P22"><text:span text:style-name="Category"><text:span text:style-name="T30">(let ((mask</text:span></text:span></text:p>
      <text:p text:style-name="P22"><text:span text:style-name="Category"><text:span text:style-name="T30"><text:s text:c="7"/>(bitwise-not</text:span></text:span></text:p>
      <text:p text:style-name="P22"><text:span text:style-name="Category"><text:span text:style-name="T30"><text:s text:c="8"/>(bitwise-arithmetic-shift-left -1 ei3))))</text:span></text:span></text:p>
      <text:p text:style-name="P22"><text:span text:style-name="Category"><text:span text:style-name="T30"><text:s text:c="2"/>(bitwise-arithmetic-shift-right</text:span></text:span></text:p>
      <text:p text:style-name="P22"><text:span text:style-name="Category"><text:span text:style-name="T30"><text:s text:c="4"/>(bitwise-and ei1 mask)</text:span></text:span></text:p>
      <text:p text:style-name="P22"><text:span text:style-name="Category"><text:span text:style-name="T30"><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copy-bit-field</text:span></text:span><text:span text:style-name="Category"><text:span text:style-name="T28"> procedure returns the result of replac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he corresponding bits in </text:span></text:span><text:span text:style-name="Category"><text:span text:style-name="T30">ei4</text:span></text:span><text:span text:style-name="Category"><text:span text:style-name="T28">, which is the fixnum result of the following computation:</text:span></text:span></text:p>
      <text:p text:style-name="P22"><text:span text:style-name="Category"><text:span text:style-name="T30">(let* ((to <text:s text:c="3"/>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from <text:s/>ei4)</text:span></text:span></text:p>
      <text:p text:style-name="P22"><text:span text:style-name="Category"><text:span text:style-name="T30"><text:s text:c="7"/>(mask1</text:span></text:span></text:p>
      <text:p text:style-name="P22"><text:soft-page-break/><text:span text:style-name="Category"><text:span text:style-name="T30"><text:s text:c="9"/>(bitwise-arithmetic-shift-left -1 start))</text:span></text:span></text:p>
      <text:p text:style-name="P22"><text:span text:style-name="Category"><text:span text:style-name="T30"><text:s text:c="7"/>(mask2</text:span></text:span></text:p>
      <text:p text:style-name="P22"><text:span text:style-name="Category"><text:span text:style-name="T30"><text:s text:c="9"/>(bitwise-not</text:span></text:span></text:p>
      <text:p text:style-name="P22"><text:span text:style-name="Category"><text:span text:style-name="T30"><text:s text:c="11"/>(bitwise-arithmetic-shift-left -1 end)))</text:span></text:span></text:p>
      <text:p text:style-name="P22"><text:span text:style-name="Category"><text:span text:style-name="T30"><text:s text:c="7"/>(mask (bitwise-and mask1 mask2)))</text:span></text:span></text:p>
      <text:p text:style-name="P22"><text:span text:style-name="Category"><text:span text:style-name="T30"><text:s text:c="2"/>(bitwise-if mask</text:span></text:span></text:p>
      <text:p text:style-name="P22"><text:span text:style-name="Category"><text:span text:style-name="T30"><text:s text:c="14"/>(bitwise-arithmetic-shift-left from</text:span></text:span></text:p>
      <text:p text:style-name="P22"><text:span text:style-name="Category"><text:span text:style-name="T30"><text:s text:c="45"/>start)</text:span></text:span></text:p>
      <text:p text:style-name="P22"><text:span text:style-name="Category"><text:span text:style-name="T30"><text:s text:c="14"/>to))</text:span></text:span></text:p>
      <text:p text:style-name="Index"><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5">ei1 ei2</text:span></text:span></text:p>
      <text:p text:style-name="P22"><text:span text:style-name="Category"><text:span text:style-name="T28">[R6RS] Returns the result of the following computation:</text:span></text:span></text:p>
      <text:p text:style-name="P22"><text:span text:style-name="Category"><text:span text:style-name="T30">(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5">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5">ei1 ei2</text:span></text:span></text:p>
      <text:p text:style-name="P22"><text:span text:style-name="Category"><text:span text:style-name="T28">[R6RS] Ei2 must be non-negative. The </text:span></text:span><text:span text:style-name="Category"><text:span text:style-name="T30">bitwise-arithmetic-shift-left</text:span></text:span><text:span text:style-name="Category"><text:span text:style-name="T28"> procedure returns the same result as </text:span></text:span><text:span text:style-name="Category"><text:span text:style-name="T30">bitwise-arithmetic-shift</text:span></text:span><text:span text:style-name="Category"><text:span text:style-name="T28">, and</text:span></text:span></text:p>
      <text:p text:style-name="P22"><text:span text:style-name="Category"><text:span text:style-name="T30">(bitwise-arithmetic-shift-right ei1 ei2)</text:span></text:span></text:p>
      <text:p text:style-name="P22"><text:span text:style-name="Category"><text:span text:style-name="T28">returns the same result as</text:span></text:span></text:p>
      <text:p text:style-name="P22"><text:span text:style-name="Category"><text:span text:style-name="T30">(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text:span></text:span><text:span text:style-name="Category"><text:span text:style-name="T30">ei3</text:span></text:span><text:span text:style-name="Category"><text:span text:style-name="T28">, </text:span></text:span><text:span text:style-name="Category"><text:span text:style-name="T30">ei4</text:span></text:span><text:span text:style-name="Category"><text:span text:style-name="T28"> must be non-negative,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and </text:span></text:span><text:span text:style-name="Category"><text:span text:style-name="T30">ei4</text:span></text:span><text:span text:style-name="Category"><text:span text:style-name="T28"> must be non-negative. procedure returns the result of cyclically permut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ext:span></text:span><text:span text:style-name="Category"><text:span text:style-name="T30">ei4</text:span></text:span><text:span text:style-name="Category"><text:span text:style-name="T28"> bits towards the more significant bits, which is the result of the following computation:</text:span></text:span></text:p>
      <text:p text:style-name="P22"><text:span text:style-name="Category"><text:span text:style-name="T30">(let* ((n <text:s text:c="4"/>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count ei4)</text:span></text:span></text:p>
      <text:p text:style-name="P22"><text:span text:style-name="Category"><text:span text:style-name="T30"><text:s text:c="7"/>(width (- end start)))</text:span></text:span></text:p>
      <text:p text:style-name="P22"><text:span text:style-name="Category"><text:span text:style-name="T30"><text:s text:c="2"/>(if (positive? width)</text:span></text:span></text:p>
      <text:p text:style-name="P22"><text:span text:style-name="Category"><text:span text:style-name="T30"><text:s text:c="6"/>(let* ((count (mod count width))</text:span></text:span></text:p>
      <text:p text:style-name="P22"><text:span text:style-name="Category"><text:span text:style-name="T30"><text:s text:c="13"/>(field0</text:span></text:span></text:p>
      <text:p text:style-name="P22"><text:span text:style-name="Category"><text:span text:style-name="T30"><text:s text:c="15"/>(bitwise-bit-field n start end))</text:span></text:span></text:p>
      <text:p text:style-name="P22"><text:span text:style-name="Category"><text:span text:style-name="T30"><text:s text:c="13"/>(field1 (bitwise-arithmetic-shift-left</text:span></text:span></text:p>
      <text:p text:style-name="P22"><text:span text:style-name="Category"><text:span text:style-name="T30"><text:s text:c="23"/>field0 count))</text:span></text:span></text:p>
      <text:p text:style-name="P22"><text:span text:style-name="Category"><text:span text:style-name="T30"><text:s text:c="13"/>(field2 (bitwise-arithmetic-shift-right</text:span></text:span></text:p>
      <text:p text:style-name="P22"><text:span text:style-name="Category"><text:span text:style-name="T30"><text:s text:c="23"/>field0</text:span></text:span></text:p>
      <text:p text:style-name="P22"><text:span text:style-name="Category"><text:span text:style-name="T30"><text:s text:c="23"/>(- width count)))</text:span></text:span></text:p>
      <text:p text:style-name="P22"><text:span text:style-name="Category"><text:span text:style-name="T30"><text:s text:c="13"/>(field (bitwise-ior field1 field2)))</text:span></text:span></text:p>
      <text:p text:style-name="P22"><text:soft-page-break/><text:span text:style-name="Category"><text:span text:style-name="T30"><text:s text:c="8"/>(bitwise-copy-bit-field n start end field))</text:span></text:span></text:p>
      <text:p text:style-name="P22"><text:span text:style-name="Category"><text:span text:style-name="T30"><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reverse-bit-field</text:span></text:span><text:span text:style-name="Category"><text:span text:style-name="T28"> procedure returns the result obtained from </text:span></text:span><text:span text:style-name="Category"><text:span text:style-name="T30">ei1</text:span></text:span><text:span text:style-name="Category"><text:span text:style-name="T28"> by reversing the order of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text:span></text:span></text:p>
      <text:h text:style-name="Heading_20_2" text:outline-level="2"><text:span text:style-name="Category"><text:span text:style-name="T40">(rnrs syntax-case (6))</text:span></text:span></text:h>
      <text:p text:style-name="Text_20_body"><text:span text:style-name="Category"><text:span text:style-name="T28">On Sagittarius Scheme </text:span></text:span><text:span text:style-name="Category"><text:span text:style-name="T38">syntax-case</text:span></text:span><text:span text:style-name="Category"><text:span text:style-name="T28">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5">(define-syntax let/scope</text:span></text:span></text:p>
      <text:p text:style-name="First_20_line_20_indent"><text:span text:style-name="Category"><text:span text:style-name="T35"><text:s text:c="2"/>(lambda(x)</text:span></text:span></text:p>
      <text:p text:style-name="First_20_line_20_indent"><text:span text:style-name="Category"><text:span text:style-name="T35"><text:s text:c="4"/>(syntax-case x ()</text:span></text:span></text:p>
      <text:p text:style-name="First_20_line_20_indent"><text:span text:style-name="Category"><text:span text:style-name="T35"><text:s text:c="6"/>((k scope-name body ...)</text:span></text:span></text:p>
      <text:p text:style-name="First_20_line_20_indent"><text:span text:style-name="Category"><text:span text:style-name="T35"><text:s text:c="7"/>#'(let-syntax</text:span></text:span></text:p>
      <text:p text:style-name="First_20_line_20_indent"><text:span text:style-name="Category"><text:span text:style-name="T35"><text:s text:c="13"/>((scope-name</text:span></text:span></text:p>
      <text:p text:style-name="First_20_line_20_indent"><text:span text:style-name="Category"><text:span text:style-name="T35"><text:s text:c="15"/>(lambda(x)</text:span></text:span></text:p>
      <text:p text:style-name="First_20_line_20_indent"><text:span text:style-name="Category"><text:span text:style-name="T35"><text:s text:c="17"/>(syntax-case x ()</text:span></text:span></text:p>
      <text:p text:style-name="First_20_line_20_indent"><text:span text:style-name="Category"><text:span text:style-name="T35"><text:s text:c="19"/>((_ b (... ...))</text:span></text:span></text:p>
      <text:p text:style-name="First_20_line_20_indent"><text:span text:style-name="Category"><text:span text:style-name="T35"><text:s text:c="20"/>#`(begin</text:span></text:span></text:p>
      <text:p text:style-name="First_20_line_20_indent"><text:span text:style-name="Category"><text:span text:style-name="T35"><text:s text:c="24"/>#,@(datum-&gt;syntax #'k</text:span></text:span></text:p>
      <text:p text:style-name="First_20_line_20_indent"><text:span text:style-name="Category"><text:span text:style-name="T35"><text:s text:c="29"/>(syntax-&gt;datum #'(b (... ...))))))))))</text:span></text:span></text:p>
      <text:p text:style-name="First_20_line_20_indent"><text:span text:style-name="Category"><text:span text:style-name="T35"><text:s text:c="11"/>body ...)))))</text:span></text:span></text:p>
      <text:p text:style-name="First_20_line_20_indent"><text:span text:style-name="Category"><text:span text:style-name="T35">(let ((x 1))</text:span></text:span></text:p>
      <text:p text:style-name="First_20_line_20_indent"><text:span text:style-name="Category"><text:span text:style-name="T35"><text:s text:c="2"/>(let/scope d1</text:span></text:span></text:p>
      <text:p text:style-name="First_20_line_20_indent"><text:span text:style-name="Category"><text:span text:style-name="T35"><text:s text:c="4"/>(let ((x 2))</text:span></text:span></text:p>
      <text:p text:style-name="First_20_line_20_indent"><text:span text:style-name="Category"><text:span text:style-name="T35"><text:s text:c="6"/>(let/scope d2</text:span></text:span></text:p>
      <text:p text:style-name="First_20_line_20_indent"><text:span text:style-name="Category"><text:span text:style-name="T35"><text:s text:c="8"/>(let ((x 3))</text:span></text:span></text:p>
      <text:p text:style-name="First_20_line_20_indent"><text:span text:style-name="Category"><text:span text:style-name="T35"><text:s text:c="10"/>(list (d1 x) (d2 x) x))))))</text:span></text:span></text:p>
      <text:p text:style-name="P38"><text:span text:style-name="Category"><text:span text:style-name="T24">This should return </text:span></text:span><text:span text:style-name="Category"><text:span text:style-name="T35">(1 2 3)</text:span></text:span><text:span text:style-name="Category"><text:span text:style-name="T36"> </text:span></text:span><text:span text:style-name="Category"><text:span text:style-name="T25">however on Sagittarius it returns </text:span></text:span><text:span text:style-name="Category"><text:span text:style-name="T36">(1 1 3)</text:span></text:span><text:span text:style-name="Category"><text:span text:style-name="T25">. If you want to write a portable program with </text:span></text:span><text:span text:style-name="Category"><text:span text:style-name="T36">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5">expression (literal …) clause </text:span></text:span></text:p>
      <text:p text:style-name="First_20_line_20_indent"><text:span text:style-name="Category"><text:span text:style-name="T25">[R6RS] <text:s/>Each </text:span></text:span><text:span text:style-name="Category"><text:span text:style-name="T36">literal </text:span></text:span><text:span text:style-name="Category"><text:span text:style-name="T25">must be an identifier. Each </text:span></text:span><text:span text:style-name="Category"><text:span text:style-name="T36">clause </text:span></text:span><text:span text:style-name="Category"><text:span text:style-name="T25">must take one of the following two forms.</text:span></text:span></text:p>
      <text:p text:style-name="First_20_line_20_indent"><text:span text:style-name="Category"><text:span text:style-name="T36">(pattern output-expression) </text:span></text:span></text:p>
      <text:p text:style-name="First_20_line_20_indent"><text:span text:style-name="Category"><text:span text:style-name="T36">(pattern fender output-expression)</text:span></text:span></text:p>
      <text:p text:style-name="First_20_line_20_indent"><text:span text:style-name="Category"><text:span text:style-name="T36">Fender</text:span></text:span><text:span text:style-name="Category"><text:span text:style-name="T25"> and </text:span></text:span><text:span text:style-name="Category"><text:span text:style-name="T36">output-expression </text:span></text:span><text:span text:style-name="Category"><text:span text:style-name="T25">must be expressions.</text:span></text:span></text:p>
      <text:p text:style-name="First_20_line_20_indent"><text:span text:style-name="Category"><text:span text:style-name="T36">Pattern </text:span></text:span><text:span text:style-name="Category"><text:span text:style-name="T25">is the same as </text:span></text:span><text:span text:style-name="Category"><text:span text:style-name="T36">syntax-rules</text:span></text:span><text:span text:style-name="Category"><text:span text:style-name="T25">. See </text:span></text:span><text:span text:style-name="Category"><text:span text:style-name="T36">(rnrs base (6))</text:span></text:span><text:span text:style-name="Category"><text:span text:style-name="T25"> section.</text:span></text:span></text:p>
      <text:p text:style-name="First_20_line_20_indent"><text:soft-page-break/><text:span text:style-name="Category"><text:span text:style-name="T25">A </text:span></text:span><text:span text:style-name="Category"><text:span text:style-name="T36">syntax-case</text:span></text:span><text:span text:style-name="Category"><text:span text:style-name="T25"> expression first evaluates </text:span></text:span><text:span text:style-name="Category"><text:span text:style-name="T36">expression</text:span></text:span><text:span text:style-name="Category"><text:span text:style-name="T25">. It then attempts to match the </text:span></text:span><text:span text:style-name="Category"><text:span text:style-name="T36">pattern</text:span></text:span><text:span text:style-name="Category"><text:span text:style-name="T25"> from the first </text:span></text:span><text:span text:style-name="Category"><text:span text:style-name="T36">clause</text:span></text:span><text:span text:style-name="Category"><text:span text:style-name="T25"> against the resulting value, which is unwrapped as necessary to perform the match. If the pattern matches the value and no </text:span></text:span><text:span text:style-name="Category"><text:span text:style-name="T36">fender</text:span></text:span><text:span text:style-name="Category"><text:span text:style-name="T25"> is present, </text:span></text:span><text:span text:style-name="Category"><text:span text:style-name="T36">output-expression</text:span></text:span><text:span text:style-name="Category"><text:span text:style-name="T25"> is evaluated and its value returned as the value of the </text:span></text:span><text:span text:style-name="Category"><text:span text:style-name="T36">syntax-case</text:span></text:span><text:span text:style-name="Category"><text:span text:style-name="T25"> expression. If the pattern does not match the value, </text:span></text:span><text:span text:style-name="Category"><text:span text:style-name="T36">syntax-case</text:span></text:span><text:span text:style-name="Category"><text:span text:style-name="T25"> tries the second </text:span></text:span><text:span text:style-name="Category"><text:span text:style-name="T36">clause</text:span></text:span><text:span text:style-name="Category"><text:span text:style-name="T25">, then the third, and so on. It is a syntax violation if the value </text:span></text:span><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6">fender</text:span></text:span><text:span text:style-name="Category"><text:span text:style-name="T25"> is present, it serves as an additional constraint on acceptance of a clause. If the </text:span></text:span><text:span text:style-name="Category"><text:span text:style-name="T36">pattern</text:span></text:span><text:span text:style-name="Category"><text:span text:style-name="T25"> of a given </text:span></text:span><text:span text:style-name="Category"><text:span text:style-name="T36">clause</text:span></text:span><text:span text:style-name="Category"><text:span text:style-name="T25"> matches the input value, the corresponding </text:span></text:span><text:span text:style-name="Category"><text:span text:style-name="T36">fender</text:span></text:span><text:span text:style-name="Category"><text:span text:style-name="T25"> is evaluated. If </text:span></text:span><text:span text:style-name="Category"><text:span text:style-name="T36">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6">pattern</text:span></text:span><text:span text:style-name="Category"><text:span text:style-name="T25"> are bound to the corresponding pieces of the input value within the clause’s </text:span></text:span><text:span text:style-name="Category"><text:span text:style-name="T36">fender</text:span></text:span><text:span text:style-name="Category"><text:span text:style-name="T25"> (if present) and </text:span></text:span><text:span text:style-name="Category"><text:span text:style-name="T36">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6">syntax-case</text:span></text:span><text:span text:style-name="Category"><text:span text:style-name="T25"> form is in tail context, the </text:span></text:span><text:span text:style-name="Category"><text:span text:style-name="T36">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5">template</text:span></text:span></text:p>
      <text:p text:style-name="First_20_line_20_indent"><text:span text:style-name="Category"><text:span text:style-name="T25">[R6RS] A </text:span></text:span><text:span text:style-name="Category"><text:span text:style-name="T36">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6">(subtemplate ...)</text:span></text:span></text:p>
      <text:p text:style-name="First_20_line_20_indent"><text:span text:style-name="Category"><text:span text:style-name="T36">(subtemplate ... . template)</text:span></text:span></text:p>
      <text:p text:style-name="First_20_line_20_indent"><text:span text:style-name="Category"><text:span text:style-name="T36">#(subtemplate …)</text:span></text:span></text:p>
      <text:p text:style-name="First_20_line_20_indent"><text:span text:style-name="Category"><text:span text:style-name="T25">A </text:span></text:span><text:span text:style-name="Category"><text:span text:style-name="T36">subtemplate</text:span></text:span><text:span text:style-name="Category"><text:span text:style-name="T25"> is a </text:span></text:span><text:span text:style-name="Category"><text:span text:style-name="T36">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6">syntax</text:span></text:span><text:span text:style-name="Category"><text:span text:style-name="T25"> form is a copy of </text:span></text:span><text:span text:style-name="Category"><text:span text:style-name="T36">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procedure </text:span></text:span><text:span text:style-name="Category"><text:span text:style-name="T33">bound-identifier=?</text:span></text:span><text:span text:style-name="Category"><text:span text:style-name="T29"> returns #t if given arguments are exactly the same object.</text:span></text:span></text:p>
      <text:p text:style-name="P22"><text:span text:style-name="Category"><text:span text:style-name="T29">The </text:span></text:span><text:span text:style-name="Category"><text:span text:style-name="T33">bound-identifier=?</text:span></text:span><text:span text:style-name="Category"><text:span text:style-name="T29">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text:span></text:span><text:span text:style-name="Category"><text:span text:style-name="T33">free-identifier=?</text:span></text:span><text:span text:style-name="Category"><text:span text:style-name="T29"> procedure returns #t if given arguments are indicating the same bindings.</text:span></text:span></text:p>
      <text:p text:style-name="Index"><text:soft-page-break/><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5">syntax-object</text:span></text:span></text:p>
      <text:p text:style-name="P22"><text:span text:style-name="Category"><text:span text:style-name="T29">[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5">l</text:span></text:span></text:p>
      <text:p text:style-name="P22"><text:span text:style-name="Category"><text:span text:style-name="T29">[R6RS] </text:span></text:span><text:span text:style-name="Category"><text:span text:style-name="T33">L</text:span></text:span><text:span text:style-name="Category"><text:span text:style-name="T29"> must be a list or syntax object representing a list-structured form. The number of temporaries generated is the number of elements in </text:span></text:span><text:span text:style-name="Category"><text:span text:style-name="T33">l</text:span></text:span><text:span text:style-name="Category"><text:span text:style-name="T29">. Each temporary is guaranteed to be unique.</text:span></text:span></text:p>
      <text:p text:style-name="P22"><text:span text:style-name="Category"><text:span text:style-name="T29">NOTE: If you want to create just one temporary symbol and do not think about portability, it's better to use </text:span></text:span><text:span text:style-name="Category"><text:span text:style-name="T33">gensym</text:span></text:span><text:span text:style-name="Category"><text:span text:style-name="T29"> in </text:span></text:span><text:span text:style-name="Category"><text:span text:style-name="T33">(sagittarius) </text:span></text:span><text:span text:style-name="Category"><text:span text:style-name="T29">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5">((pattern expression) …) body</text:span></text:span></text:p>
      <text:p text:style-name="P22"><text:span text:style-name="Category"><text:span text:style-name="T29">[R6RS] The </text:span></text:span><text:span text:style-name="Category"><text:span text:style-name="T33">with-syntax</text:span></text:span><text:span text:style-name="Category"><text:span text:style-name="T29"> form is used to bind pattern variables, just as let is used to bind variables. This allows a transformer to construct its output in separate pieces, then put the pieces together.</text:span></text:span></text:p>
      <text:p text:style-name="P22"><text:span text:style-name="Category"><text:span text:style-name="T29">Each </text:span></text:span><text:span text:style-name="Category"><text:span text:style-name="T33">pattern</text:span></text:span><text:span text:style-name="Category"><text:span text:style-name="T29"> is identical in form to a syntax-case pattern. The value of each </text:span></text:span><text:span text:style-name="Category"><text:span text:style-name="T33">expression</text:span></text:span><text:span text:style-name="Category"><text:span text:style-name="T29"> is computed and destructured according to the corresponding </text:span></text:span><text:span text:style-name="Category"><text:span text:style-name="T33">pattern</text:span></text:span><text:span text:style-name="Category"><text:span text:style-name="T29">, and pattern variables within the </text:span></text:span><text:span text:style-name="Category"><text:span text:style-name="T33">pattern</text:span></text:span><text:span text:style-name="Category"><text:span text:style-name="T29"> are bound as with </text:span></text:span><text:span text:style-name="Category"><text:span text:style-name="T33">syntax-case</text:span></text:span><text:span text:style-name="Category"><text:span text:style-name="T29"> to the corresponding portions of the value within </text:span></text:span><text:span text:style-name="Category"><text:span text:style-name="T33">body</text:span></text:span><text:span text:style-name="Category"><text:span text:style-name="T29">.</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5">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2"><text:span text:style-name="Category"><text:span text:style-name="T29">[R6RS] The </text:span></text:span><text:span text:style-name="Category"><text:span text:style-name="T33">quasisyntax</text:span></text:span><text:span text:style-name="Category"><text:span text:style-name="T29"> form is similar to syntax, but it allows parts of the quoted text to be evaluated, in a manner similar to the operation of </text:span></text:span><text:span text:style-name="Category"><text:span text:style-name="T33">quasiquote</text:span></text:span><text:span text:style-name="Category"><text:span text:style-name="T29">.</text:span></text:span></text:p>
      <text:p text:style-name="P22"><text:span text:style-name="Category"><text:span text:style-name="T29">Within a </text:span></text:span><text:span text:style-name="Category"><text:span text:style-name="T33">quasisyntax</text:span></text:span><text:span text:style-name="Category"><text:span text:style-name="T29"> template, subform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forms are evaluated, and everything else is treated as ordinary template material, as with </text:span></text:span><text:span text:style-name="Category"><text:span text:style-name="T33">syntax</text:span></text:span><text:span text:style-name="Category"><text:span text:style-name="T29">. The value of each </text:span></text:span><text:span text:style-name="Category"><text:span text:style-name="T33">unsyntax</text:span></text:span><text:span text:style-name="Category"><text:span text:style-name="T29"> subform is inserted into the output in place of the </text:span></text:span><text:span text:style-name="Category"><text:span text:style-name="T33">unsyntax</text:span></text:span><text:span text:style-name="Category"><text:span text:style-name="T29"> form, while the value of each </text:span></text:span><text:span text:style-name="Category"><text:span text:style-name="T33">unsyntax-splicing</text:span></text:span><text:span text:style-name="Category"><text:span text:style-name="T29"> subform is spliced into the surrounding list or vector structure. Use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are valid only within </text:span></text:span><text:span text:style-name="Category"><text:span text:style-name="T33">quasisyntax</text:span></text:span><text:span text:style-name="Category"><text:span text:style-name="T29"> expressions.</text:span></text:span></text:p>
      <text:p text:style-name="P22"><text:span text:style-name="Category"><text:span text:style-name="T29">A </text:span></text:span><text:span text:style-name="Category"><text:span text:style-name="T33">quasisyntax</text:span></text:span><text:span text:style-name="Category"><text:span text:style-name="T29"> expression may be nested, with each </text:span></text:span><text:span text:style-name="Category"><text:span text:style-name="T33">quasisyntax</text:span></text:span><text:span text:style-name="Category"><text:span text:style-name="T29"> introducing a new level of syntax quotation and each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taking away a level of quotation. An expression nested within n </text:span></text:span><text:span text:style-name="Category"><text:span text:style-name="T33">quasisyntax</text:span></text:span><text:span text:style-name="Category"><text:span text:style-name="T29"> expressions must be within n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5">who message form :optional subform</text:span></text:span></text:p>
      <text:p text:style-name="P22"><text:span text:style-name="Category"><text:span text:style-name="T29">[R6RS] </text:span></text:span><text:span text:style-name="Category"><text:span text:style-name="T33">Who</text:span></text:span><text:span text:style-name="Category"><text:span text:style-name="T29"> must be #f or a string or a symbol. </text:span></text:span><text:span text:style-name="Category"><text:span text:style-name="T33">Message</text:span></text:span><text:span text:style-name="Category"><text:span text:style-name="T29"> must be a string. </text:span></text:span><text:span text:style-name="Category"><text:span text:style-name="T33">Form</text:span></text:span><text:span text:style-name="Category"><text:span text:style-name="T29"> must be a syntax object or a datum value. </text:span></text:span><text:span text:style-name="Category"><text:span text:style-name="T33">Subform</text:span></text:span><text:span text:style-name="Category"><text:span text:style-name="T29"> must be a syntax object or a datum value. The </text:span></text:span><text:span text:style-name="Category"><text:span text:style-name="T33">syntax-violation</text:span></text:span><text:span text:style-name="Category"><text:span text:style-name="T29"> procedure raises an exception, reporting a syntax violation. </text:span></text:span><text:span text:style-name="Category"><text:span text:style-name="T33">Who</text:span></text:span><text:span text:style-name="Category"><text:span text:style-name="T29"> should describe the macro transformer that detected the exception. The </text:span></text:span><text:span text:style-name="Category"><text:span text:style-name="T33">message</text:span></text:span><text:span text:style-name="Category"><text:span text:style-name="T29"> argument should describe the violation. </text:span></text:span><text:span text:style-name="Category"><text:span text:style-name="T33">Form</text:span></text:span><text:span text:style-name="Category"><text:span text:style-name="T29"> should be the erroneous source syntax object or a datum value representing a form. The optional </text:span></text:span><text:span text:style-name="Category"><text:span text:style-name="T33">subform</text:span></text:span><text:span text:style-name="Category"><text:span text:style-name="T29"> argument should be a syntax object or datum value representing a form that more precisely locates the violation.</text:span></text:span></text:p>
      <text:h text:style-name="Heading_20_2" text:outline-level="2"><text:span text:style-name="Category"><text:span text:style-name="T41">(rnrs hashtables (6))</text:span></text:span></text:h>
      <text:p text:style-name="Text_20_body"><text:span text:style-name="Category"><text:span text:style-name="T29">The</text:span></text:span><text:span text:style-name="Category"><text:span text:style-name="T39"> (rnrs hashtables (6))</text:span></text:span><text:span text:style-name="Category"><text:span text:style-name="T29">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5">:optional k</text:span></text:span></text:p>
      <text:p text:style-name="P22"><text:span text:style-name="Category"><text:span text:style-name="T29">[R6RS] Returns a newly allocated mutable hashtable that accepts arbitrary objects as keys, and compares those keys with </text:span></text:span><text:span text:style-name="Category"><text:span text:style-name="T33">eq? (make-eq-hashtable) </text:span></text:span><text:span text:style-name="Category"><text:span text:style-name="T29">or </text:span></text:span><text:span text:style-name="Category"><text:span text:style-name="T33">eqv?(make-eqv-hashtable)</text:span></text:span><text:span text:style-name="Category"><text:span text:style-name="T29">. If an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oft-page-break/><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5">hash-function equiv :optional k</text:span></text:span></text:p>
      <text:p text:style-name="P22"><text:span text:style-name="Category"><text:span text:style-name="T29">[R6RS] </text:span></text:span><text:span text:style-name="Category"><text:span text:style-name="T33">Hash-function</text:span></text:span><text:span text:style-name="Category"><text:span text:style-name="T29"> and </text:span></text:span><text:span text:style-name="Category"><text:span text:style-name="T33">equiv</text:span></text:span><text:span text:style-name="Category"><text:span text:style-name="T29"> must be procedures. </text:span></text:span><text:span text:style-name="Category"><text:span text:style-name="T33">Hash-function</text:span></text:span><text:span text:style-name="Category"><text:span text:style-name="T29"> should accept a key as an argument and should return a non-negative exact integer object. </text:span></text:span><text:span text:style-name="Category"><text:span text:style-name="T33">Equiv</text:span></text:span><text:span text:style-name="Category"><text:span text:style-name="T29"> should accept two keys as arguments and return a single value. The </text:span></text:span><text:span text:style-name="Category"><text:span text:style-name="T33">make-hashtable</text:span></text:span><text:span text:style-name="Category"><text:span text:style-name="T29"> procedure returns a newly allocated mutable hashtable using </text:span></text:span><text:span text:style-name="Category"><text:span text:style-name="T33">hash-function</text:span></text:span><text:span text:style-name="Category"><text:span text:style-name="T29"> as the hash function and </text:span></text:span><text:span text:style-name="Category"><text:span text:style-name="T33">equiv</text:span></text:span><text:span text:style-name="Category"><text:span text:style-name="T29"> as the equivalence function </text:span></text:span><text:span text:style-name="Category"><text:span text:style-name="T29">used to compare keys. If a third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5">hashtable</text:span></text:span></text:p>
      <text:p text:style-name="P22"><text:span text:style-name="Category"><text:span text:style-name="T29">[R6RS] Returns the number of keys contained in </text:span></text:span><text:span text:style-name="Category"><text:span text:style-name="T33">hashtable</text:span></text:span><text:span text:style-name="Category"><text:span text:style-name="T29">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5">hashtable key default</text:span></text:span></text:p>
      <text:p text:style-name="P22"><text:span text:style-name="Category"><text:span text:style-name="T29">[R6RS] Returns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If </text:span></text:span><text:span text:style-name="Category"><text:span text:style-name="T33">hashtable</text:span></text:span><text:span text:style-name="Category"><text:span text:style-name="T29"> does not contain an association for key, </text:span></text:span><text:span text:style-name="Category"><text:span text:style-name="T33">default</text:span></text:span><text:span text:style-name="Category"><text:span text:style-name="T29">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5">hashtable key obj</text:span></text:span></text:p>
      <text:p text:style-name="P22"><text:span text:style-name="Category"><text:span text:style-name="T29">[R6RS] Changes </text:span></text:span><text:span text:style-name="Category"><text:span text:style-name="T33">hashtable</text:span></text:span><text:span text:style-name="Category"><text:span text:style-name="T29"> to associate </text:span></text:span><text:span text:style-name="Category"><text:span text:style-name="T33">key</text:span></text:span><text:span text:style-name="Category"><text:span text:style-name="T29"> with </text:span></text:span><text:span text:style-name="Category"><text:span text:style-name="T33">obj</text:span></text:span><text:span text:style-name="Category"><text:span text:style-name="T29">, adding a new association or replacing any existing association for </text:span></text:span><text:span text:style-name="Category"><text:span text:style-name="T33">key</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5">hashtable key</text:span></text:span></text:p>
      <text:p text:style-name="P22"><text:span text:style-name="Category"><text:span text:style-name="T29">[R6RS] Removes any association for </text:span></text:span><text:span text:style-name="Category"><text:span text:style-name="T33">key</text:span></text:span><text:span text:style-name="Category"><text:span text:style-name="T29"> within </text:span></text:span><text:span text:style-name="Category"><text:span text:style-name="T33">hashtable</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5">hashtable key</text:span></text:span></text:p>
      <text:p text:style-name="P22"><text:span text:style-name="Category"><text:span text:style-name="T29">[R6RS] Returns #t if </text:span></text:span><text:span text:style-name="Category"><text:span text:style-name="T33">hashtable</text:span></text:span><text:span text:style-name="Category"><text:span text:style-name="T29"> contains an association for </text:span></text:span><text:span text:style-name="Category"><text:span text:style-name="T33">key</text:span></text:span><text:span text:style-name="Category"><text:span text:style-name="T29">,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5">hashtable key proc default</text:span></text:span></text:p>
      <text:p text:style-name="P22"><text:span text:style-name="Category"><text:span text:style-name="T29">[R6RS] </text:span></text:span><text:span text:style-name="Category"><text:span text:style-name="T33">Proc</text:span></text:span><text:span text:style-name="Category"><text:span text:style-name="T29"> should accept one argument, should return a single value. The </text:span></text:span><text:span text:style-name="Category"><text:span text:style-name="T33">hashtable-update!</text:span></text:span><text:span text:style-name="Category"><text:span text:style-name="T29"> procedure applies </text:span></text:span><text:span text:style-name="Category"><text:span text:style-name="T33">proc</text:span></text:span><text:span text:style-name="Category"><text:span text:style-name="T29"> to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or to default if </text:span></text:span><text:span text:style-name="Category"><text:span text:style-name="T33">hashtable</text:span></text:span><text:span text:style-name="Category"><text:span text:style-name="T29"> does not contain an association for </text:span></text:span><text:span text:style-name="Category"><text:span text:style-name="T33">key</text:span></text:span><text:span text:style-name="Category"><text:span text:style-name="T29">. The </text:span></text:span><text:span text:style-name="Category"><text:span text:style-name="T33">hashtable</text:span></text:span><text:span text:style-name="Category"><text:span text:style-name="T29"> is then changed to associate </text:span></text:span><text:span text:style-name="Category"><text:span text:style-name="T33">key</text:span></text:span><text:span text:style-name="Category"><text:span text:style-name="T29"> with the value returned by </text:span></text:span><text:span text:style-name="Category"><text:span text:style-name="T33">proc</text:span></text:span><text:span text:style-name="Category"><text:span text:style-name="T29">.</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5">hashtable :optional mutable</text:span></text:span></text:p>
      <text:p text:style-name="P22"><text:span text:style-name="Category"><text:span text:style-name="T29">[R6RS] Returns a copy of </text:span></text:span><text:span text:style-name="Category"><text:span text:style-name="T33">hashtable</text:span></text:span><text:span text:style-name="Category"><text:span text:style-name="T29">. If the mutable argument is provided and is true, the returned </text:span></text:span><text:span text:style-name="Category"><text:span text:style-name="T33">hashtable</text:span></text:span><text:span text:style-name="Category"><text:span text:style-name="T29">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5">hashtable :optional k</text:span></text:span></text:p>
      <text:p text:style-name="P22"><text:span text:style-name="Category"><text:span text:style-name="T29">[R6RS] Removes all associations from </text:span></text:span><text:span text:style-name="Category"><text:span text:style-name="T33">hashtable</text:span></text:span><text:span text:style-name="Category"><text:span text:style-name="T29"> and returns unspecified values.</text:span></text:span></text:p>
      <text:p text:style-name="P22"><text:span text:style-name="Category"><text:span text:style-name="T29">If a second argument is given, the current capacity of the </text:span></text:span><text:span text:style-name="Category"><text:span text:style-name="T33">hashtable</text:span></text:span><text:span text:style-name="Category"><text:span text:style-name="T29"> is re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5">hashtable</text:span></text:span></text:p>
      <text:p text:style-name="P22"><text:span text:style-name="Category"><text:span text:style-name="T29">[R6RS] Returns a vector of all keys or entries in </text:span></text:span><text:span text:style-name="Category"><text:span text:style-name="T33">hashtable</text:span></text:span><text:span text:style-name="Category"><text:span text:style-name="T29">.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5">hashtable</text:span></text:span></text:p>
      <text:p text:style-name="P22"><text:span text:style-name="Category"><text:span text:style-name="T29">[R6RS] Returns the equivalence or hash function used by </text:span></text:span><text:span text:style-name="Category"><text:span text:style-name="T33">hashtable</text:span></text:span><text:span text:style-name="Category"><text:span text:style-name="T29">.</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5">hashtable</text:span></text:span></text:p>
      <text:p text:style-name="P22"><text:span text:style-name="Category"><text:span text:style-name="T29">[R6RS] Returns #t if </text:span></text:span><text:span text:style-name="Category"><text:span text:style-name="T33">hashtable</text:span></text:span><text:span text:style-name="Category"><text:span text:style-name="T29">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5">obj</text:span></text:span></text:p>
      <text:p text:style-name="Index"><text:soft-page-break/><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5">obj</text:span></text:span></text:p>
      <text:p text:style-name="P24"><text:span text:style-name="Category"><text:span text:style-name="T25">[R6RS] Returns hash value of </text:span></text:span><text:span text:style-name="Category"><text:span text:style-name="T36">obj</text:span></text:span><text:span text:style-name="Category"><text:span text:style-name="T25">. Each procedures return the hash values suitable for </text:span></text:span><text:span text:style-name="Category"><text:span text:style-name="T36">equal?, string=?, string-ci=? </text:span></text:span><text:span text:style-name="Category"><text:span text:style-name="T25">and symbols.</text:span></text:span></text:p>
      <text:h text:style-name="Heading_20_2" text:outline-level="2"><text:span text:style-name="Category"><text:span text:style-name="T42">(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5">symbol-list</text:span></text:span></text:p>
      <text:p text:style-name="P24"><text:span text:style-name="Category"><text:span text:style-name="T25">[R6RS] </text:span></text:span><text:span text:style-name="Category"><text:span text:style-name="T36">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5">enum-set</text:span></text:span></text:p>
      <text:p text:style-name="P24"><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symbol that is in the universe of </text:span></text:span><text:span text:style-name="Category"><text:span text:style-name="T36">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list of symbols that belong to the universe of </text:span></text:span><text:span text:style-name="Category"><text:span text:style-name="T36">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5">enum-set</text:span></text:span></text:p>
      <text:p text:style-name="P24"><text:span text:style-name="Category"><text:span text:style-name="T25">[R6RS] Returns a list of the symbols that belong to its argument, in the canonical order of the universe of </text:span></text:span><text:span text:style-name="Category"><text:span text:style-name="T36">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5">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5">enum-set1 enum-set2</text:span></text:span></text:p>
      <text:p text:style-name="P24"><text:span text:style-name="Category"><text:span text:style-name="T25">[R6RS] The </text:span></text:span><text:span text:style-name="Category"><text:span text:style-name="T36">enum-set-member?</text:span></text:span><text:span text:style-name="Category"><text:span text:style-name="T25"> procedure returns #t if its first argument is an element of its second argument, #f otherwise.</text:span></text:span></text:p>
      <text:p text:style-name="P24"><text:span text:style-name="Category"><text:span text:style-name="T25">The </text:span></text:span><text:span text:style-name="Category"><text:span text:style-name="T36">enum-set-subset?</text:span></text:span><text:span text:style-name="Category"><text:span text:style-name="T25"> procedure returns #t if the universe of </text:span></text:span><text:span text:style-name="Category"><text:span text:style-name="T36">enum-set1</text:span></text:span><text:span text:style-name="Category"><text:span text:style-name="T25"> is a subset of the universe of </text:span></text:span><text:span text:style-name="Category"><text:span text:style-name="T36">enum-set2</text:span></text:span><text:span text:style-name="Category"><text:span text:style-name="T25"> (considered as sets of symbols) and every element of </text:span></text:span><text:span text:style-name="Category"><text:span text:style-name="T36">enum-set1</text:span></text:span><text:span text:style-name="Category"><text:span text:style-name="T25"> is a member of </text:span></text:span><text:span text:style-name="Category"><text:span text:style-name="T36">enum-set2</text:span></text:span><text:span text:style-name="Category"><text:span text:style-name="T25">. It returns #f otherwise.</text:span></text:span></text:p>
      <text:p text:style-name="P24"><text:span text:style-name="Category"><text:span text:style-name="T25">The </text:span></text:span><text:span text:style-name="Category"><text:span text:style-name="T36">enum-set=?</text:span></text:span><text:span text:style-name="Category"><text:span text:style-name="T25"> procedure returns #t if </text:span></text:span><text:span text:style-name="Category"><text:span text:style-name="T36">enum-set1</text:span></text:span><text:span text:style-name="Category"><text:span text:style-name="T25"> is a subset of </text:span></text:span><text:span text:style-name="Category"><text:span text:style-name="T36">enum-set2</text:span></text:span><text:span text:style-name="Category"><text:span text:style-name="T25"> and vice versa, as determined by the </text:span></text:span><text:span text:style-name="Category"><text:span text:style-name="T36">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5">enum-set1 enum-set2</text:span></text:span></text:p>
      <text:p text:style-name="P24"><text:span text:style-name="Category"><text:span text:style-name="T25">[R6RS]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must be enumeration sets that have the same enumeration type.</text:span></text:span></text:p>
      <text:p text:style-name="P24"><text:span text:style-name="Category"><text:span text:style-name="T25">The </text:span></text:span><text:span text:style-name="Category"><text:span text:style-name="T36">enum-set-union</text:span></text:span><text:span text:style-name="Category"><text:span text:style-name="T25"> procedure returns the un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intersection</text:span></text:span><text:span text:style-name="Category"><text:span text:style-name="T25"> procedure returns the intersect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difference</text:span></text:span><text:span text:style-name="Category"><text:span text:style-name="T25"> procedure returns the difference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5">enum-set</text:span></text:span></text:p>
      <text:p text:style-name="P24"><text:span text:style-name="Category"><text:span text:style-name="T25">[R6RS] Returns </text:span></text:span><text:span text:style-name="Category"><text:span text:style-name="T36">enum-set</text:span></text:span><text:span text:style-name="Category"><text:span text:style-name="T25">’s complement with respect to its universe.</text:span></text:span></text:p>
      <text:p text:style-name="Index"><text:soft-page-break/><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5">enum-set1 enum-set2</text:span></text:span></text:p>
      <text:p text:style-name="P24"><text:span text:style-name="Category"><text:span text:style-name="T25">[R6RS] Projects </text:span></text:span><text:span text:style-name="Category"><text:span text:style-name="T36">enum-set1</text:span></text:span><text:span text:style-name="Category"><text:span text:style-name="T25"> into the universe of </text:span></text:span><text:span text:style-name="Category"><text:span text:style-name="T36">enum-set2</text:span></text:span><text:span text:style-name="Category"><text:span text:style-name="T25">, dropping any elements of </text:span></text:span><text:span text:style-name="Category"><text:span text:style-name="T36">enum-set1</text:span></text:span><text:span text:style-name="Category"><text:span text:style-name="T25"> that do not belong to the universe of </text:span></text:span><text:span text:style-name="Category"><text:span text:style-name="T36">enum-set2</text:span></text:span><text:span text:style-name="Category"><text:span text:style-name="T25">. (If enum-set1 is a subset of the universe of its second, no elements are dropped, and the injection is returned.)</text:span></text:span></text:p>
      <text:p text:style-name="Index"><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5">type-name (symbol …) constructor-syntax</text:span></text:span></text:p>
      <text:p text:style-name="P24"><text:span text:style-name="Category"><text:span text:style-name="T25">[R6RS] The </text:span></text:span><text:span text:style-name="Category"><text:span text:style-name="T36">define-enumeration</text:span></text:span><text:span text:style-name="Category"><text:span text:style-name="T25"> form defines an enumeration type and provides two macros for constructing its members and sets of its members.</text:span></text:span></text:p>
      <text:p text:style-name="P24"><text:span text:style-name="Category"><text:span text:style-name="T25">A </text:span></text:span><text:span text:style-name="Category"><text:span text:style-name="T36">define-enumeration</text:span></text:span><text:span text:style-name="Category"><text:span text:style-name="T25"> form is a definition and can appear anywhere any other definition can appear.</text:span></text:span></text:p>
      <text:p text:style-name="P24"><text:span text:style-name="Category"><text:span text:style-name="T36">Type-name</text:span></text:span><text:span text:style-name="Category"><text:span text:style-name="T25"> is an identifier that is bound as a syntactic keyword; </text:span></text:span><text:span text:style-name="Category"><text:span text:style-name="T36">symbol …</text:span></text:span><text:span text:style-name="Category"><text:span text:style-name="T25"> are the symbols that comprise the universe of the enumeration (in order).</text:span></text:span></text:p>
      <text:p text:style-name="P24"><text:span text:style-name="Category"><text:span text:style-name="T25">(</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checks at macro-expansion time whether the name of </text:span></text:span><text:span text:style-name="Category"><text:span text:style-name="T36">symbol</text:span></text:span><text:span text:style-name="Category"><text:span text:style-name="T25"> is in the universe associated with </text:span></text:span><text:span text:style-name="Category"><text:span text:style-name="T36">type-name</text:span></text:span><text:span text:style-name="Category"><text:span text:style-name="T25">. If it is, (</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is equivalent to </text:span></text:span><text:span text:style-name="Category"><text:span text:style-name="T36">symbol</text:span></text:span><text:span text:style-name="Category"><text:span text:style-name="T25">. It is a syntax violation if it is not.</text:span></text:span></text:p>
      <text:p text:style-name="P24"><text:span text:style-name="Category"><text:span text:style-name="T36">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checks at macro-expansion time whether every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is in the universe associated with </text:span></text:span><text:span text:style-name="Category"><text:span text:style-name="T36">type-name</text:span></text:span><text:span text:style-name="Category"><text:span text:style-name="T25">. It is a syntax violation if one or more is not. Otherwise</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p text:style-name="P24"><text:span text:style-name="Category"><text:span text:style-name="T25">is equivalent to</text:span></text:span></text:p>
      <text:p text:style-name="P24"><text:span text:style-name="Category"><text:span text:style-name="T25">((</text:span></text:span><text:span text:style-name="Category"><text:span text:style-name="T36">enum-set-constructor</text:span></text:span><text:span text:style-name="Category"><text:span text:style-name="T25"> (</text:span></text:span><text:span text:style-name="Category"><text:span text:style-name="T36">constructor-syntax</text:span></text:span><text:span text:style-name="Category"><text:span text:style-name="T25">))</text:span></text:span></text:p>
      <text:p text:style-name="P24"><text:span text:style-name="Category"><text:span text:style-name="T25"><text:s/>’(</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h text:style-name="Heading_20_2" text:outline-level="2"><text:span text:style-name="Category"><text:span text:style-name="T43">(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5">expression environment</text:span></text:span></text:p>
      <text:p text:style-name="P24"><text:span text:style-name="Category"><text:span text:style-name="T25">[R6RS] Evaluates </text:span></text:span><text:span text:style-name="Category"><text:span text:style-name="T36">expression</text:span></text:span><text:span text:style-name="Category"><text:span text:style-name="T25"> in the specified environment and returns its value. </text:span></text:span><text:span text:style-name="Category"><text:span text:style-name="T36">Expression</text:span></text:span><text:span text:style-name="Category"><text:span text:style-name="T25"> must be a syntactically valid Scheme expression represented as a datum value. R6RS requires </text:span></text:span><text:span text:style-name="Category"><text:span text:style-name="T36">envionment</text:span></text:span><text:span text:style-name="Category"><text:span text:style-name="T25"> an envitonment which must be created by the </text:span></text:span><text:span text:style-name="Category"><text:span text:style-name="T36">environment</text:span></text:span><text:span text:style-name="Category"><text:span text:style-name="T25"> procedure. However on Sagittarius, </text:span></text:span><text:span text:style-name="Category"><text:span text:style-name="T36">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5">import-spec …</text:span></text:span></text:p>
      <text:p text:style-name="P24"><text:span text:style-name="Category"><text:span text:style-name="T25">[R6RS] </text:span></text:span><text:span text:style-name="Category"><text:span text:style-name="T36">Import-spec</text:span></text:span><text:span text:style-name="Category"><text:span text:style-name="T25"> must be a datum representing an import spec. The </text:span></text:span><text:span text:style-name="Category"><text:span text:style-name="T36">environment</text:span></text:span><text:span text:style-name="Category"><text:span text:style-name="T25"> procedure returns an environment corresponding to </text:span></text:span><text:span text:style-name="Category"><text:span text:style-name="T36">import-spec</text:span></text:span><text:span text:style-name="Category"><text:span text:style-name="T25">.</text:span></text:span></text:p>
      <text:h text:style-name="Heading_20_2" text:outline-level="2"><text:span text:style-name="Category"><text:span text:style-name="T42">(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5">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5">pair obj</text:span></text:span></text:p>
      <text:p text:style-name="P24"><text:span text:style-name="Category"><text:span text:style-name="T25">[R6RS] Store </text:span></text:span><text:span text:style-name="Category"><text:span text:style-name="T36">obj</text:span></text:span><text:span text:style-name="Category"><text:span text:style-name="T25"> in the car/cdr field of </text:span></text:span><text:span text:style-name="Category"><text:span text:style-name="T36">pair</text:span></text:span><text:span text:style-name="Category"><text:span text:style-name="T25">. These procedures return unspecified value.</text:span></text:span></text:p>
      <text:p text:style-name="P24"><text:span text:style-name="Category"><text:span text:style-name="T25">On Sagittarius Scheme, these procedures can modify immutable pairs.</text:span></text:span></text:p>
      <text:h text:style-name="Heading_20_2" text:outline-level="2"><text:span text:style-name="Category"><text:span text:style-name="T42">(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5">string k char</text:span></text:span></text:p>
      <text:p text:style-name="P24"><text:span text:style-name="Category"><text:span text:style-name="T25">[R6RS] </text:span></text:span><text:span text:style-name="Category"><text:span text:style-name="T36">K</text:span></text:span><text:span text:style-name="Category"><text:span text:style-name="T25"> must be a valid index of </text:span></text:span><text:span text:style-name="Category"><text:span text:style-name="T36">string</text:span></text:span><text:span text:style-name="Category"><text:span text:style-name="T25">. The </text:span></text:span><text:span text:style-name="Category"><text:span text:style-name="T36">string-set!</text:span></text:span><text:span text:style-name="Category"><text:span text:style-name="T25"> procedure stores </text:span></text:span><text:span text:style-name="Category"><text:span text:style-name="T36">char</text:span></text:span><text:span text:style-name="Category"><text:span text:style-name="T25"> in element</text:span></text:span></text:p>
      <text:p text:style-name="P24"><text:soft-page-break/><text:span text:style-name="Category"><text:span text:style-name="T36">k</text:span></text:span><text:span text:style-name="Category"><text:span text:style-name="T25"> of </text:span></text:span><text:span text:style-name="Category"><text:span text:style-name="T36">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5">string char</text:span></text:span></text:p>
      <text:p text:style-name="P24"><text:span text:style-name="Category"><text:span text:style-name="T25">[R6RS] Stores </text:span></text:span><text:span text:style-name="Category"><text:span text:style-name="T36">char</text:span></text:span><text:span text:style-name="Category"><text:span text:style-name="T25"> in every element of the given string and returns unspecified values.</text:span></text:span></text:p>
      <text:p text:style-name="P24"><text:span text:style-name="Category"><text:span text:style-name="T25">Passing an immutable string to these procedures cause an exception with condition type </text:span></text:span><text:span text:style-name="Category"><text:span text:style-name="T36">&amp;assertion </text:span></text:span><text:span text:style-name="Category"><text:span text:style-name="T25">to be raised.</text:span></text:span></text:p>
      <text:h text:style-name="Heading_20_2" text:outline-level="2"><text:span text:style-name="Category"><text:span text:style-name="T42">(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5">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5">z</text:span></text:span></text:p>
      <text:p text:style-name="P24"><text:span text:style-name="Category"><text:span text:style-name="T25">[R6RS] These are the same as the </text:span></text:span><text:span text:style-name="Category"><text:span text:style-name="T36">inexact</text:span></text:span><text:span text:style-name="Category"><text:span text:style-name="T25"> and </text:span></text:span><text:span text:style-name="Category"><text:span text:style-name="T36">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5">n1 n2</text:span></text:span></text:p>
      <text:p text:style-name="P24"><text:span text:style-name="Category"><text:span text:style-name="T25">[R6RS] Returns the quotient, remainder and modulo of dividing an integer </text:span></text:span><text:span text:style-name="Category"><text:span text:style-name="T36">n1</text:span></text:span><text:span text:style-name="Category"><text:span text:style-name="T25"> by an integer </text:span></text:span><text:span text:style-name="Category"><text:span text:style-name="T36">n2</text:span></text:span><text:span text:style-name="Category"><text:span text:style-name="T25">. The result is an exact number only if both </text:span></text:span><text:span text:style-name="Category"><text:span text:style-name="T36">n1</text:span></text:span><text:span text:style-name="Category"><text:span text:style-name="T25"> and </text:span></text:span><text:span text:style-name="Category"><text:span text:style-name="T36">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5">expression</text:span></text:span></text:p>
      <text:p text:style-name="P24"><text:span text:style-name="Category"><text:span text:style-name="T25">[R6RS] The </text:span></text:span><text:span text:style-name="Category"><text:span text:style-name="T36">delay</text:span></text:span><text:span text:style-name="Category"><text:span text:style-name="T25"> construct is used together with the procedure </text:span></text:span><text:span text:style-name="Category"><text:span text:style-name="T36">force</text:span></text:span><text:span text:style-name="Category"><text:span text:style-name="T25"> to implement lazy evaluation or call by need. (</text:span></text:span><text:span text:style-name="Category"><text:span text:style-name="T36">delay</text:span></text:span><text:span text:style-name="Category"><text:span text:style-name="T25"> </text:span></text:span><text:span text:style-name="Category"><text:span text:style-name="T36">expression</text:span></text:span><text:span text:style-name="Category"><text:span text:style-name="T25">) returns an object called a </text:span></text:span><text:span text:style-name="Category"><text:span text:style-name="T36">promise</text:span></text:span><text:span text:style-name="Category"><text:span text:style-name="T25"> which at some point in the future may be asked (by the </text:span></text:span><text:span text:style-name="Category"><text:span text:style-name="T36">force</text:span></text:span><text:span text:style-name="Category"><text:span text:style-name="T25"> procedure) to evaluate </text:span></text:span><text:span text:style-name="Category"><text:span text:style-name="T36">expression</text:span></text:span><text:span text:style-name="Category"><text:span text:style-name="T25">, and deliver the resulting value. The effect of </text:span></text:span><text:span text:style-name="Category"><text:span text:style-name="T36">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5">promise</text:span></text:span></text:p>
      <text:p text:style-name="P24"><text:span text:style-name="Category"><text:span text:style-name="T25">[R6RS] </text:span></text:span><text:span text:style-name="Category"><text:span text:style-name="T36">Promise</text:span></text:span><text:span text:style-name="Category"><text:span text:style-name="T25"> must be a promise. The </text:span></text:span><text:span text:style-name="Category"><text:span text:style-name="T36">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5">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5">n</text:span></text:span></text:p>
      <text:p text:style-name="P24"><text:span text:style-name="Category"><text:span text:style-name="T25">[R6RS] </text:span></text:span><text:span text:style-name="Category"><text:span text:style-name="T36">N</text:span></text:span><text:span text:style-name="Category"><text:span text:style-name="T25"> must be the exact integer object 5. These procedures return an environment which is suitable to use with </text:span></text:span><text:span text:style-name="Category"><text:span text:style-name="T36">eval</text:span></text:span><text:span text:style-name="Category"><text:span text:style-name="T25">.</text:span></text:span></text:p>
      <text:h text:style-name="P53" text:outline-level="1"><text:span text:style-name="Category"><text:span text:style-name="T47">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4">(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4">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5">filename</text:span></text:span></text:p>
      <text:p text:style-name="P24"><text:span text:style-name="Category"><text:span text:style-name="T25">Returns file size of </text:span></text:span><text:span text:style-name="Category"><text:span text:style-name="T36">filename</text:span></text:span><text:span text:style-name="Category"><text:span text:style-name="T25"> in bytes. If </text:span></text:span><text:span text:style-name="Category"><text:span text:style-name="T36">filename</text:span></text:span><text:span text:style-name="Category"><text:span text:style-name="T25"> does not exist, it raises </text:span></text:span><text:span text:style-name="Category"><text:span text:style-name="T36">&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5">filename</text:span></text:span></text:p>
      <text:p text:style-name="P24"><text:span text:style-name="Category"><text:span text:style-name="T25">Returns file type or permission of given </text:span></text:span><text:span text:style-name="Category"><text:span text:style-name="T36">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5">filename</text:span></text:span></text:p>
      <text:p text:style-name="P24"><text:span text:style-name="Category"><text:span text:style-name="T25">Returns file statistics time in nano sec.The </text:span></text:span><text:span text:style-name="Category"><text:span text:style-name="T36">file-stat-ctime</text:span></text:span><text:span text:style-name="Category"><text:span text:style-name="T25"> procedure returns last change time of </text:span></text:span><text:span text:style-name="Category"><text:span text:style-name="T36">filename. </text:span></text:span><text:span text:style-name="Category"><text:span text:style-name="T25">The </text:span></text:span><text:span text:style-name="Category"><text:span text:style-name="T36">file-stat-mtime </text:span></text:span><text:span text:style-name="Category"><text:span text:style-name="T25">returns last modified time of </text:span></text:span><text:span text:style-name="Category"><text:span text:style-name="T36">filename.</text:span></text:span><text:span text:style-name="Category"><text:span text:style-name="T25"> The </text:span></text:span><text:span text:style-name="Category"><text:span text:style-name="T36">file-stat-atime</text:span></text:span><text:span text:style-name="Category"><text:span text:style-name="T25"> returns last accesse time of </text:span></text:span><text:span text:style-name="Category"><text:span text:style-name="T36">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5">old-filename new-filename</text:span></text:span></text:p>
      <text:p text:style-name="P24"><text:span text:style-name="Category"><text:span text:style-name="T25">Creates symbolink of </text:span></text:span><text:span text:style-name="Category"><text:span text:style-name="T36">old-filename</text:span></text:span><text:span text:style-name="Category"><text:span text:style-name="T25"> as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5">old-filename new-filename</text:span></text:span></text:p>
      <text:p text:style-name="P24"><text:span text:style-name="Category"><text:span text:style-name="T25">Renames given </text:span></text:span><text:span text:style-name="Category"><text:span text:style-name="T36">old-filename</text:span></text:span><text:span text:style-name="Category"><text:span text:style-name="T25"> to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5">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5">path</text:span></text:span></text:p>
      <text:p text:style-name="P24"><text:span text:style-name="Category"><text:span text:style-name="T25">Creates/deletes given directory. If it fails, it raises condition </text:span></text:span><text:span text:style-name="Category"><text:span text:style-name="T36">&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5">path</text:span></text:span></text:p>
      <text:p text:style-name="P24"><text:span text:style-name="Category"><text:span text:style-name="T25">Reads directory and returns contents as a string list. If </text:span></text:span><text:span text:style-name="Category"><text:span text:style-name="T36">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4"><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5">path</text:span></text:span></text:p>
      <text:p text:style-name="P24"><text:span text:style-name="Category"><text:span text:style-name="T25">Sets current working directory to </text:span></text:span><text:span text:style-name="Category"><text:span text:style-name="T36">path.</text:span></text:span></text:p>
      <text:h text:style-name="Heading_20_3" text:outline-level="3"><text:span text:style-name="Category"><text:span text:style-name="T42">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5">:optional k</text:span></text:span></text:p>
      <text:p text:style-name="P24"><text:span text:style-name="Category"><text:span text:style-name="T25">Creates a hashtable. The same as </text:span></text:span><text:span text:style-name="Category"><text:span text:style-name="T36">make-eq-hashtable </text:span></text:span><text:span text:style-name="Category"><text:span text:style-name="T25">and </text:span></text:span><text:span text:style-name="Category"><text:span text:style-name="T36">make-eqv-hashtable</text:span></text:span><text:span text:style-name="Category"><text:span text:style-name="T25">. It uses </text:span></text:span><text:soft-page-break/><text:span text:style-name="Category"><text:span text:style-name="T36">equal?</text:span></text:span><text:span text:style-name="Category"><text:span text:style-name="T25">/</text:span></text:span><text:span text:style-name="Category"><text:span text:style-name="T36">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5">hashtable</text:span></text:span></text:p>
      <text:p text:style-name="P24"><text:span text:style-name="Category"><text:span text:style-name="T25">Returns given </text:span></text:span><text:span text:style-name="Category"><text:span text:style-name="T36">hashtable</text:span></text:span><text:span text:style-name="Category"><text:span text:style-name="T25">'s keys/values. The R6RS required procedures </text:span></text:span><text:span text:style-name="Category"><text:span text:style-name="T36">hashtable-keys</text:span></text:span><text:span text:style-name="Category"><text:span text:style-name="T25"> and </text:span></text:span><text:span text:style-name="Category"><text:span text:style-name="T36">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5">hashtable</text:span></text:span></text:p>
      <text:p text:style-name="P24"><text:span text:style-name="Category"><text:span text:style-name="T25">Returns </text:span></text:span><text:span text:style-name="Category"><text:span text:style-name="T36">hashtable</text:span></text:span><text:span text:style-name="Category"><text:span text:style-name="T25">'s hash type. The possible return values are </text:span></text:span><text:span text:style-name="Category"><text:span text:style-name="T36">eq, eqv, equal, string </text:span></text:span><text:span text:style-name="Category"><text:span text:style-name="T25">and</text:span></text:span><text:span text:style-name="Category"><text:span text:style-name="T36">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5">hashtable</text:span></text:span></text:p>
      <text:p text:style-name="P24"><text:span text:style-name="Category"><text:span text:style-name="T25">Returns all </text:span></text:span><text:span text:style-name="Category"><text:span text:style-name="T36">hashtable</text:span></text:span><text:span text:style-name="Category"><text:span text:style-name="T25">'s</text:span></text:span><text:span text:style-name="Category"><text:span text:style-name="T36"> </text:span></text:span><text:span text:style-name="Category"><text:span text:style-name="T25">values. This procedure is for consistancy of </text:span></text:span><text:span text:style-name="Category"><text:span text:style-name="T36">hashtable-keys</text:span></text:span><text:span text:style-name="Category"><text:span text:style-name="T25">.</text:span></text:span></text:p>
      <text:h text:style-name="Heading_20_3" text:outline-level="3"><text:span text:style-name="Category"><text:span text:style-name="T42">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5">port</text:span></text:span></text:p>
      <text:p text:style-name="P24"><text:span text:style-name="Category"><text:span text:style-name="T25">Returns #t if given </text:span></text:span><text:span text:style-name="Category"><text:span text:style-name="T36">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5">obj :optional port</text:span></text:span></text:p>
      <text:p text:style-name="P24"><text:span text:style-name="Category"><text:span text:style-name="T25">Writes </text:span></text:span><text:span text:style-name="Category"><text:span text:style-name="T36">obj </text:span></text:span><text:span text:style-name="Category"><text:span text:style-name="T25">to given </text:span></text:span><text:span text:style-name="Category"><text:span text:style-name="T36">port.</text:span></text:span><text:span text:style-name="Category"><text:span text:style-name="T25"> If </text:span></text:span><text:span text:style-name="Category"><text:span text:style-name="T36">port</text:span></text:span><text:span text:style-name="Category"><text:span text:style-name="T25"> is not given, it uses current output port as output port. This is the same as </text:span></text:span><text:span text:style-name="Category"><text:span text:style-name="T36">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5">port string arg …</text:span></text:span></text:p>
      <text:p text:style-name="Index"><text:span text:style-name="Category"><text:span text:style-name="T8">Function:</text:span></text:span><text:span text:style-name="Category"><text:span text:style-name="T22">format</text:span></text:span><text:span text:style-name="Category"><text:span text:style-name="T35"> string arg …</text:span></text:span></text:p>
      <text:p text:style-name="P24"><text:span text:style-name="Category"><text:span text:style-name="T25">[SRFI-28+] Format </text:span></text:span><text:span text:style-name="Category"><text:span text:style-name="T36">arg</text:span></text:span><text:span text:style-name="Category"><text:span text:style-name="T25"> accoding to </text:span></text:span><text:span text:style-name="Category"><text:span text:style-name="T36">string.</text:span></text:span><text:span text:style-name="Category"><text:span text:style-name="T25"> </text:span></text:span><text:span text:style-name="Category"><text:span text:style-name="T36">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6"> Port </text:span></text:span><text:span text:style-name="Category"><text:span text:style-name="T25">can be omitted and the result is the same as when #f is given.</text:span></text:span></text:p>
      <text:p text:style-name="P24"><text:span text:style-name="Category"><text:span text:style-name="T36">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4"><text:span text:style-name="Category"><text:span text:style-name="T25">(</text:span></text:span><text:span text:style-name="Category"><text:span text:style-name="T36">format #f “the answer is ~a” 48) =&gt; “the anser is 48”</text:span></text:span></text:p>
      <text:p text:style-name="P24"><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4"><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4"><text:span text:style-name="Category"><text:span text:style-name="T25">The following complete list of the supported directives. Either upper case or lower case character can be used for the format directive; usually they have no distinction, except noted.</text:span></text:span></text:p>
      <text:list xml:id="list28720641" text:style-name="L13">
        <text:list-item>
          <text:p text:style-name="P70"><text:span text:style-name="Category"><text:span text:style-name="T25">~</text:span></text:span><text:span text:style-name="Category"><text:span text:style-name="T36">mincol,colinc,minpad,padchar,maxcol</text:span></text:span><text:span text:style-name="Category"><text:span text:style-name="T23">A</text:span></text:span></text:p>
          <text:p text:style-name="P71">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71">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71">If atmark-flag is given, the format result is right justified, i.e. padding is added to the left.</text:p>
          <text:p text:style-name="P71"><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72">(format #f "|~a|" "oops") <text:s text:c="26"/>→ “|oops|”</text:p>
          <text:p text:style-name="P72">(format #f "|~10a|" "oops") <text:s text:c="22"/>→ "|oops <text:s text:c="5"/>|"</text:p>
          <text:p text:style-name="P72">(format #f "|~10@a|" "oops") <text:s text:c="18"/>→ "| <text:s text:c="5"/>oops|"</text:p>
          <text:p text:style-name="P72">(format #f "|~10,,,'*@a|" "oops") <text:s text:c="12"/>→ <text:s/>"|******oops|"</text:p>
          <text:p text:style-name="P72">(format #f "|~,,,,10a|" '(abc def ghi jkl)) <text:s text:c="2"/>→ <text:s/>"|(abc def gh|"</text:p>
          <text:p text:style-name="P72">(format #f "|~,,,,10:a|" '(abc def ghi jkl)) <text:s/>→ <text:s/>"|(abc de ...|"</text:p>
        </text:list-item>
        <text:list-item>
          <text:p text:style-name="P72"><text:span text:style-name="Category"><text:span text:style-name="T29">~</text:span></text:span><text:span text:style-name="Category"><text:span text:style-name="T33">mincol,colinc,minpad,padchar,maxcol</text:span></text:span><text:span text:style-name="Category"><text:span text:style-name="T23">S</text:span></text:span></text:p>
          <text:p text:style-name="P72"><text:span text:style-name="Category"><text:span text:style-name="T29">S-expression output. The corresponding argument is printed by write. The semantics of parameters and flags are the same as ~</text:span></text:span><text:span text:style-name="Category"><text:span text:style-name="T23">A</text:span></text:span><text:span text:style-name="Category"><text:span text:style-name="T29"> directive.</text:span></text:span></text:p>
          <text:p text:style-name="P72"><text:span text:style-name="Category"><text:span text:style-name="T33">(format #f "|~s|" "oops") <text:s text:c="14"/>⇒ "|\"oops\"|"</text:span></text:span></text:p>
          <text:p text:style-name="P72"><text:span text:style-name="Category"><text:span text:style-name="T33">(format #f "|~10s|" "oops") <text:s text:c="10"/>⇒ "|\"oops\" <text:s text:c="3"/>|"</text:span></text:span></text:p>
          <text:p text:style-name="P72"><text:span text:style-name="Category"><text:span text:style-name="T33">(format #f "|~10@s|" "oops") <text:s text:c="7"/>⇒ "| <text:s text:c="3"/>\"oops\"|"</text:span></text:span></text:p>
          <text:p text:style-name="P72"><text:span text:style-name="Category"><text:span text:style-name="T33">(format #f "|~10,,,'*@s|" "oops") <text:s/>⇒ "|****\"oops\"|"</text:span></text:span></text:p>
        </text:list-item>
        <text:list-item>
          <text:p text:style-name="P72"><text:span text:style-name="Category"><text:span text:style-name="T33">~mincol,padchar,commachar,interval</text:span></text:span><text:span text:style-name="Category"><text:span text:style-name="T23">D</text:span></text:span></text:p>
          <text:p text:style-name="P67">Decimal output. The argument is formatted as an decimal integer. If the argument is not an integer, all parameters are ignored and it is formatted by ~<text:span text:style-name="T10">A</text:span> directive.</text:p>
          <text:p text:style-name="P67">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72">(format #f "|~d|" 12345) <text:s text:c="8"/>⇒ "|12345|"</text:p>
          <text:p text:style-name="P72">(format #f "|~10d|" 12345) <text:s text:c="4"/>⇒ "| <text:s text:c="4"/>12345|"</text:p>
          <text:p text:style-name="P72">(format #f "|~10,'0d|" 12345) <text:s/>⇒ "|0000012345|"</text:p>
          <text:p text:style-name="P67">If atmark-flag is given, the sign ‘+’ is printed for the positive argument.</text:p>
          <text:p text:style-name="P67">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72">(format #f "|~:d|" 12345) <text:s text:c="16"/>⇒ "|12,345|"</text:p>
          <text:p text:style-name="P72">(format #f "|~,,'_,4:d|" -12345678) <text:s/>⇒ "|-1234_5678|"</text:p>
        </text:list-item>
        <text:list-item>
          <text:p text:style-name="P72"><text:span text:style-name="Category"><text:span text:style-name="T33">~mincol,padchar,commachar,interval</text:span></text:span><text:span text:style-name="Category"><text:span text:style-name="T23">B</text:span></text:span></text:p>
          <text:p text:style-name="P67">Binary output. The argument is formatted as a binary integer. The semantics of parameters and flags are the same as the ~<text:span text:style-name="T10">D</text:span> directive.</text:p>
        </text:list-item>
        <text:list-item>
          <text:p text:style-name="P72"><text:span text:style-name="Category"><text:span text:style-name="T33">~mincol,padchar,commachar,interval</text:span></text:span><text:span text:style-name="Category"><text:span text:style-name="T23">D</text:span></text:span></text:p>
          <text:p text:style-name="P67"><text:span text:style-name="Category"><text:span text:style-name="T33">Octet output. The argument is formatted as a octal integer. The semantics of parameters and flags are the same as the ~</text:span></text:span><text:span text:style-name="Category"><text:span text:style-name="T32">D</text:span></text:span><text:span text:style-name="Category"><text:span text:style-name="T33"> directive.</text:span></text:span></text:p>
        </text:list-item>
        <text:list-item>
          <text:p text:style-name="P72"><text:span text:style-name="Category"><text:span text:style-name="T33">~mincol,padchar,commachar,interval</text:span></text:span><text:span text:style-name="Category"><text:span text:style-name="T23">X</text:span></text:span></text:p>
          <text:p text:style-name="P72"><text:span text:style-name="Category"><text:span text:style-name="T33">~mincol,padchar,commachar,interval</text:span></text:span><text:span text:style-name="Category"><text:span text:style-name="T23">x</text:span></text:span></text:p>
          <text:p text:style-name="P67"><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72">(format #f "~8,'0x" 259847592) <text:s text:c="2"/>⇒ "0f7cf5a8"</text:p>
          <text:p text:style-name="P72">(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5">symbol getc putc data</text:span></text:span></text:p>
      <text:p text:style-name="P24"><text:span text:style-name="Category"><text:span text:style-name="T25">Creates a custom codec. </text:span></text:span><text:span text:style-name="Category"><text:span text:style-name="T36">Symbol</text:span></text:span><text:span text:style-name="Category"><text:span text:style-name="T25"> is the name of the codec.</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 must be procedures.</text:span></text:span><text:span text:style-name="Category"><text:span text:style-name="T36">Data</text:span></text:span><text:span text:style-name="Category"><text:span text:style-name="T25"> is an user data used in </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text:span></text:span></text:p>
      <text:p text:style-name="P24"><text:span text:style-name="Category"><text:span text:style-name="T36">Getc</text:span></text:span><text:span text:style-name="Category"><text:span text:style-name="T25"> must take 4 arguments,</text:span></text:span><text:span text:style-name="Category"><text:span text:style-name="T36"> input-port, error-handling-mode, check-bom?</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Input-port</text:span></text:span><text:span text:style-name="Category"><text:span text:style-name="T25"> is binary input port.</text:span></text:span><text:span text:style-name="Category"><text:span text:style-name="T36"> 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 </text:span></text:span><text:span text:style-name="Category"><text:span text:style-name="T36">Check-bom?</text:span></text:span><text:span text:style-name="Category"><text:span text:style-name="T25"> is boolean, if </text:span></text:span><text:span text:style-name="Category"><text:span text:style-name="T36">getc</text:span></text:span><text:span text:style-name="Category"><text:span text:style-name="T25"> is being called first time, it is #t, otherwise #f. </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getc</text:span></text:span><text:span text:style-name="Category"><text:span text:style-name="T25"> is reading binary data from </text:span></text:span><text:span text:style-name="Category"><text:span text:style-name="T36">input-port</text:span></text:span><text:span text:style-name="Category"><text:span text:style-name="T25"> and converting the data to UCS4. Returning UCS4 must be integer and does not have to be 4 byte.</text:span></text:span></text:p>
      <text:p text:style-name="P24"><text:span text:style-name="Category"><text:span text:style-name="T36">Putc</text:span></text:span><text:span text:style-name="Category"><text:span text:style-name="T25"> must take 4 arguments, </text:span></text:span><text:span text:style-name="Category"><text:span text:style-name="T36">output-port, char, error-handling-mode</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Output-port </text:span></text:span><text:span text:style-name="Category"><text:span text:style-name="T25">is binary output port. </text:span></text:span><text:span text:style-name="Category"><text:span text:style-name="T36">Char</text:span></text:span><text:span text:style-name="Category"><text:span text:style-name="T25"> is character object which needs to be converted from UCS4. </text:span></text:span><text:span text:style-name="Category"><text:span text:style-name="T36">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putc</text:span></text:span><text:span text:style-name="Category"><text:span text:style-name="T25"> is converting given UCS4 charactner to target encoding data and putting it to </text:span></text:span><text:span text:style-name="Category"><text:span text:style-name="T36">output-port </text:span></text:span><text:span text:style-name="Category"><text:span text:style-name="T25">as binary data.</text:span></text:span></text:p>
      <text:p text:style-name="P24"><text:span text:style-name="Category"><text:span text:style-name="T25">For sample implementation, see sitelib/encoding directory. You can find some custom codecs.</text:span></text:span></text:p>
      <text:h text:style-name="Heading_20_3" text:outline-level="3"><text:span text:style-name="Category"><text:span text:style-name="T42">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6">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5">symbol</text:span></text:span></text:p>
      <text:p text:style-name="P24">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5">obj</text:span></text:span></text:p>
      <text:p text:style-name="P24"><text:span text:style-name="T6">Returns #t if </text:span><text:span text:style-name="T16">obj </text:span><text:span text:style-name="T6">is keyword, otherwise #f.</text:span></text:p>
      <text:h text:style-name="P86"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5">string</text:span></text:span></text:p>
      <text:p text:style-name="P15">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5">string1 string2</text:span></text:span></text:p>
      <text:p text:style-name="P15">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15">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5">bv :optional start end</text:span></text:span></text:p>
      <text:p text:style-name="P15">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5">ei</text:span></text:span></text:p>
      <text:p text:style-name="P20">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5">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5">list</text:span></text:span></text:p>
      <text:p text:style-name="P15">[SRFI-1] 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5">obj1 obj2 obj3</text:span></text:span></text:p>
      <text:p text:style-name="P15">[SRFI-1] Returns <text:span text:style-name="T16">(cons (cons obj1 obj2) obj3)</text:span>. Useful to put an entry at the head of an associative list.</text:p>
      <text:p text:style-name="Index"><text:span text:style-name="Category"><text:span text:style-name="T8">Function:</text:span></text:span><text:span text:style-name="Category"><text:span text:style-name="T22">append!</text:span></text:span><text:span text:style-name="Category"><text:span text:style-name="T24"> </text:span></text:span><text:span text:style-name="Category"><text:span text:style-name="T35">list …</text:span></text:span></text:p>
      <text:p text:style-name="P15">[SRFI-1] Returns a list consisting of the elements of the first <text:span text:style-name="T16">list</text:span> followed by the elements of the other lists. The cells in the lists except the last one may be reused to construct the result. The last argument may be any object.</text:p>
      <text:p text:style-name="Index"><text:span text:style-name="Category"><text:span text:style-name="T8">Function:</text:span></text:span><text:span text:style-name="Category"><text:span text:style-name="T22">reverse!</text:span></text:span><text:span text:style-name="Category"><text:span text:style-name="T24"> </text:span></text:span><text:span text:style-name="Category"><text:span text:style-name="T35">list …</text:span></text:span></text:p>
      <text:p text:style-name="P15">[SRFI-1] Returns a list consisting of the elements of <text:span text:style-name="T16">list</text:span> in reverse order. The cells of list may be reused to construct the returned list.</text:p>
      <text:h text:style-name="Heading_20_3" text:outline-level="3">Vector operations</text:h>
      <text:p text:style-name="Index"><text:span text:style-name="Category"><text:span text:style-name="T8">Function:</text:span></text:span><text:span text:style-name="Category"><text:span text:style-name="T22">vector-copy</text:span></text:span><text:span text:style-name="Category"><text:span text:style-name="T24"> </text:span></text:span><text:span text:style-name="Category"><text:span text:style-name="T35">vector :optional start end fill</text:span></text:span></text:p>
      <text:p text:style-name="P15">Copies a vector vector. Optional <text:span text:style-name="T16">start</text:span> and <text:span text:style-name="T16">end</text:span> arguments can be used to limit the range of <text:span text:style-name="T16">vector</text:span> to be copied. If the range specified by <text:span text:style-name="T16">start</text:span> and <text:span text:style-name="T16">end</text:span> falls outside of the original vector, the <text:span text:style-name="T16">fill</text:span> value is used to fill the result vector.</text:p>
      <text:h text:style-name="P57" text:outline-level="2">(sagittarius regex)</text:h>
      <text:p text:style-name="P7">As most of script language have own regular expression mechanism, Sagittarius also has own regular expression library. It is influenced by Java's regular expression, so there are a lot of differences between the most famous Perl regular expression(perlre). This feature may be changed, if R7RS large requires Perl like regular expression.</text:p>
      <text:p text:style-name="P7">Following examples show how to use Sagittarius's regular expression.</text:p>
      <text:p text:style-name="P9">;; For Perl like</text:p>
      <text:p text:style-name="P9">(cond ((looking-at (regex “^hello\\s*(.+)”) “hello world!”)</text:p>
      <text:p text:style-name="P9"><text:s text:c="12"/>=&gt; (lambda (m) (m 1))) ;; return “world!”</text:p>
      <text:p text:style-name="P9">;; For Java like</text:p>
      <text:p text:style-name="P7">(cond ((matches (regex “(\\w+?)\\s*(.+)”) “123hello world!”)) ;; this won't match</text:p>
      <text:p text:style-name="P7"><text:s text:c="10"/>(else “incovenient eh?”))</text:p>
      <text:p text:style-name="Text_20_body"><text:span text:style-name="T6">The </text:span><text:span text:style-name="T16">matches </text:span><text:span text:style-name="T6">procedure is total match, so it ignores boundary matcher '^' and '$'. The </text:span><text:span text:style-name="T16">looking-at</text:span><text:span text:style-name="T6"> procedure is partial match, so it works as if perlre. Sagittarius support most of Java regular expression constructs, however POSIX character classes and Classes for Unicode blocks and </text:span><text:soft-page-break/><text:span text:style-name="T6">categories are not supported yet.</text:span></text:p>
      <text:p text:style-name="P36"><text:span text:style-name="Category"><text:span text:style-name="T8">Function:</text:span></text:span><text:span text:style-name="Category"><text:span text:style-name="T22">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38">String</text:span></text:span><text:span text:style-name="Category"><text:span text:style-name="T28"> must be regular expression. Returns compiled regular expression. </text:span></text:span><text:span text:style-name="Category"><text:span text:style-name="T38">Flags</text:span></text:span><text:span text:style-name="Category"><text:span text:style-name="T28">' descriptions are the end of this section. The following table is the supported regular expression constructs.</text:span></text:span></text:p>
      <table:table table:name="Table1" table:style-name="Table1">
        <table:table-column table:style-name="Table1.A"/>
        <table:table-column table:style-name="Table1.B"/>
        <table:table-row table:style-name="Table1.1">
          <table:table-cell table:style-name="Table1.A1" office:value-type="string">
            <text:p text:style-name="P29">Construct</text:p>
          </table:table-cell>
          <table:table-cell table:style-name="Table1.A1" office:value-type="string">
            <text:p text:style-name="P29">Matches</text:p>
          </table:table-cell>
        </table:table-row>
        <table:table-row table:style-name="Table1.1">
          <table:table-cell table:style-name="Table1.A1" table:number-columns-spanned="2" office:value-type="string">
            <text:p text:style-name="P30">Charact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The character x</text:p>
          </table:table-cell>
        </table:table-row>
        <table:table-row table:style-name="Table1.1">
          <table:table-cell table:style-name="Table1.A3" office:value-type="string">
            <text:p text:style-name="P26">\\</text:p>
          </table:table-cell>
          <table:table-cell table:style-name="Table1.A1" office:value-type="string">
            <text:p text:style-name="P26">The backslash character</text:p>
          </table:table-cell>
        </table:table-row>
        <table:table-row table:style-name="Table1.1">
          <table:table-cell table:style-name="Table1.A3" office:value-type="string">
            <text:p text:style-name="P26">\0n</text:p>
          </table:table-cell>
          <table:table-cell table:style-name="Table1.A1" office:value-type="string">
            <text:p text:style-name="P26">The character with octal value 0n (0 &lt;= n &lt;= 7)</text:p>
          </table:table-cell>
        </table:table-row>
        <table:table-row table:style-name="Table1.1">
          <table:table-cell table:style-name="Table1.A3" office:value-type="string">
            <text:p text:style-name="P26">\0nn</text:p>
          </table:table-cell>
          <table:table-cell table:style-name="Table1.A1" office:value-type="string">
            <text:p text:style-name="P26">The character with octal value 0nn (0 &lt;= n &lt;= 7)</text:p>
          </table:table-cell>
        </table:table-row>
        <table:table-row table:style-name="Table1.1">
          <table:table-cell table:style-name="Table1.A3" office:value-type="string">
            <text:p text:style-name="P26">\0mnn</text:p>
          </table:table-cell>
          <table:table-cell table:style-name="Table1.A1" office:value-type="string">
            <text:p text:style-name="P26">The character with octal value 0mnn (0 &lt;= m &lt;= 3, 0 &lt;= n &lt;= 7)</text:p>
          </table:table-cell>
        </table:table-row>
        <table:table-row table:style-name="Table1.1">
          <table:table-cell table:style-name="Table1.A3" office:value-type="string">
            <text:p text:style-name="P26">\xhh</text:p>
          </table:table-cell>
          <table:table-cell table:style-name="Table1.A1" office:value-type="string">
            <text:p text:style-name="P26">The character with hexadecimal value 0xhh</text:p>
          </table:table-cell>
        </table:table-row>
        <table:table-row table:style-name="Table1.1">
          <table:table-cell table:style-name="Table1.A3" office:value-type="string">
            <text:p text:style-name="P26">\uhhhh</text:p>
          </table:table-cell>
          <table:table-cell table:style-name="Table1.A1" office:value-type="string">
            <text:p text:style-name="P26">The character with hexadecimal value 0xhhhh</text:p>
          </table:table-cell>
        </table:table-row>
        <table:table-row table:style-name="Table1.1">
          <table:table-cell table:style-name="Table1.A3" office:value-type="string">
            <text:p text:style-name="P26">\t</text:p>
          </table:table-cell>
          <table:table-cell table:style-name="Table1.A1" office:value-type="string">
            <text:p text:style-name="P26">The tab character ('\u0009')</text:p>
          </table:table-cell>
        </table:table-row>
        <table:table-row table:style-name="Table1.1">
          <table:table-cell table:style-name="Table1.A3" office:value-type="string">
            <text:p text:style-name="P26">\n</text:p>
          </table:table-cell>
          <table:table-cell table:style-name="Table1.A1" office:value-type="string">
            <text:p text:style-name="P26">The newline (line feed) character ('\u000A')</text:p>
          </table:table-cell>
        </table:table-row>
        <table:table-row table:style-name="Table1.1">
          <table:table-cell table:style-name="Table1.A3" office:value-type="string">
            <text:p text:style-name="P26">\r</text:p>
          </table:table-cell>
          <table:table-cell table:style-name="Table1.A1" office:value-type="string">
            <text:p text:style-name="P26">The carriage-return character ('\u000D')</text:p>
          </table:table-cell>
        </table:table-row>
        <table:table-row table:style-name="Table1.1">
          <table:table-cell table:style-name="Table1.A3" office:value-type="string">
            <text:p text:style-name="P26">\f</text:p>
          </table:table-cell>
          <table:table-cell table:style-name="Table1.A1" office:value-type="string">
            <text:p text:style-name="P26">The form-feed character ('\u000C')</text:p>
          </table:table-cell>
        </table:table-row>
        <table:table-row table:style-name="Table1.1">
          <table:table-cell table:style-name="Table1.A3" office:value-type="string">
            <text:p text:style-name="P26">\a</text:p>
          </table:table-cell>
          <table:table-cell table:style-name="Table1.A1" office:value-type="string">
            <text:p text:style-name="P26">The alert (bell) character ('\u0007')</text:p>
          </table:table-cell>
        </table:table-row>
        <table:table-row table:style-name="Table1.1">
          <table:table-cell table:style-name="Table1.A3" office:value-type="string">
            <text:p text:style-name="P26">\e</text:p>
          </table:table-cell>
          <table:table-cell table:style-name="Table1.A1" office:value-type="string">
            <text:p text:style-name="P26">The escape character ('\u001B')</text:p>
          </table:table-cell>
        </table:table-row>
        <table:table-row table:style-name="Table1.1">
          <table:table-cell table:style-name="Table1.A3" office:value-type="string">
            <text:p text:style-name="P26">\cx</text:p>
          </table:table-cell>
          <table:table-cell table:style-name="Table1.A1" office:value-type="string">
            <text:p text:style-name="P26">The control character corresponding to x</text:p>
          </table:table-cell>
        </table:table-row>
        <table:table-row table:style-name="Table1.1">
          <table:table-cell table:style-name="Table1.A1" table:number-columns-spanned="2" office:value-type="string">
            <text:p text:style-name="P27">Character classes</text:p>
          </table:table-cell>
          <table:covered-table-cell/>
        </table:table-row>
        <table:table-row table:style-name="Table1.1">
          <table:table-cell table:style-name="Table1.A3" office:value-type="string">
            <text:p text:style-name="P26">[abc]</text:p>
          </table:table-cell>
          <table:table-cell table:style-name="Table1.A1" office:value-type="string">
            <text:p text:style-name="P26">a, b, or c (simple class)</text:p>
          </table:table-cell>
        </table:table-row>
        <table:table-row table:style-name="Table1.1">
          <table:table-cell table:style-name="Table1.A3" office:value-type="string">
            <text:p text:style-name="P26">[^abc]</text:p>
          </table:table-cell>
          <table:table-cell table:style-name="Table1.A1" office:value-type="string">
            <text:p text:style-name="P26">Any character except a, b, or c (negation)</text:p>
          </table:table-cell>
        </table:table-row>
        <table:table-row table:style-name="Table1.1">
          <table:table-cell table:style-name="Table1.A3" office:value-type="string">
            <text:p text:style-name="P26">[a-zA-Z]</text:p>
          </table:table-cell>
          <table:table-cell table:style-name="Table1.A1" office:value-type="string">
            <text:p text:style-name="P26">a through z or A through Z, inclusive (range)</text:p>
          </table:table-cell>
        </table:table-row>
        <table:table-row table:style-name="Table1.1">
          <table:table-cell table:style-name="Table1.A3" office:value-type="string">
            <text:p text:style-name="P26">[a-d[m-p]]</text:p>
          </table:table-cell>
          <table:table-cell table:style-name="Table1.A1" office:value-type="string">
            <text:p text:style-name="P26">a through d, or m through p: [a-dm-p] (union)</text:p>
          </table:table-cell>
        </table:table-row>
        <table:table-row table:style-name="Table1.1">
          <table:table-cell table:style-name="Table1.A3" office:value-type="string">
            <text:p text:style-name="P26">[a-z&amp;&amp;[def]]</text:p>
          </table:table-cell>
          <table:table-cell table:style-name="Table1.A1" office:value-type="string">
            <text:p text:style-name="P26">d, e, or f (intersection)</text:p>
          </table:table-cell>
        </table:table-row>
        <table:table-row table:style-name="Table1.1">
          <table:table-cell table:style-name="Table1.A3" office:value-type="string">
            <text:p text:style-name="P26">[a-z&amp;&amp;[^bc]]</text:p>
          </table:table-cell>
          <table:table-cell table:style-name="Table1.A1" office:value-type="string">
            <text:p text:style-name="P26">a through z, except for b and c: [ad-z] (subtraction)</text:p>
          </table:table-cell>
        </table:table-row>
        <table:table-row table:style-name="Table1.1">
          <table:table-cell table:style-name="Table1.A3" office:value-type="string">
            <text:p text:style-name="P26">[a-z&amp;&amp;[^m-p]]</text:p>
          </table:table-cell>
          <table:table-cell table:style-name="Table1.A1" office:value-type="string">
            <text:p text:style-name="P26">a through z, and not m through p: [a-lq-z](subtraction)</text:p>
          </table:table-cell>
        </table:table-row>
        <table:table-row table:style-name="Table1.1">
          <table:table-cell table:style-name="Table1.A1" table:number-columns-spanned="2" office:value-type="string">
            <text:p text:style-name="P27">Predefined character classes</text:p>
          </table:table-cell>
          <table:covered-table-cell/>
        </table:table-row>
        <table:table-row table:style-name="Table1.1">
          <table:table-cell table:style-name="Table1.A3" office:value-type="string">
            <text:p text:style-name="P26">.</text:p>
          </table:table-cell>
          <table:table-cell table:style-name="Table1.A1" office:value-type="string">
            <text:p text:style-name="P26">Any character (may or may not match line terminators)</text:p>
          </table:table-cell>
        </table:table-row>
        <table:table-row table:style-name="Table1.1">
          <table:table-cell table:style-name="Table1.A3" office:value-type="string">
            <text:p text:style-name="P26">\d</text:p>
          </table:table-cell>
          <table:table-cell table:style-name="Table1.A1" office:value-type="string">
            <text:p text:style-name="P26">A digit: [0-9]</text:p>
          </table:table-cell>
        </table:table-row>
        <table:table-row table:style-name="Table1.1">
          <table:table-cell table:style-name="Table1.A3" office:value-type="string">
            <text:p text:style-name="P26">\D</text:p>
          </table:table-cell>
          <table:table-cell table:style-name="Table1.A1" office:value-type="string">
            <text:p text:style-name="P26">A non-digit: [^0-9]</text:p>
          </table:table-cell>
        </table:table-row>
        <table:table-row table:style-name="Table1.1">
          <table:table-cell table:style-name="Table1.A3" office:value-type="string">
            <text:p text:style-name="P26">\s</text:p>
          </table:table-cell>
          <table:table-cell table:style-name="Table1.A1" office:value-type="string">
            <text:p text:style-name="P26">A whitespace character: [ \t\n\x0B\f\r]</text:p>
          </table:table-cell>
        </table:table-row>
        <table:table-row table:style-name="Table1.1">
          <table:table-cell table:style-name="Table1.A3" office:value-type="string">
            <text:p text:style-name="P26">\S</text:p>
          </table:table-cell>
          <table:table-cell table:style-name="Table1.A1" office:value-type="string">
            <text:p text:style-name="P26">A non-whitespace character: [^\s]</text:p>
          </table:table-cell>
        </table:table-row>
        <table:table-row table:style-name="Table1.1">
          <table:table-cell table:style-name="Table1.A3" office:value-type="string">
            <text:p text:style-name="P26">\w</text:p>
          </table:table-cell>
          <table:table-cell table:style-name="Table1.A1" office:value-type="string">
            <text:p text:style-name="P26">A word character: [a-zA-Z_0-9]</text:p>
          </table:table-cell>
        </table:table-row>
        <table:table-row table:style-name="Table1.1">
          <table:table-cell table:style-name="Table1.A3" office:value-type="string">
            <text:p text:style-name="P26">\W</text:p>
          </table:table-cell>
          <table:table-cell table:style-name="Table1.A1" office:value-type="string">
            <text:p text:style-name="P26">A non-word character: [^\w]</text:p>
          </table:table-cell>
        </table:table-row>
        <table:table-row table:style-name="Table1.1">
          <table:table-cell table:style-name="Table1.A1" table:number-columns-spanned="2" office:value-type="string">
            <text:p text:style-name="P27">Boundary matchers</text:p>
          </table:table-cell>
          <table:covered-table-cell/>
        </table:table-row>
        <table:table-row table:style-name="Table1.1">
          <table:table-cell table:style-name="Table1.A3" office:value-type="string">
            <text:p text:style-name="P26">^</text:p>
          </table:table-cell>
          <table:table-cell table:style-name="Table1.A1" office:value-type="string">
            <text:p text:style-name="P26">The beginning of a line</text:p>
          </table:table-cell>
        </table:table-row>
        <table:table-row table:style-name="Table1.1">
          <table:table-cell table:style-name="Table1.A3" office:value-type="string">
            <text:p text:style-name="P26">$</text:p>
          </table:table-cell>
          <table:table-cell table:style-name="Table1.A1" office:value-type="string">
            <text:p text:style-name="P26">The end of a line</text:p>
          </table:table-cell>
        </table:table-row>
        <table:table-row table:style-name="Table1.1">
          <table:table-cell table:style-name="Table1.A3" office:value-type="string">
            <text:p text:style-name="P26">\b</text:p>
          </table:table-cell>
          <table:table-cell table:style-name="Table1.A1" office:value-type="string">
            <text:p text:style-name="P26">A word boundary</text:p>
          </table:table-cell>
        </table:table-row>
        <table:table-row table:style-name="Table1.1">
          <table:table-cell table:style-name="Table1.A3" office:value-type="string">
            <text:p text:style-name="P26">\B</text:p>
          </table:table-cell>
          <table:table-cell table:style-name="Table1.A1" office:value-type="string">
            <text:p text:style-name="P26">A non-word boundary</text:p>
          </table:table-cell>
        </table:table-row>
        <table:table-row table:style-name="Table1.1">
          <table:table-cell table:style-name="Table1.A3" office:value-type="string">
            <text:p text:style-name="P26">\A</text:p>
          </table:table-cell>
          <table:table-cell table:style-name="Table1.A1" office:value-type="string">
            <text:p text:style-name="P26">The beginning of the input</text:p>
          </table:table-cell>
        </table:table-row>
        <table:table-row table:style-name="Table1.1">
          <table:table-cell table:style-name="Table1.A3" office:value-type="string">
            <text:p text:style-name="P26">\G</text:p>
          </table:table-cell>
          <table:table-cell table:style-name="Table1.A1" office:value-type="string">
            <text:p text:style-name="P26">The end of the previous match</text:p>
          </table:table-cell>
        </table:table-row>
        <table:table-row table:style-name="Table1.1">
          <table:table-cell table:style-name="Table1.A3" office:value-type="string">
            <text:p text:style-name="P26">\Z</text:p>
          </table:table-cell>
          <table:table-cell table:style-name="Table1.A1" office:value-type="string">
            <text:p text:style-name="P26">The end of the input but for the final terminator, if any</text:p>
          </table:table-cell>
        </table:table-row>
        <table:table-row table:style-name="Table1.1">
          <table:table-cell table:style-name="Table1.A3" office:value-type="string">
            <text:p text:style-name="P26">\z</text:p>
          </table:table-cell>
          <table:table-cell table:style-name="Table1.A1" office:value-type="string">
            <text:p text:style-name="P26">The end of the input</text:p>
          </table:table-cell>
        </table:table-row>
        <table:table-row table:style-name="Table1.1">
          <table:table-cell table:style-name="Table1.A1" table:number-columns-spanned="2" office:value-type="string">
            <text:p text:style-name="P27">Greedy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ext:soft-page-break/>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Reluctant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Possessive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Logical operators</text:p>
          </table:table-cell>
          <table:covered-table-cell/>
        </table:table-row>
        <table:table-row table:style-name="Table1.1">
          <table:table-cell table:style-name="Table1.A3" office:value-type="string">
            <text:p text:style-name="P26">XY</text:p>
          </table:table-cell>
          <table:table-cell table:style-name="Table1.A1" office:value-type="string">
            <text:p text:style-name="P26">X followed by Y</text:p>
          </table:table-cell>
        </table:table-row>
        <table:table-row table:style-name="Table1.1">
          <table:table-cell table:style-name="Table1.A3" office:value-type="string">
            <text:p text:style-name="P26">X|Y</text:p>
          </table:table-cell>
          <table:table-cell table:style-name="Table1.A1" office:value-type="string">
            <text:p text:style-name="P26">Either X or Y</text:p>
          </table:table-cell>
        </table:table-row>
        <table:table-row table:style-name="Table1.1">
          <table:table-cell table:style-name="Table1.A3" office:value-type="string">
            <text:p text:style-name="P26">(X)</text:p>
          </table:table-cell>
          <table:table-cell table:style-name="Table1.A1" office:value-type="string">
            <text:p text:style-name="P26">X, as a capturing group</text:p>
          </table:table-cell>
        </table:table-row>
        <table:table-row table:style-name="Table1.1">
          <table:table-cell table:style-name="Table1.A1" table:number-columns-spanned="2" office:value-type="string">
            <text:p text:style-name="P27">Back references</text:p>
          </table:table-cell>
          <table:covered-table-cell/>
        </table:table-row>
        <table:table-row table:style-name="Table1.1">
          <table:table-cell table:style-name="Table1.A1" office:value-type="string">
            <text:p text:style-name="P26">\n</text:p>
          </table:table-cell>
          <table:table-cell table:style-name="Table1.A1" office:value-type="string">
            <text:p text:style-name="P26">Whatever the nth capturing group matched</text:p>
          </table:table-cell>
        </table:table-row>
        <table:table-row table:style-name="Table1.1">
          <table:table-cell table:style-name="Table1.A1" table:number-columns-spanned="2" office:value-type="string">
            <text:p text:style-name="P27">Quotation</text:p>
          </table:table-cell>
          <table:covered-table-cell/>
        </table:table-row>
        <table:table-row table:style-name="Table1.1">
          <table:table-cell table:style-name="Table1.A3" office:value-type="string">
            <text:p text:style-name="P26">\</text:p>
          </table:table-cell>
          <table:table-cell table:style-name="Table1.A1" office:value-type="string">
            <text:p text:style-name="P26">Nothing, but quotes the following character</text:p>
          </table:table-cell>
        </table:table-row>
        <table:table-row table:style-name="Table1.1">
          <table:table-cell table:style-name="Table1.A3" office:value-type="string">
            <text:p text:style-name="P26">\Q</text:p>
          </table:table-cell>
          <table:table-cell table:style-name="Table1.A1" office:value-type="string">
            <text:p text:style-name="P26">Nothing, but quotes all characters until \E</text:p>
          </table:table-cell>
        </table:table-row>
        <table:table-row table:style-name="Table1.1">
          <table:table-cell table:style-name="Table1.A3" office:value-type="string">
            <text:p text:style-name="P26">\E</text:p>
          </table:table-cell>
          <table:table-cell table:style-name="Table1.A1" office:value-type="string">
            <text:p text:style-name="P26">Nothing, but ends quoting started by \Q</text:p>
          </table:table-cell>
        </table:table-row>
        <table:table-row table:style-name="Table1.1">
          <table:table-cell table:style-name="Table1.A1" table:number-columns-spanned="2" office:value-type="string">
            <text:p text:style-name="P27">Special constructs (non-capturing)</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as a non-capturing group</text:p>
          </table:table-cell>
        </table:table-row>
        <table:table-row table:style-name="Table1.1">
          <table:table-cell table:style-name="Table1.A3" office:value-type="string">
            <text:p text:style-name="P26">(?idmsux-idmsux)</text:p>
          </table:table-cell>
          <table:table-cell table:style-name="Table1.A1" office:value-type="string">
            <text:p text:style-name="P26">Nothing, but turns match flags on - off</text:p>
          </table:table-cell>
        </table:table-row>
        <table:table-row table:style-name="Table1.1">
          <table:table-cell table:style-name="Table1.A3" office:value-type="string">
            <text:p text:style-name="P26">(?idmsux-idmsux:X)</text:p>
          </table:table-cell>
          <table:table-cell table:style-name="Table1.A1" office:value-type="string">
            <text:p text:style-name="P26">X, as a non-capturing group with the given flags on - off</text:p>
          </table:table-cell>
        </table:table-row>
        <table:table-row table:style-name="Table1.1">
          <table:table-cell table:style-name="Table1.A3" office:value-type="string">
            <text:p text:style-name="P26">(?=X)</text:p>
          </table:table-cell>
          <table:table-cell table:style-name="Table1.A1" office:value-type="string">
            <text:p text:style-name="P26">X, via zero-width positive lookahead</text:p>
          </table:table-cell>
        </table:table-row>
        <table:table-row table:style-name="Table1.1">
          <table:table-cell table:style-name="Table1.A3" office:value-type="string">
            <text:p text:style-name="P26">(?!X)</text:p>
          </table:table-cell>
          <table:table-cell table:style-name="Table1.A1" office:value-type="string">
            <text:p text:style-name="P26">X, via zero-width negative lookahead</text:p>
          </table:table-cell>
        </table:table-row>
        <table:table-row table:style-name="Table1.1">
          <table:table-cell table:style-name="Table1.A3" office:value-type="string">
            <text:p text:style-name="P26">(?&lt;=X)</text:p>
          </table:table-cell>
          <table:table-cell table:style-name="Table1.A1" office:value-type="string">
            <text:p text:style-name="P26">X, via zero-width positive lookbehind</text:p>
          </table:table-cell>
        </table:table-row>
        <table:table-row table:style-name="Table1.1">
          <table:table-cell table:style-name="Table1.A3" office:value-type="string">
            <text:p text:style-name="P26">(?&lt;!X)</text:p>
          </table:table-cell>
          <table:table-cell table:style-name="Table1.A1" office:value-type="string">
            <text:p text:style-name="P26">X, via zero-width negative lookbehind</text:p>
          </table:table-cell>
        </table:table-row>
        <table:table-row table:style-name="Table1.1">
          <table:table-cell table:style-name="Table1.A3" office:value-type="string">
            <text:p text:style-name="P26">(?&gt;X)</text:p>
          </table:table-cell>
          <table:table-cell table:style-name="Table1.A1" office:value-type="string">
            <text:p text:style-name="P26">X, as an independent, non-capturing group</text:p>
          </table:table-cell>
        </table:table-row>
      </table:table>
      <text:p text:style-name="Index"><text:span text:style-name="Category"><text:span text:style-name="T8"/></text:span></text:p>
      <text:p text:style-name="Index"><text:span text:style-name="Category"><text:span text:style-name="T8">Function:</text:span></text:span><text:span text:style-name="Category"><text:span text:style-name="T22">matches</text:span></text:span><text:span text:style-name="Category"><text:span text:style-name="T24"> </text:span></text:span><text:span text:style-name="Category"><text:span text:style-name="T35">regex string</text:span></text:span></text:p>
      <text:p text:style-name="P35"><text:span text:style-name="Category">Function:</text:span><text:span text:style-name="Category"><text:span text:style-name="T31">looking-at</text:span></text:span><text:span text:style-name="Category"><text:span text:style-name="T30"> </text:span></text:span><text:span text:style-name="Category"><text:span text:style-name="T38">regex string</text:span></text:span></text:p>
      <text:p text:style-name="First_20_line_20_indent"><text:span text:style-name="Category"><text:span text:style-name="T38">Regex</text:span></text:span><text:span text:style-name="Category"><text:span text:style-name="T28"> must be regular expression object. Returns closure if </text:span></text:span><text:span text:style-name="Category"><text:span text:style-name="T38">regex</text:span></text:span><text:span text:style-name="Category"><text:span text:style-name="T28"> matches input </text:span></text:span><text:span text:style-name="Category"><text:span text:style-name="T38">string.</text:span></text:span><text:span text:style-name="Category"><text:span text:style-name="T28"> The </text:span></text:span><text:span text:style-name="Category"><text:span text:style-name="T38">matches</text:span></text:span><text:span text:style-name="Category"><text:span text:style-name="T28"> procedure attempts to match the entire input string against the pattern of </text:span></text:span><text:span text:style-name="Category"><text:span text:style-name="T38">regex. </text:span></text:span><text:span text:style-name="Category"><text:span text:style-name="T28">The </text:span></text:span><text:span text:style-name="Category"><text:span text:style-name="T38">looking-at</text:span></text:span><text:span text:style-name="Category"><text:span text:style-name="T28"> procedure attempts to match the input string against the pattern of </text:span></text:span><text:span text:style-name="Category"><text:span text:style-name="T38">regex.</text:span></text:span></text:p>
      <text:p text:style-name="Index"><text:span text:style-name="Category"><text:span text:style-name="T8">Function:</text:span></text:span><text:span text:style-name="Category"><text:span text:style-name="T22">regex-replace-first</text:span></text:span><text:span text:style-name="Category"><text:span text:style-name="T24"> </text:span></text:span><text:span text:style-name="Category"><text:span text:style-name="T35">regex string1 string2</text:span></text:span></text:p>
      <text:p text:style-name="P35"><text:span text:style-name="Category">Function:</text:span><text:span text:style-name="Category"><text:span text:style-name="T31"> regex-replace-all</text:span></text:span><text:span text:style-name="Category"><text:span text:style-name="T30"> </text:span></text:span><text:span text:style-name="Category"><text:span text:style-name="T38">regex string1 string2</text:span></text:span></text:p>
      <text:p text:style-name="First_20_line_20_indent"><text:span text:style-name="Category"><text:span text:style-name="T38">Regex</text:span></text:span><text:span text:style-name="Category"><text:span text:style-name="T28"> must be regular expression object. Replaces part of </text:span></text:span><text:span text:style-name="Category"><text:span text:style-name="T38">string1 </text:span></text:span><text:span text:style-name="Category"><text:span text:style-name="T28">where </text:span></text:span><text:span text:style-name="Category"><text:span text:style-name="T38">regex </text:span></text:span><text:span text:style-name="Category"><text:span text:style-name="T28">matches to </text:span></text:span><text:span text:style-name="Category"><text:span text:style-name="T38">string2</text:span></text:span><text:span text:style-name="Category"><text:span text:style-name="T28">. The </text:span></text:span><text:span text:style-name="Category"><text:span text:style-name="T38">regex-replace-first</text:span></text:span><text:span text:style-name="Category"><text:span text:style-name="T28"> procedure replaces the first match. The </text:span></text:span><text:span text:style-name="Category"><text:span text:style-name="T38">regex-replace-all </text:span></text:span><text:span text:style-name="Category"><text:span text:style-name="T28">procedure replaces all strings which matches </text:span></text:span><text:span text:style-name="Category"><text:span text:style-name="T38">regex.</text:span></text:span></text:p>
      <text:h text:style-name="Heading_20_3" text:outline-level="3"><text:span text:style-name="Category"><text:span text:style-name="T40">Low level API for regular expression</text:span></text:span></text:h>
      <text:p text:style-name="Text_20_body"><text:span text:style-name="Category"><text:span text:style-name="T28">The above procedures are wrapped User level API. However, you might want to use low level API directory when you re-use matcher and recursively find pattern from input. For that purpose, you need to use low level API directory.</text:span></text:span></text:p>
      <text:p text:style-name="Text_20_body"><text:soft-page-break/><text:span text:style-name="Category"><text:span text:style-name="T28">NOTE: This API might be changed in future depending on R7RS large.</text:span></text:span></text:p>
      <text:p text:style-name="Index"><text:span text:style-name="Category"><text:span text:style-name="T8">Function:</text:span></text:span><text:span text:style-name="Category"><text:span text:style-name="T22">regex-pattern?</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regular expression object, otherwise #f.</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matcher object, otherwise #f.</text:span></text:span></text:p>
      <text:p text:style-name="Index"><text:span text:style-name="Category"><text:span text:style-name="T8">Function:</text:span></text:span><text:span text:style-name="Category"><text:span text:style-name="T22">compile-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27">The same as </text:span></text:span><text:span text:style-name="Category"><text:span text:style-name="T37">regex</text:span></text:span><text:span text:style-name="Category"><text:span text:style-name="T27"> procedure.</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regex</text:span></text:span><text:span text:style-name="Category"><text:span text:style-name="T24"> </text:span></text:span><text:span text:style-name="Category"><text:span text:style-name="T35">string</text:span></text:span></text:p>
      <text:p text:style-name="First_20_line_20_indent"><text:span text:style-name="Category"><text:span text:style-name="T37">Regex</text:span></text:span><text:span text:style-name="Category"><text:span text:style-name="T27"> must be regular expression object. Returns matcher object.</text:span></text:span></text:p>
      <text:p text:style-name="Index"><text:span text:style-name="Category"><text:span text:style-name="T8">Function:</text:span></text:span><text:span text:style-name="Category"><text:span text:style-name="T22">regex-matches</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entire input string against input pattern, otherwise #f.</text:span></text:span></text:p>
      <text:p text:style-name="Index"><text:span text:style-name="Category"><text:span text:style-name="T8">Function:</text:span></text:span><text:span text:style-name="Category"><text:span text:style-name="T22">regex-looking-at</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input string against input pattern, otherwise #f.</text:span></text:span></text:p>
      <text:p text:style-name="Index"><text:span text:style-name="Category"><text:span text:style-name="T8">Function:</text:span></text:span><text:span text:style-name="Category"><text:span text:style-name="T22">regex-find</text:span></text:span><text:span text:style-name="Category"><text:span text:style-name="T24"> </text:span></text:span><text:span text:style-name="Category"><text:span text:style-name="T35">matcher :optional start</text:span></text:span></text:p>
      <text:p text:style-name="First_20_line_20_indent"><text:span text:style-name="Category"><text:span text:style-name="T37">Matcher </text:span></text:span><text:span text:style-name="Category"><text:span text:style-name="T27">must be matcher object. Resets </text:span></text:span><text:span text:style-name="Category"><text:span text:style-name="T37">matcher</text:span></text:span><text:span text:style-name="Category"><text:span text:style-name="T27"> and then attempts to find the next subsequence of the input sequence that matches the pattern, starting at the specified index if optional argument is given otherwise from the beginning.</text:span></text:span></text:p>
      <text:h text:style-name="Heading_20_3" text:outline-level="3"><text:span text:style-name="Category"><text:span text:style-name="T45">Regular expression flags</text:span></text:span></text:h>
      <text:p text:style-name="Text_20_body"><text:span text:style-name="Category"><text:span text:style-name="T27">Regular expression compiler can take following flags.</text:span></text:span></text:p>
      <text:list xml:id="list28708183" text:style-name="L14">
        <text:list-item>
          <text:p text:style-name="P49"><text:span text:style-name="Category"><text:span text:style-name="T27">CASE-INSENSITIVE</text:span></text:span></text:p>
          <text:p text:style-name="P49"><text:span text:style-name="Category"><text:span text:style-name="T27">Enables case-insensitive matching.</text:span></text:span></text:p>
        </text:list-item>
        <text:list-item>
          <text:p text:style-name="P49"><text:span text:style-name="Category"><text:span text:style-name="T27">COMMENTS</text:span></text:span></text:p>
          <text:p text:style-name="P49"><text:span text:style-name="Category"><text:span text:style-name="T27">Permits whitespace and comments in pattern.</text:span></text:span></text:p>
        </text:list-item>
        <text:list-item>
          <text:p text:style-name="P49"><text:span text:style-name="Category"><text:span text:style-name="T27">MULTILINE</text:span></text:span></text:p>
          <text:p text:style-name="P49"><text:span text:style-name="Category"><text:span text:style-name="T27">Enables multiline mode.</text:span></text:span></text:p>
        </text:list-item>
        <text:list-item>
          <text:p text:style-name="P49"><text:span text:style-name="Category"><text:span text:style-name="T27">LITERAL</text:span></text:span></text:p>
          <text:p text:style-name="P49">Enables literal parsing of the pattern</text:p>
        </text:list-item>
        <text:list-item>
          <text:p text:style-name="P49"><text:span text:style-name="Category"><text:span text:style-name="T27">DOTAIL</text:span></text:span></text:p>
          <text:p text:style-name="P49"><text:span text:style-name="Category"><text:span text:style-name="T27">Enables dotall mode.</text:span></text:span></text:p>
        </text:list-item>
        <text:list-item>
          <text:p text:style-name="P49"><text:span text:style-name="Category"><text:span text:style-name="T27">UNICODE-CASE</text:span></text:span></text:p>
          <text:p text:style-name="P49"><text:span text:style-name="Category"><text:span text:style-name="T27"><text:s/>Enables Unicode-aware case folding.</text:span></text:span></text:p>
        </text:list-item>
      </text:list>
      <text:h text:style-name="Heading_20_2" text:outline-level="2"><text:span text:style-name="Category"><text:span text:style-name="T45">(sagittarius socket)</text:span></text:span></text:h>
      <text:p text:style-name="Text_20_body"><text:span text:style-name="Category"><text:span text:style-name="T27">This section describes low level socket API on Sagittarius. The APIs are mostly the same signature as Ypsilon and mosh. The following example is simple echo server, it receives input from a client and just returns it to the client. </text:span></text:span></text:p>
      <text:p text:style-name="Text_20_body"><text:span text:style-name="Category"><text:span text:style-name="T27">The example program is from example/socket/echo.scm.</text:span></text:span></text:p>
      <text:p text:style-name="Text_20_body"><text:soft-page-break/><text:span text:style-name="Category"><text:span text:style-name="T27">(import (rnrs) (sagittarius socket))</text:span></text:span></text:p>
      <text:p text:style-name="Text_20_body"><text:span text:style-name="Category"><text:span text:style-name="T27">;; creates echo server socket with port number 5000</text:span></text:span></text:p>
      <text:p text:style-name="Text_20_body"><text:span text:style-name="Category"><text:span text:style-name="T27">(define echo-server-socket (make-server-socket "5000"))</text:span></text:span></text:p>
      <text:p text:style-name="Text_20_body"><text:span text:style-name="Category"><text:span text:style-name="T27">;; addr is client socket</text:span></text:span></text:p>
      <text:p text:style-name="Text_20_body"><text:span text:style-name="Category"><text:span text:style-name="T27">(let loop ((addr (socket-accept echo-server-socket)))</text:span></text:span></text:p>
      <text:p text:style-name="Text_20_body"><text:span text:style-name="Category"><text:span text:style-name="T27"><text:s text:c="2"/>(call-with-socket addr</text:span></text:span></text:p>
      <text:p text:style-name="Text_20_body"><text:span text:style-name="Category"><text:span text:style-name="T27"><text:s text:c="3"/>(lambda (sock)</text:span></text:span></text:p>
      <text:p text:style-name="Text_20_body"><text:span text:style-name="Category"><text:span text:style-name="T27"><text:s text:c="5"/>;; socket-port creates binary input/output port</text:span></text:span></text:p>
      <text:p text:style-name="Text_20_body"><text:span text:style-name="Category"><text:span text:style-name="T27"><text:s text:c="5"/>;; make it transcoded port for convenience.</text:span></text:span></text:p>
      <text:p text:style-name="Text_20_body"><text:span text:style-name="Category"><text:span text:style-name="T27"><text:s text:c="5"/>(let ((p (transcoded-port (socket-port sock)</text:span></text:span></text:p>
      <text:p text:style-name="Text_20_body"><text:span text:style-name="Category"><text:span text:style-name="T27"><text:tab/><text:tab/><text:tab/> <text:s text:c="6"/>;; on Sagittarius Scheme native-transcoder</text:span></text:span></text:p>
      <text:p text:style-name="Text_20_body"><text:span text:style-name="Category"><text:span text:style-name="T27"><text:tab/><text:tab/><text:tab/> <text:s text:c="6"/>;; uses utf8 codec for ASCII compatibility.</text:span></text:span></text:p>
      <text:p text:style-name="Text_20_body"><text:span text:style-name="Category"><text:span text:style-name="T27"><text:tab/><text:tab/><text:tab/> <text:s text:c="6"/>;; For socket programming it might be better</text:span></text:span></text:p>
      <text:p text:style-name="Text_20_body"><text:span text:style-name="Category"><text:span text:style-name="T27"><text:tab/><text:tab/><text:tab/> <text:s text:c="6"/>;; to specify eol-style with crlf.</text:span></text:span></text:p>
      <text:p text:style-name="Text_20_body"><text:span text:style-name="Category"><text:span text:style-name="T27"><text:tab/><text:tab/><text:tab/> <text:s text:c="6"/>;; But this sample just shows how it goes.</text:span></text:span></text:p>
      <text:p text:style-name="Text_20_body"><text:span text:style-name="Category"><text:span text:style-name="T27"><text:tab/><text:tab/><text:tab/> <text:s text:c="6"/>(native-transcoder))))</text:span></text:span></text:p>
      <text:p text:style-name="Text_20_body"><text:span text:style-name="Category"><text:span text:style-name="T27"><text:s text:c="7"/>(call-with-port p</text:span></text:span></text:p>
      <text:p text:style-name="Text_20_body"><text:span text:style-name="Category"><text:span text:style-name="T27"><text:tab/>(lambda (p)</text:span></text:span></text:p>
      <text:p text:style-name="Text_20_body"><text:span text:style-name="Category"><text:span text:style-name="T27"><text:tab/> <text:s/>(put-string p "please type something\n\r")</text:span></text:span></text:p>
      <text:p text:style-name="Text_20_body"><text:span text:style-name="Category"><text:span text:style-name="T27"><text:tab/> <text:s/>(put-string p "&gt; ")</text:span></text:span></text:p>
      <text:p text:style-name="Text_20_body"><text:span text:style-name="Category"><text:span text:style-name="T27"><text:tab/> <text:s/>;; gets line from client.</text:span></text:span></text:p>
      <text:p text:style-name="Text_20_body"><text:span text:style-name="Category"><text:span text:style-name="T27"><text:tab/> <text:s/>(let lp2 ((r (get-line p)))</text:span></text:span></text:p>
      <text:p text:style-name="Text_20_body"><text:span text:style-name="Category"><text:span text:style-name="T27"><text:tab/> <text:s text:c="3"/>(unless (eof-object? r)</text:span></text:span></text:p>
      <text:p text:style-name="Text_20_body"><text:span text:style-name="Category"><text:span text:style-name="T27"><text:tab/> <text:s text:c="5"/>(print "received: " r)</text:span></text:span></text:p>
      <text:p text:style-name="Text_20_body"><text:span text:style-name="Category"><text:span text:style-name="T27"><text:tab/> <text:s text:c="5"/>;; just returns message from client.</text:span></text:span></text:p>
      <text:p text:style-name="Text_20_body"><text:span text:style-name="Category"><text:span text:style-name="T27"><text:tab/> <text:s text:c="5"/>;; NB: If client type nothing, it'll throw assertion-violation.</text:span></text:span></text:p>
      <text:p text:style-name="Text_20_body"><text:span text:style-name="Category"><text:span text:style-name="T27"><text:tab/> <text:s text:c="5"/>(put-string p r)</text:span></text:span></text:p>
      <text:p text:style-name="Text_20_body"><text:span text:style-name="Category"><text:span text:style-name="T27"><text:tab/> <text:s text:c="5"/>(put-string p "\r\n&gt; ")</text:span></text:span></text:p>
      <text:p text:style-name="Text_20_body"><text:span text:style-name="Category"><text:span text:style-name="T27"><text:tab/> <text:s text:c="5"/>;; waits for next input.</text:span></text:span></text:p>
      <text:p text:style-name="Text_20_body"><text:span text:style-name="Category"><text:span text:style-name="T27"><text:tab/> <text:s text:c="5"/>(lp2 (get-line p)))))))))</text:span></text:span></text:p>
      <text:p text:style-name="Text_20_body"><text:span text:style-name="Category"><text:span text:style-name="T27"><text:s text:c="2"/>;; echo server waits next connection.</text:span></text:span></text:p>
      <text:p text:style-name="Text_20_body"><text:span text:style-name="Category"><text:span text:style-name="T27"><text:s text:c="2"/>(loop (socket-accept echo-server-socket)))</text:span></text:span></text:p>
      <text:p text:style-name="Text_20_body"><text:span text:style-name="Category"><text:span text:style-name="T27"/></text:span></text:p>
      <text:p text:style-name="Index"><text:span text:style-name="Category"><text:span text:style-name="T8">Function:</text:span></text:span><text:span text:style-name="Category"><text:span text:style-name="T22">make-client-socket</text:span></text:span><text:span text:style-name="Category"><text:span text:style-name="T24"> </text:span></text:span><text:span text:style-name="Category"><text:span text:style-name="T35">node service :optional ai_family ai_socktype ai_flags ai_protocol</text:span></text:span></text:p>
      <text:p text:style-name="First_20_line_20_indent"><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must be string or #f. </text:span></text:span><text:span text:style-name="Category"><text:span text:style-name="T37">Node</text:span></text:span><text:span text:style-name="Category"><text:span text:style-name="T27"> Other optional arguments must be exact integer. Returns a client socket connected to an Internet address. The Internet address is identified by </text:span></text:span><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The </text:span></text:span><text:span text:style-name="Category"><text:span text:style-name="T37">make-client-socket</text:span></text:span><text:span text:style-name="Category"><text:span text:style-name="T27"> uses getaddrinfo(3) to look it up. The arguments </text:span></text:span><text:span text:style-name="Category"><text:span text:style-name="T37">node, service, ai-family, ai-socktype, ai-flags </text:span></text:span><text:span text:style-name="Category"><text:span text:style-name="T27">and </text:span></text:span><text:span text:style-name="Category"><text:span text:style-name="T37">ai-protocol</text:span></text:span><text:span text:style-name="Category"><text:span text:style-name="T27"> are passed to getaddrinfo(3) as corresponding </text:span></text:span><text:soft-page-break/><text:span text:style-name="Category"><text:span text:style-name="T27">parameters. For more detail, see reference of getaddrinfo(3).</text:span></text:span></text:p>
      <text:p text:style-name="First_20_line_20_indent"><text:span text:style-name="Category"><text:span text:style-name="T27"><text:s/></text:span></text:span><text:span text:style-name="Category"><text:span text:style-name="T37">Node </text:span></text:span><text:span text:style-name="Category"><text:span text:style-name="T27">is a network address, ex) “www.w3.org”, “localhost”, “192.168.1.1”. </text:span></text:span></text:p>
      <text:p text:style-name="First_20_line_20_indent"><text:span text:style-name="Category"><text:span text:style-name="T37">Service</text:span></text:span><text:span text:style-name="Category"><text:span text:style-name="T27"> is a network service, ex) “http”, “ssh”, “80” “22”.</text:span></text:span></text:p>
      <text:p text:style-name="First_20_line_20_indent"><text:span text:style-name="Category"><text:span text:style-name="T37">Ai-family</text:span></text:span><text:span text:style-name="Category"><text:span text:style-name="T27"> is an address family specifier. Default value is AF_INET</text:span></text:span><text:span text:style-name="Category"><text:span text:style-name="T37">. </text:span></text:span><text:span text:style-name="Category"><text:span text:style-name="T27">Predefined specifiers are listed below.</text:span></text:span></text:p>
      <text:list xml:id="list28703932" text:style-name="L15">
        <text:list-item>
          <text:p text:style-name="P73"><text:span text:style-name="Category"><text:span text:style-name="T27">AF_INET</text:span></text:span></text:p>
        </text:list-item>
        <text:list-item>
          <text:p text:style-name="P73"><text:span text:style-name="Category"><text:span text:style-name="T27">AF_INET6</text:span></text:span></text:p>
        </text:list-item>
        <text:list-item>
          <text:p text:style-name="P73"><text:span text:style-name="Category"><text:span text:style-name="T27">AF_UNSPEC</text:span></text:span></text:p>
        </text:list-item>
      </text:list>
      <text:p text:style-name="First_20_line_20_indent"><text:span text:style-name="Category"><text:span text:style-name="T37">Ai-sockettype</text:span></text:span><text:span text:style-name="Category"><text:span text:style-name="T27"> is a socket type specifier. Default value is SOCK_STREAM.</text:span></text:span><text:span text:style-name="Category"><text:span text:style-name="T37"> </text:span></text:span><text:span text:style-name="Category"><text:span text:style-name="T27">Predefined specifiers are listed below.</text:span></text:span></text:p>
      <text:list xml:id="list28725756" text:style-name="L16">
        <text:list-item>
          <text:p text:style-name="P74"><text:span text:style-name="Category"><text:span text:style-name="T27">SOCK_STREAM</text:span></text:span></text:p>
        </text:list-item>
        <text:list-item>
          <text:p text:style-name="P74"><text:span text:style-name="Category"><text:span text:style-name="T27">SOCK_DGRAM</text:span></text:span></text:p>
        </text:list-item>
        <text:list-item>
          <text:p text:style-name="P74"><text:span text:style-name="Category"><text:span text:style-name="T27">SOCK_RAW</text:span></text:span></text:p>
        </text:list-item>
      </text:list>
      <text:p text:style-name="First_20_line_20_indent"><text:span text:style-name="Category"><text:span text:style-name="T37">Ai-flags</text:span></text:span><text:span text:style-name="Category"><text:span text:style-name="T27"> is an additional options specifier. Default value is AI_V4MAPPED + AI_ADDRCONFIG.</text:span></text:span><text:span text:style-name="Category"><text:span text:style-name="T37"> </text:span></text:span><text:span text:style-name="Category"><text:span text:style-name="T27">Predefined specifiers are listed below.</text:span></text:span></text:p>
      <text:list xml:id="list28702132" text:style-name="L17">
        <text:list-item>
          <text:p text:style-name="P75"><text:span text:style-name="Category"><text:span text:style-name="T27">AI_ADDRCONFIG</text:span></text:span></text:p>
        </text:list-item>
        <text:list-item>
          <text:p text:style-name="P75"><text:span text:style-name="Category"><text:span text:style-name="T27">AI_ALL</text:span></text:span></text:p>
        </text:list-item>
        <text:list-item>
          <text:p text:style-name="P75"><text:span text:style-name="Category"><text:span text:style-name="T27">AI_CANONNAME</text:span></text:span></text:p>
        </text:list-item>
        <text:list-item>
          <text:p text:style-name="P75"><text:span text:style-name="Category"><text:span text:style-name="T27">AI_NUMERICHOST</text:span></text:span></text:p>
        </text:list-item>
        <text:list-item>
          <text:p text:style-name="P75"><text:span text:style-name="Category"><text:span text:style-name="T27">AI_NUMERICSERV</text:span></text:span></text:p>
        </text:list-item>
        <text:list-item>
          <text:p text:style-name="P75"><text:span text:style-name="Category"><text:span text:style-name="T27">AI_PASSIVE</text:span></text:span></text:p>
        </text:list-item>
        <text:list-item>
          <text:p text:style-name="P75"><text:span text:style-name="Category"><text:span text:style-name="T27">AI_V4MAPPED</text:span></text:span></text:p>
        </text:list-item>
      </text:list>
      <text:p text:style-name="First_20_line_20_indent"><text:span text:style-name="Category"><text:span text:style-name="T37">Ai-protocol</text:span></text:span><text:span text:style-name="Category"><text:span text:style-name="T27"> is a protocol specifier. Default value is 0.</text:span></text:span><text:span text:style-name="Category"><text:span text:style-name="T37"> </text:span></text:span><text:span text:style-name="Category"><text:span text:style-name="T27">Predefined specifiers are listed below.</text:span></text:span></text:p>
      <text:list xml:id="list28718864" text:style-name="L18">
        <text:list-item>
          <text:p text:style-name="P76"><text:span text:style-name="Category"><text:span text:style-name="T27">IPPROTO_TCP</text:span></text:span></text:p>
        </text:list-item>
        <text:list-item>
          <text:p text:style-name="P76"><text:span text:style-name="Category"><text:span text:style-name="T27">IPPROTO_UDP</text:span></text:span></text:p>
        </text:list-item>
        <text:list-item>
          <text:p text:style-name="P76"><text:span text:style-name="Category"><text:span text:style-name="T27">IPPROTO_RAW</text:span></text:span></text:p>
        </text:list-item>
      </text:list>
      <text:p text:style-name="Index"><text:span text:style-name="Category"><text:span text:style-name="T8">Function:</text:span></text:span><text:span text:style-name="Category"><text:span text:style-name="T22">make-server-socket</text:span></text:span><text:span text:style-name="Category"><text:span text:style-name="T24"> </text:span></text:span><text:span text:style-name="Category"><text:span text:style-name="T35">service :optional ai_family ai_socktype ai_protocol</text:span></text:span></text:p>
      <text:p text:style-name="First_20_line_20_indent"><text:span text:style-name="Category"><text:span text:style-name="T37">Service</text:span></text:span><text:span text:style-name="Category"><text:span text:style-name="T27"> must be string or #f. Other optional arguments must be exact integer. Returns a server socket waiting for connections. The argument details are the same as the </text:span></text:span><text:span text:style-name="Category"><text:span text:style-name="T37">make-client-socket.</text:span></text:span></text:p>
      <text:p text:style-name="Index"><text:span text:style-name="Category"><text:span text:style-name="T8">Function:</text:span></text:span><text:span text:style-name="Category"><text:span text:style-name="T22">socket?</text:span></text:span><text:span text:style-name="Category"><text:span text:style-name="T24"> </text:span></text:span><text:span text:style-name="Category"><text:span text:style-name="T35">obj</text:span></text:span></text:p>
      <text:p text:style-name="First_20_line_20_indent"><text:span text:style-name="Category"><text:span text:style-name="T27">Returns #t if </text:span></text:span><text:span text:style-name="Category"><text:span text:style-name="T37">obj </text:span></text:span><text:span text:style-name="Category"><text:span text:style-name="T27">is socket object, otherwise #f.</text:span></text:span></text:p>
      <text:p text:style-name="Index"><text:span text:style-name="Category"><text:span text:style-name="T8">Function:</text:span></text:span><text:span text:style-name="Category"><text:span text:style-name="T22">socket-port</text:span></text:span><text:span text:style-name="Category"><text:span text:style-name="T24"> </text:span></text:span><text:span text:style-name="Category"><text:span text:style-name="T35">socket</text:span></text:span></text:p>
      <text:p text:style-name="First_20_line_20_indent"><text:span text:style-name="Category"><text:span text:style-name="T37">Socket</text:span></text:span><text:span text:style-name="Category"><text:span text:style-name="T27"> must be a socket object. Returns a binary input/output port associated with </text:span></text:span><text:span text:style-name="Category"><text:span text:style-name="T37">socket</text:span></text:span><text:span text:style-name="Category"><text:span text:style-name="T27">.</text:span></text:span></text:p>
      <text:p text:style-name="Index"><text:span text:style-name="Category"><text:span text:style-name="T8">Function:</text:span></text:span><text:span text:style-name="Category"><text:span text:style-name="T22">call-with-socket</text:span></text:span><text:span text:style-name="Category"><text:span text:style-name="T24"> </text:span></text:span><text:span text:style-name="Category"><text:span text:style-name="T35">socket proc</text:span></text:span></text:p>
      <text:p text:style-name="First_20_line_20_indent"><text:span text:style-name="Category"><text:span text:style-name="T37">Socket</text:span></text:span><text:span text:style-name="Category"><text:span text:style-name="T27"> must be a socket object. </text:span></text:span><text:span text:style-name="Category"><text:span text:style-name="T37">Proc</text:span></text:span><text:span text:style-name="Category"><text:span text:style-name="T27"> must accept one argument. The </text:span></text:span><text:span text:style-name="Category"><text:span text:style-name="T37">call-with-socket</text:span></text:span><text:span text:style-name="Category"><text:span text:style-name="T27"> calls a procedure with </text:span></text:span><text:span text:style-name="Category"><text:span text:style-name="T37">socket</text:span></text:span><text:span text:style-name="Category"><text:span text:style-name="T27"> as an argument. This procedure is analogy with </text:span></text:span><text:span text:style-name="Category"><text:span text:style-name="T37">call-with-port</text:span></text:span><text:span text:style-name="Category"><text:span text:style-name="T27">.</text:span></text:span></text:p>
      <text:p text:style-name="Index"><text:span text:style-name="Category"><text:span text:style-name="T8">Function:</text:span></text:span><text:span text:style-name="Category"><text:span text:style-name="T22">shutdown-output-port</text:span></text:span><text:span text:style-name="Category"><text:span text:style-name="T24"> </text:span></text:span><text:span text:style-name="Category"><text:span text:style-name="T35">port</text:span></text:span></text:p>
      <text:p text:style-name="First_20_line_20_indent"><text:span text:style-name="Category"><text:span text:style-name="T37">Port</text:span></text:span><text:span text:style-name="Category"><text:span text:style-name="T27"> must be associated with a socket. The </text:span></text:span><text:span text:style-name="Category"><text:span text:style-name="T37">shutdown-output-port</text:span></text:span><text:span text:style-name="Category"><text:span text:style-name="T27"> shutdowns output connection of a socket associated with </text:span></text:span><text:span text:style-name="Category"><text:span text:style-name="T37">port</text:span></text:span><text:span text:style-name="Category"><text:span text:style-name="T27">.</text:span></text:span></text:p>
      <text:p text:style-name="Index"><text:soft-page-break/><text:span text:style-name="Category"><text:span text:style-name="T8">Function:</text:span></text:span><text:span text:style-name="Category"><text:span text:style-name="T22">socket-accept</text:span></text:span><text:span text:style-name="Category"><text:span text:style-name="T24"> </text:span></text:span><text:span text:style-name="Category"><text:span text:style-name="T35">socket</text:span></text:span></text:p>
      <text:p text:style-name="Index"><text:span text:style-name="Category"><text:span text:style-name="T8">Function:</text:span></text:span><text:span text:style-name="Category"><text:span text:style-name="T22">socket-recv</text:span></text:span><text:span text:style-name="Category"><text:span text:style-name="T24"> </text:span></text:span><text:span text:style-name="Category"><text:span text:style-name="T35">socket ei ei</text:span></text:span></text:p>
      <text:p text:style-name="Index"><text:span text:style-name="Category"><text:span text:style-name="T8">Function:</text:span></text:span><text:span text:style-name="Category"><text:span text:style-name="T22">socket-send</text:span></text:span><text:span text:style-name="Category"><text:span text:style-name="T24"> </text:span></text:span><text:span text:style-name="Category"><text:span text:style-name="T35">socket bytevector ei</text:span></text:span></text:p>
      <text:p text:style-name="First_20_line_20_indent"><text:span text:style-name="Category"><text:span text:style-name="T35">Socket</text:span></text:span><text:span text:style-name="Category"><text:span text:style-name="T24"> must be a socket object. These procedures are thin wrapper of accept(2), recv(2) and send(2). For more detail, see these manuals.</text:span></text:span></text:p>
      <text:p text:style-name="Index"><text:span text:style-name="Category"><text:span text:style-name="T8">Function:</text:span></text:span><text:span text:style-name="Category"><text:span text:style-name="T22">socket-shutdown</text:span></text:span><text:span text:style-name="Category"><text:span text:style-name="T24"> </text:span></text:span><text:span text:style-name="Category"><text:span text:style-name="T35">socket how</text:span></text:span></text:p>
      <text:p text:style-name="First_20_line_20_indent"><text:span text:style-name="Category"><text:span text:style-name="T35">Socket</text:span></text:span><text:span text:style-name="Category"><text:span text:style-name="T24"> must be a socket object. </text:span></text:span><text:span text:style-name="Category"><text:span text:style-name="T35">How</text:span></text:span><text:span text:style-name="Category"><text:span text:style-name="T24"> must be one of the SHUT_RD, SHUT_WR or SHUT_RDWR. The </text:span></text:span><text:span text:style-name="Category"><text:span text:style-name="T35">socket-shutdown</text:span></text:span><text:span text:style-name="Category"><text:span text:style-name="T24"> shutdowns </text:span></text:span><text:span text:style-name="Category"><text:span text:style-name="T35">socket.</text:span></text:span></text:p>
      <text:p text:style-name="First_20_line_20_indent"><text:span text:style-name="Category"><text:span text:style-name="T24">SHUT_RD shutdowns input.</text:span></text:span></text:p>
      <text:p text:style-name="First_20_line_20_indent"><text:span text:style-name="Category"><text:span text:style-name="T24">SHUT_WR shutdowns output.</text:span></text:span></text:p>
      <text:p text:style-name="First_20_line_20_indent"><text:span text:style-name="Category"><text:span text:style-name="T24">SHUT_RDWR shutdowns input and output.</text:span></text:span></text:p>
      <text:p text:style-name="Index"><text:span text:style-name="Category"><text:span text:style-name="T8">Function:</text:span></text:span><text:span text:style-name="Category"><text:span text:style-name="T22">socket-close</text:span></text:span><text:span text:style-name="Category"><text:span text:style-name="T24"> </text:span></text:span><text:span text:style-name="Category"><text:span text:style-name="T35">socket</text:span></text:span></text:p>
      <text:p text:style-name="First_20_line_20_indent"><text:span text:style-name="Category"><text:span text:style-name="T35">Socket</text:span></text:span><text:span text:style-name="Category"><text:span text:style-name="T24"> must be a socket object. Closes </text:span></text:span><text:span text:style-name="Category"><text:span text:style-name="T35">socket</text:span></text:span><text:span text:style-name="Category"><text:span text:style-name="T24">.</text:span></text:span></text:p>
      <text:h text:style-name="Heading_20_3" text:outline-level="3"><text:span text:style-name="Category"><text:span text:style-name="T46">Platform dependent values</text:span></text:span></text:h>
      <text:p text:style-name="Text_20_body">Following platform dependent values are defined in Sagittarius. Each value is defined as an exact integer or if the platform does not support the value it is defined as #f. And these are corresponding C header file definition.</text:p>
      <text:list xml:id="list28698782" text:style-name="L19">
        <text:list-item>
          <text:p text:style-name="P50">AF_UNSPEC</text:p>
        </text:list-item>
        <text:list-item>
          <text:p text:style-name="P50">AF_INET</text:p>
        </text:list-item>
        <text:list-item>
          <text:p text:style-name="P50">AF_INET6</text:p>
        </text:list-item>
        <text:list-item>
          <text:p text:style-name="P50">SOCK_STREAM</text:p>
        </text:list-item>
        <text:list-item>
          <text:p text:style-name="P50">SOCK_DGRAM</text:p>
        </text:list-item>
        <text:list-item>
          <text:p text:style-name="P50">SOCK_RAW</text:p>
        </text:list-item>
        <text:list-item>
          <text:p text:style-name="P50">SOCK_RDM</text:p>
        </text:list-item>
        <text:list-item>
          <text:p text:style-name="P50">SOCK_SEQPACKET</text:p>
        </text:list-item>
        <text:list-item>
          <text:p text:style-name="P50">AI_PASSIVE</text:p>
        </text:list-item>
        <text:list-item>
          <text:p text:style-name="P50">AI_CANONNAME</text:p>
        </text:list-item>
        <text:list-item>
          <text:p text:style-name="P50">AI_NUMERICHOST</text:p>
        </text:list-item>
        <text:list-item>
          <text:p text:style-name="P50">AI_V4MAPPED</text:p>
        </text:list-item>
        <text:list-item>
          <text:p text:style-name="P50">AI_ALL</text:p>
        </text:list-item>
        <text:list-item>
          <text:p text:style-name="P50">AI_ADDRCONFIG</text:p>
        </text:list-item>
        <text:list-item>
          <text:p text:style-name="P50">SHUT_RD</text:p>
        </text:list-item>
        <text:list-item>
          <text:p text:style-name="P50">SHUT_WR</text:p>
        </text:list-item>
        <text:list-item>
          <text:p text:style-name="P50">SHUT_RDWR</text:p>
        </text:list-item>
        <text:list-item>
          <text:p text:style-name="P50">MSG_OOB</text:p>
        </text:list-item>
        <text:list-item>
          <text:p text:style-name="P50">MSG_PEEK</text:p>
        </text:list-item>
        <text:list-item>
          <text:p text:style-name="P50">MSG_DONTROUTE</text:p>
        </text:list-item>
        <text:list-item>
          <text:p text:style-name="P50"><text:soft-page-break/>MSG_CTRUNC</text:p>
        </text:list-item>
        <text:list-item>
          <text:p text:style-name="P50">MSG_PROBE</text:p>
        </text:list-item>
        <text:list-item>
          <text:p text:style-name="P50">MSG_TRUNC</text:p>
        </text:list-item>
        <text:list-item>
          <text:p text:style-name="P50">MSG_DONTWAIT</text:p>
        </text:list-item>
        <text:list-item>
          <text:p text:style-name="P50">MSG_EOR</text:p>
        </text:list-item>
        <text:list-item>
          <text:p text:style-name="P50">MSG_WAITALL</text:p>
        </text:list-item>
        <text:list-item>
          <text:p text:style-name="P50">MSG_FIN</text:p>
        </text:list-item>
        <text:list-item>
          <text:p text:style-name="P50">MSG_SYN</text:p>
        </text:list-item>
        <text:list-item>
          <text:p text:style-name="P50">MSG_CONFIRM</text:p>
        </text:list-item>
        <text:list-item>
          <text:p text:style-name="P50">MSG_RST</text:p>
        </text:list-item>
        <text:list-item>
          <text:p text:style-name="P50">MSG_ERRQUEUE</text:p>
        </text:list-item>
        <text:list-item>
          <text:p text:style-name="P50">MSG_NOSIGNAL</text:p>
        </text:list-item>
        <text:list-item>
          <text:p text:style-name="P50">MSG_MORE</text:p>
        </text:list-item>
        <text:list-item>
          <text:p text:style-name="P50">MSG_EOF</text:p>
        </text:list-item>
      </text:list>
      <text:h text:style-name="P57" text:outline-level="2">(sagittarius control)</text:h>
      <text:p text:style-name="Text_20_body">This library provides some useful macros using Sagittarius specific functions.</text:p>
      <text:p text:style-name="Index"><text:span text:style-name="Category"><text:span text:style-name="T8">Macro:</text:span></text:span><text:span text:style-name="Category"><text:span text:style-name="T22">define-optional</text:span></text:span><text:span text:style-name="Category"><text:span text:style-name="T24"> (</text:span></text:span><text:span text:style-name="Category"><text:span text:style-name="T35">name arg … (optional opt-arg …)) body …</text:span></text:span></text:p>
      <text:p text:style-name="First_20_line_20_indent"><text:span text:style-name="Category"><text:span text:style-name="T24">The</text:span></text:span><text:span text:style-name="Category"><text:span text:style-name="T35"> define-optional </text:span></text:span><text:span text:style-name="Category"><text:span text:style-name="T24">form is a definition used to create variable bindings and may appear anywhere other definitions may appear. This can take explicit optional arguments. For example:</text:span></text:span></text:p>
      <text:p text:style-name="First_20_line_20_indent"><text:span text:style-name="Category"><text:span text:style-name="T35">(define-optional (buzz arg1 arg2 (optional (opt2 'option) opt2)) &lt;body&gt;)</text:span></text:span></text:p>
      <text:p text:style-name="First_20_line_20_indent"><text:span text:style-name="Category"><text:span text:style-name="T24">It seems similar with usual </text:span></text:span><text:span text:style-name="Category"><text:span text:style-name="T35">define</text:span></text:span><text:span text:style-name="Category"><text:span text:style-name="T24"> form, after the </text:span></text:span><text:span text:style-name="Category"><text:span text:style-name="T35">optional </text:span></text:span><text:span text:style-name="Category"><text:span text:style-name="T24">keyword arguments can be optional arguments and it can take default value; on the above example </text:span></text:span><text:span text:style-name="Category"><text:span text:style-name="T35">opt1</text:span></text:span><text:span text:style-name="Category"><text:span text:style-name="T24"> has </text:span></text:span><text:span text:style-name="Category"><text:span text:style-name="T35">'option</text:span></text:span><text:span text:style-name="Category"><text:span text:style-name="T24"> as default value. If an optional argument does not have default value #f is bound.</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Given a list of values </text:span></text:span><text:span text:style-name="Category"><text:span text:style-name="T35">restargs</text:span></text:span><text:span text:style-name="Category"><text:span text:style-name="T24">, binds variables according to </text:span></text:span><text:span text:style-name="Category"><text:span text:style-name="T35">var-spec</text:span></text:span><text:span text:style-name="Category"><text:span text:style-name="T24">, then evaluates body.</text:span></text:span></text:p>
      <text:p text:style-name="First_20_line_20_indent"><text:span text:style-name="Category"><text:span text:style-name="T35">Var-spec</text:span></text:span><text:span text:style-name="Category"><text:span text:style-name="T24"> can be either a symbol, or a list of two elements and its car is a symbol. The symbol is the bound variable name. The values in </text:span></text:span><text:span text:style-name="Category"><text:span text:style-name="T35">restargs</text:span></text:span><text:span text:style-name="Category"><text:span text:style-name="T24"> are bound to the symbol in order. If there are not as many values in </text:span></text:span><text:span text:style-name="Category"><text:span text:style-name="T35">restargs</text:span></text:span><text:span text:style-name="Category"><text:span text:style-name="T24"> as var-spec, the rest of symbols are bound to the default values, determined as follows: If var-spec is just a symbol, the default value is undefined. If </text:span></text:span><text:span text:style-name="Category"><text:span text:style-name="T35">var-spec</text:span></text:span><text:span text:style-name="Category"><text:span text:style-name="T24"> is a list, the default value is the result of evaluation of the second element of the list. In the latter case the second element is only evaluated when there are not enough arguments. The binding proceeds in the order of </text:span></text:span><text:span text:style-name="Category"><text:span text:style-name="T35">var-spec</text:span></text:span><text:span text:style-name="Category"><text:span text:style-name="T24">, so the second element may refer to the bindings of previous </text:span></text:span><text:span text:style-name="Category"><text:span text:style-name="T35">var-spec</text:span></text:span><text:span text:style-name="Category"><text:span text:style-name="T24">.</text:span></text:span></text:p>
      <text:p text:style-name="First_20_line_20_indent"><text:span text:style-name="Category"><text:span text:style-name="T24">In the second form, </text:span></text:span><text:span text:style-name="Category"><text:span text:style-name="T35">restvar</text:span></text:span><text:span text:style-name="Category"><text:span text:style-name="T24"> must be a symbol and bound to the list of values whatever left from </text:span></text:span><text:span text:style-name="Category"><text:span text:style-name="T35">restargs</text:span></text:span><text:span text:style-name="Category"><text:span text:style-name="T24"> after binding to </text:span></text:span><text:span text:style-name="Category"><text:span text:style-name="T35">var-spec</text:span></text:span><text:span text:style-name="Category"><text:span text:style-name="T24">.</text:span></text:span></text:p>
      <text:p text:style-name="First_20_line_20_indent"><text:span text:style-name="Category"><text:span text:style-name="T24">It is not an error if </text:span></text:span><text:span text:style-name="Category"><text:span text:style-name="T35">restarg</text:span></text:span><text:span text:style-name="Category"><text:span text:style-name="T24"> has more values than </text:span></text:span><text:span text:style-name="Category"><text:span text:style-name="T35">var-specs</text:span></text:span><text:span text:style-name="Category"><text:span text:style-name="T24">. The extra values are simply ignored in the first form. </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 test</text:span></text:span></text:p>
      <text:p text:style-name="First_20_line_20_indent"><text:span text:style-name="Category"><text:span text:style-name="T24"/></text:span></text:p>
      <text:p text:style-name="First_20_line_20_indent"><text:soft-page-break/><text:span text:style-name="Category"><text:span text:style-name="T24">This is a short version of </text:span></text:span><text:span text:style-name="Category"><text:span text:style-name="T35">let-optionals*</text:span></text:span><text:span text:style-name="Category"><text:span text:style-name="T24"> where you have only one optional argument. Given the optional argument list </text:span></text:span><text:span text:style-name="Category"><text:span text:style-name="T35">restargs</text:span></text:span><text:span text:style-name="Category"><text:span text:style-name="T24">, this macro returns the value of optional argument if one is given, or the result of default otherwise. If latter form is used, </text:span></text:span><text:span text:style-name="Category"><text:span text:style-name="T35">test </text:span></text:span><text:span text:style-name="Category"><text:span text:style-name="T24">must be procedure which takes one argument and it will be called to check the given argument. Default is not evaluated unless </text:span></text:span><text:span text:style-name="Category"><text:span text:style-name="T35">restargs</text:span></text:span><text:span text:style-name="Category"><text:span text:style-name="T24"> is an empty list.</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This macro is for keyword arguments. </text:span></text:span><text:span text:style-name="Category"><text:span text:style-name="T35">Var-spec</text:span></text:span><text:span text:style-name="Category"><text:span text:style-name="T24"> can be one of the following forms:</text:span></text:span></text:p>
      <text:p text:style-name="First_20_line_20_indent"><text:span text:style-name="Category"><text:span text:style-name="T24">(</text:span></text:span><text:span text:style-name="Category"><text:span text:style-name="T35">symbol</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rag</text:span></text:span><text:span text:style-name="Category"><text:span text:style-name="T24"> contains keyword which has the same name as </text:span></text:span><text:span text:style-name="Category"><text:span text:style-name="T35">symbol</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ext:span></text:span><text:span text:style-name="Category"><text:span text:style-name="T35">symbol keyword</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arg</text:span></text:span><text:span text:style-name="Category"><text:span text:style-name="T24"> contains keyword </text:span></text:span><text:span text:style-name="Category"><text:span text:style-name="T35">keyword</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he default value </text:span></text:span><text:span text:style-name="Category"><text:span text:style-name="T35">expr</text:span></text:span><text:span text:style-name="Category"><text:span text:style-name="T24"> is only evaluated when the keyword is not given to the </text:span></text:span><text:span text:style-name="Category"><text:span text:style-name="T35">restarg</text:span></text:span><text:span text:style-name="Category"><text:span text:style-name="T24">.</text:span></text:span></text:p>
      <text:p text:style-name="First_20_line_20_indent"><text:span text:style-name="Category"><text:span text:style-name="T24">If you use the first form, </text:span></text:span><text:span text:style-name="Category"><text:span text:style-name="T35">let-keyword</text:span></text:span><text:span text:style-name="Category"><text:span text:style-name="T24"> throws an error when </text:span></text:span><text:span text:style-name="Category"><text:span text:style-name="T35">restarg</text:span></text:span><text:span text:style-name="Category"><text:span text:style-name="T24"> contains a keyword argument that is not listed in </text:span></text:span><text:span text:style-name="Category"><text:span text:style-name="T35">var-specs</text:span></text:span><text:span text:style-name="Category"><text:span text:style-name="T24">. When you want to allow keyword arguments other than listed in </text:span></text:span><text:span text:style-name="Category"><text:span text:style-name="T35">var-specs</text:span></text:span><text:span text:style-name="Category"><text:span text:style-name="T24">, use the second form.</text:span></text:span></text:p>
      <text:p text:style-name="First_20_line_20_indent"><text:span text:style-name="Category"><text:span text:style-name="T24">In the second form, </text:span></text:span><text:span text:style-name="Category"><text:span text:style-name="T35">restvar </text:span></text:span><text:span text:style-name="Category"><text:span text:style-name="T24">must be either a symbol or #f. If it is a symbol, it is bound to a list of keyword arguments that are not processed by var-specs. If it is #f, such keyword arguments are just ignored.</text:span></text:span></text:p>
      <text:p text:style-name="First_20_line_20_indent"><text:span text:style-name="Category"><text:span text:style-name="T24">(define (proc x . options)</text:span></text:span></text:p>
      <text:p text:style-name="First_20_line_20_indent"><text:span text:style-name="Category"><text:span text:style-name="T24"><text:s text:c="2"/>(let-keywords options ((a 'a)</text:span></text:span></text:p>
      <text:p text:style-name="First_20_line_20_indent"><text:span text:style-name="Category"><text:span text:style-name="T24"><text:s text:c="25"/>(b :beta 'b)</text:span></text:span></text:p>
      <text:p text:style-name="First_20_line_20_indent"><text:span text:style-name="Category"><text:span text:style-name="T24"><text:s text:c="25"/>(c 'c)</text:span></text:span></text:p>
      <text:p text:style-name="First_20_line_20_indent"><text:span text:style-name="Category"><text:span text:style-name="T24"><text:s text:c="25"/>. rest)</text:span></text:span></text:p>
      <text:p text:style-name="First_20_line_20_indent"><text:span text:style-name="Category"><text:span text:style-name="T24"><text:s text:c="4"/>(list x a b c rest)))</text:span></text:span></text:p>
      <text:p text:style-name="First_20_line_20_indent"><text:span text:style-name="Category"><text:span text:style-name="T24">(proc 0) <text:s text:c="8"/>→ (0 a b c ())</text:span></text:span></text:p>
      <text:p text:style-name="First_20_line_20_indent"><text:span text:style-name="Category"><text:span text:style-name="T24">(proc 0 :a 1) <text:s text:c="3"/>→ (0 1 b c ())</text:span></text:span></text:p>
      <text:p text:style-name="First_20_line_20_indent"><text:span text:style-name="Category"><text:span text:style-name="T24">(proc 0 :beta 1) → (0 a 1 c ())</text:span></text:span></text:p>
      <text:p text:style-name="First_20_line_20_indent"><text:span text:style-name="Category"><text:span text:style-name="T24">(proc 0 :beta 1 :c 3 :unknown 4) → (0 a 1 3 (:unknown 4))</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Like</text:span></text:span><text:span text:style-name="Category"><text:span text:style-name="T35"> let-keywords</text:span></text:span><text:span text:style-name="Category"><text:span text:style-name="T24">, but the binding is done in the order of </text:span></text:span><text:span text:style-name="Category"><text:span text:style-name="T35">var-specs</text:span></text:span><text:span text:style-name="Category"><text:span text:style-name="T24">. So each </text:span></text:span><text:span text:style-name="Category"><text:span text:style-name="T35">expr </text:span></text:span><text:span text:style-name="Category"><text:span text:style-name="T24">can refer to the variables bound by preceding </text:span></text:span><text:span text:style-name="Category"><text:span text:style-name="T35">var-specs</text:span></text:span><text:span text:style-name="Category"><text:span text:style-name="T24">.</text:span></text:span></text:p>
      <text:p text:style-name="First_20_line_20_indent"><text:span text:style-name="Category"><text:span text:style-name="T24">These macro's are originally from Gauche.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 restvar))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allow-other-keys opt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restvar) :allow-other-keys opt …) body … </text:span></text:span></text:p>
      <text:p text:style-name="First_20_line_20_indent"><text:span text:style-name="Category"><text:span text:style-name="T24">The </text:span></text:span><text:span text:style-name="Category"><text:span text:style-name="T35">define-with-key</text:span></text:span><text:span text:style-name="Category"><text:span text:style-name="T24"> is similar with the form </text:span></text:span><text:span text:style-name="Category"><text:span text:style-name="T35">define</text:span></text:span><text:span text:style-name="Category"><text:span text:style-name="T24">, it uses </text:span></text:span><text:span text:style-name="Category"><text:span text:style-name="T35">let-keywors* </text:span></text:span><text:span text:style-name="Category"><text:span text:style-name="T24">inside. If the third or </text:span></text:span><text:span text:style-name="Category"><text:span text:style-name="T24">fourth form is used, it can receive non-defined keywords. The macro will be expanded approximately like this:</text:span></text:span></text:p>
      <text:p text:style-name="First_20_line_20_indent"><text:soft-page-break/><text:span text:style-name="Category"><text:span text:style-name="T24">(define-with-key (name arg0 arg1 :key key1 (key2 'value) :allow-other-keys opt) body …)</text:span></text:span></text:p>
      <text:p text:style-name="First_20_line_20_indent"><text:span text:style-name="Category"><text:span text:style-name="T24">=&gt; (define (name arg0 arg1 . optional)</text:span></text:span></text:p>
      <text:p text:style-name="First_20_line_20_indent"><text:span text:style-name="Category"><text:span text:style-name="T24"><text:s text:c="9"/>(let-keywords* optional (key1</text:span></text:span></text:p>
      <text:p text:style-name="First_20_line_20_indent"><text:span text:style-name="Category"><text:span text:style-name="T24"><text:s text:c="50"/>(key2 #f)</text:span></text:span></text:p>
      <text:p text:style-name="First_20_line_20_indent"><text:span text:style-name="Category"><text:span text:style-name="T24"><text:s text:c="49"/>. opt)</text:span></text:span></text:p>
      <text:p text:style-name="First_20_line_20_indent"><text:span text:style-name="Category"><text:span text:style-name="T24"><text:s text:c="12"/>body …))</text:span></text:span></text:p>
      <text:p text:style-name="Index"><text:span text:style-name="Category"><text:span text:style-name="T8">Macro:</text:span></text:span><text:span text:style-name="Category"><text:span text:style-name="T22">begin0</text:span></text:span><text:span text:style-name="Category"><text:span text:style-name="T24"> </text:span></text:span><text:span text:style-name="Category"><text:span text:style-name="T35">exp0 exp1 …</text:span></text:span></text:p>
      <text:p text:style-name="First_20_line_20_indent"><text:span text:style-name="Category"><text:span text:style-name="T24">Evaluate </text:span></text:span><text:span text:style-name="Category"><text:span text:style-name="T35">exp0</text:span></text:span><text:span text:style-name="Category"><text:span text:style-name="T24">, </text:span></text:span><text:span text:style-name="Category"><text:span text:style-name="T35">exp1</text:span></text:span><text:span text:style-name="Category"><text:span text:style-name="T24">, </text:span></text:span><text:span text:style-name="Category"><text:span text:style-name="T35">…</text:span></text:span><text:span text:style-name="Category"><text:span text:style-name="T24">, then returns the result(s) of </text:span></text:span><text:span text:style-name="Category"><text:span text:style-name="T35">exp0</text:span></text:span><text:span text:style-name="Category"><text:span text:style-name="T24">.</text:span></text:span></text:p>
      <text:p text:style-name="Index"><text:span text:style-name="Category"><text:span text:style-name="T8">Macro:</text:span></text:span><text:span text:style-name="Category"><text:span text:style-name="T22">let1</text:span></text:span><text:span text:style-name="Category"><text:span text:style-name="T24"> </text:span></text:span><text:span text:style-name="Category"><text:span text:style-name="T35">var expr body …</text:span></text:span></text:p>
      <text:p text:style-name="First_20_line_20_indent"><text:span text:style-name="Category"><text:span text:style-name="T24">A convenient macro when you have only one variable. Expanded as follows:</text:span></text:span></text:p>
      <text:p text:style-name="First_20_line_20_indent"><text:span text:style-name="Category"><text:span text:style-name="T24">(let ((</text:span></text:span><text:span text:style-name="Category"><text:span text:style-name="T35">var</text:span></text:span><text:span text:style-name="Category"><text:span text:style-name="T24"> </text:span></text:span><text:span text:style-name="Category"><text:span text:style-name="T35">expr</text:span></text:span><text:span text:style-name="Category"><text:span text:style-name="T24">)) </text:span></text:span><text:span text:style-name="Category"><text:span text:style-name="T35">body …</text:span></text:span><text:span text:style-name="Category"><text:span text:style-name="T24">)</text:span></text:span></text:p>
      <text:h text:style-name="Heading_20_2" text:outline-level="2"><text:span text:style-name="Category"><text:span text:style-name="T46">(text parse)</text:span></text:span></text:h>
      <text:p text:style-name="Text_20_body"><text:span text:style-name="Category"><text:span text:style-name="T24">The (text parse) library is inspired and compatible with Oleg Kiselyov's input parsing library. You can use this library in place of his 'input-parse.scm' and 'look-for-str.scm'.</text:span></text:span></text:p>
      <text:p text:style-name="Index"><text:span text:style-name="Category"><text:span text:style-name="T8">Function:</text:span></text:span><text:span text:style-name="Category"><text:span text:style-name="T22">find-string-from-port?</text:span></text:span><text:span text:style-name="Category"><text:span text:style-name="T24"> s</text:span></text:span><text:span text:style-name="Category"><text:span text:style-name="T35">tr in-port :optional max-no-char</text:span></text:span></text:p>
      <text:p text:style-name="First_20_line_20_indent"><text:span text:style-name="Category"><text:span text:style-name="T27">Looks for a string </text:span></text:span><text:span text:style-name="Category"><text:span text:style-name="T37">str</text:span></text:span><text:span text:style-name="Category"><text:span text:style-name="T27"> from the input port </text:span></text:span><text:span text:style-name="Category"><text:span text:style-name="T37">in-port</text:span></text:span><text:span text:style-name="Category"><text:span text:style-name="T27">. The optional argument </text:span></text:span><text:span text:style-name="Category"><text:span text:style-name="T37">max-no-char</text:span></text:span><text:span text:style-name="Category"><text:span text:style-name="T27"> limits the maxmum number of characters to be read from the port; the search span is until EOF.</text:span></text:span></text:p>
      <text:p text:style-name="First_20_line_20_indent"><text:span text:style-name="Category"><text:span text:style-name="T27">If </text:span></text:span><text:span text:style-name="Category"><text:span text:style-name="T37">str</text:span></text:span><text:span text:style-name="Category"><text:span text:style-name="T27"> is found, the function returns the number of characters it has read from the port, and the port is set to read the first char after that (that is, after the </text:span></text:span><text:span text:style-name="Category"><text:span text:style-name="T37">str</text:span></text:span><text:span text:style-name="Category"><text:span text:style-name="T27">). If </text:span></text:span><text:span text:style-name="Category"><text:span text:style-name="T37">str</text:span></text:span><text:span text:style-name="Category"><text:span text:style-name="T27"> is not found, the function returns #f.</text:span></text:span></text:p>
      <text:p text:style-name="First_20_line_20_indent"><text:span text:style-name="Category"><text:span text:style-name="T27">Note: Although this procedure has `?' in its name, it may return non-boolean value, contrary to the Scheme convention.</text:span></text:span></text:p>
      <text:p text:style-name="Index"><text:span text:style-name="Category"><text:span text:style-name="T27"/></text:span></text:p>
      <text:p text:style-name="Text_20_body"><text:span text:style-name="Category"><text:span text:style-name="T27">In the following functions, </text:span></text:span><text:span text:style-name="Category"><text:span text:style-name="T37">char-list</text:span></text:span><text:span text:style-name="Category"><text:span text:style-name="T27"> refers to one of the following.</text:span></text:span></text:p>
      <text:list xml:id="list28721542" text:style-name="L20">
        <text:list-item>
          <text:p text:style-name="P51"><text:span text:style-name="Category"><text:span text:style-name="T27">A character set which defined in SRFI-14.</text:span></text:span></text:p>
        </text:list-item>
        <text:list-item>
          <text:p text:style-name="P51"><text:span text:style-name="Category"><text:span text:style-name="T27">A list of characters, character sets and/or symbol </text:span></text:span><text:span text:style-name="Category"><text:span text:style-name="T37">*eof*</text:span></text:span><text:span text:style-name="Category"><text:span text:style-name="T27">.</text:span></text:span></text:p>
        </text:list-item>
      </text:list>
      <text:p text:style-name="Text_20_body">That denotes a set of characters. <text:s/>If a symbol <text:span text:style-name="T16">*eof*</text:span> is included, the EOF condition is also included. <text:s/>Without <text:span text:style-name="T16">*eof*</text:span>, the EOF condition is regarded as an error.</text:p>
      <text:p text:style-name="Index"><text:span text:style-name="Category"><text:span text:style-name="T8">Function:</text:span></text:span><text:span text:style-name="Category"><text:span text:style-name="T22">assert-curr-char</text:span></text:span><text:span text:style-name="Category"><text:span text:style-name="T24"> </text:span></text:span><text:span text:style-name="Category"><text:span text:style-name="T35">char-list string :optional port</text:span></text:span></text:p>
      <text:p text:style-name="First_20_line_20_indent"><text:span text:style-name="Category"><text:span text:style-name="T27">Reads a character from the </text:span></text:span><text:span text:style-name="Category"><text:span text:style-name="T37">port </text:span></text:span><text:span text:style-name="Category"><text:span text:style-name="T27">and looks it up in the </text:span></text:span><text:span text:style-name="Category"><text:span text:style-name="T37">char-list</text:span></text:span><text:span text:style-name="Category"><text:span text:style-name="T27"> of expected characters. If the read character was found among the expected, it is returned. Otherwise, the procedure writes a nasty message using string as a comment, and quits.</text:span></text:span></text:p>
      <text:p text:style-name="Index"><text:span text:style-name="Category"><text:span text:style-name="T8">Function:</text:span></text:span><text:span text:style-name="Category"><text:span text:style-name="T22">skip-until</text:span></text:span><text:span text:style-name="Category"><text:span text:style-name="T24"> </text:span></text:span><text:span text:style-name="Category"><text:span text:style-name="T35">char-list/number :optional port</text:span></text:span></text:p>
      <text:p text:style-name="First_20_line_20_indent"><text:span text:style-name="Category"><text:span text:style-name="T27">Char-list/number must be either char-list or number.</text:span></text:span></text:p>
      <text:p text:style-name="First_20_line_20_indent"><text:span text:style-name="Category"><text:span text:style-name="T27">If it is a number; skips the specified </text:span></text:span><text:span text:style-name="Category"><text:span text:style-name="T37">number </text:span></text:span><text:span text:style-name="Category"><text:span text:style-name="T27">of characters from the </text:span></text:span><text:span text:style-name="Category"><text:span text:style-name="T37">port </text:span></text:span><text:span text:style-name="Category"><text:span text:style-name="T27">and returns #f.</text:span></text:span></text:p>
      <text:p text:style-name="First_20_line_20_indent"><text:span text:style-name="Category"><text:span text:style-name="T27">If it is a char-list; r</text:span></text:span><text:span text:style-name="Category"><text:span text:style-name="T27">eads and skips characters from the </text:span></text:span><text:span text:style-name="Category"><text:span text:style-name="T37">port </text:span></text:span><text:span text:style-name="Category"><text:span text:style-name="T27">until one of the break characters is encountered. This break character is returned. The break characters are specified as the </text:span></text:span><text:span text:style-name="Category"><text:span text:style-name="T37">char-list</text:span></text:span><text:span text:style-name="Category"><text:span text:style-name="T27">. This list may include EOF, which is to be coded as a symbol </text:span></text:span><text:span text:style-name="Category"><text:span text:style-name="T37">*eof*</text:span></text:span><text:span text:style-name="Category"><text:span text:style-name="T27">.</text:span></text:span></text:p>
      <text:p text:style-name="Index"><text:span text:style-name="Category"><text:span text:style-name="T8">Function:</text:span></text:span><text:span text:style-name="Category"><text:span text:style-name="T22">skip-while</text:span></text:span><text:span text:style-name="Category"><text:span text:style-name="T24"> </text:span></text:span><text:span text:style-name="Category"><text:span text:style-name="T35">char-list :optional port</text:span></text:span></text:p>
      <text:p text:style-name="First_20_line_20_indent"><text:span text:style-name="Category"><text:span text:style-name="T27">Advances the </text:span></text:span><text:span text:style-name="Category"><text:span text:style-name="T37">port</text:span></text:span><text:span text:style-name="Category"><text:span text:style-name="T27"> to the first character that is </text:span></text:span><text:span text:style-name="Category"><text:span text:style-name="Emphasis"><text:span text:style-name="T34">not</text:span></text:span></text:span><text:span text:style-name="Category"><text:span text:style-name="T27"> a member of the</text:span></text:span><text:span text:style-name="Category"><text:span text:style-name="T37"> char-list</text:span></text:span><text:span text:style-name="Category"><text:span text:style-name="T27"> -- or till the EOF, whichever occurs sooner. This character or the EOF object is returned. This character is left on the </text:span></text:span><text:soft-page-break/><text:span text:style-name="Category"><text:span text:style-name="T27">stream.</text:span></text:span></text:p>
      <text:p text:style-name="Index"><text:span text:style-name="Category"><text:span text:style-name="T8">Function:</text:span></text:span><text:span text:style-name="Category"><text:span text:style-name="T22">peek-next-char</text:span></text:span><text:span text:style-name="Category"><text:span text:style-name="T24"> </text:span></text:span><text:span text:style-name="Category"><text:span text:style-name="T35"><text:s/>:optional port</text:span></text:span></text:p>
      <text:p text:style-name="First_20_line_20_indent"><text:span text:style-name="Category"><text:span text:style-name="T27">Advances to the next character in the </text:span></text:span><text:span text:style-name="Category"><text:span text:style-name="T37">port </text:span></text:span><text:span text:style-name="Category"><text:span text:style-name="T27">and peeks at it. This function is useful when parsing LR(1)-type languages.</text:span></text:span></text:p>
      <text:p text:style-name="Index"><text:span text:style-name="Category"><text:span text:style-name="T8">Function:</text:span></text:span><text:span text:style-name="Category"><text:span text:style-name="T22">next-token</text:span></text:span><text:span text:style-name="Category"><text:span text:style-name="T24"> </text:span></text:span><text:span text:style-name="Category"><text:span text:style-name="T35">prefix-char-list break-char-list :optional comment port</text:span></text:span></text:p>
      <text:p text:style-name="First_20_line_20_indent"><text:span text:style-name="Category"><text:span text:style-name="T27">Skips any number of characters in </text:span></text:span><text:span text:style-name="Category"><text:span text:style-name="T37">prefix-char-list</text:span></text:span><text:span text:style-name="Category"><text:span text:style-name="T27">, then collects the characters until it sees </text:span></text:span><text:span text:style-name="Category"><text:span text:style-name="T37">break-char-list</text:span></text:span><text:span text:style-name="Category"><text:span text:style-name="T27">. The collected characters are returned as a string. The break character remains in the </text:span></text:span><text:span text:style-name="Category"><text:span text:style-name="T37">port</text:span></text:span><text:span text:style-name="Category"><text:span text:style-name="T27">.</text:span></text:span></text:p>
      <text:p text:style-name="First_20_line_20_indent"><text:span text:style-name="Category"><text:span text:style-name="T27">If the function encounters EOF and </text:span></text:span><text:span text:style-name="Category"><text:span text:style-name="T37">*eof*</text:span></text:span><text:span text:style-name="Category"><text:span text:style-name="T27"> is not included in </text:span></text:span><text:span text:style-name="Category"><text:span text:style-name="T37">break-char-list</text:span></text:span><text:span text:style-name="Category"><text:span text:style-name="T27">, an error is signalled with </text:span></text:span><text:span text:style-name="Category"><text:span text:style-name="T37">comment</text:span></text:span><text:span text:style-name="Category"><text:span text:style-name="T27"> is included in the message.</text:span></text:span></text:p>
      <text:p text:style-name="Index"><text:span text:style-name="Category"><text:span text:style-name="T8">Function:</text:span></text:span><text:span text:style-name="Category"><text:span text:style-name="T22">next-token-of</text:span></text:span><text:span text:style-name="Category"><text:span text:style-name="T24"> </text:span></text:span><text:span text:style-name="Category"><text:span text:style-name="T35">char-list/pred :optional port</text:span></text:span></text:p>
      <text:p text:style-name="First_20_line_20_indent"><text:span text:style-name="Category"><text:span text:style-name="T27">Reads and collects the characters as far as it belongs to </text:span></text:span><text:span text:style-name="Category"><text:span text:style-name="T37">char-list/pred</text:span></text:span><text:span text:style-name="Category"><text:span text:style-name="T27">, then returns them as a string. The first character that doesn't belong to </text:span></text:span><text:span text:style-name="Category"><text:span text:style-name="T37">char-list/pred</text:span></text:span><text:span text:style-name="Category"><text:span text:style-name="T27"> remains on the port.</text:span></text:span></text:p>
      <text:p text:style-name="First_20_line_20_indent"><text:span text:style-name="Category"><text:span text:style-name="T37">Char-list/pred</text:span></text:span><text:span text:style-name="Category"><text:span text:style-name="T27"> may be a char-list or a predicate that takes a character. If it is a predicate, each character is passed to it, and the character is regarded to ``belong to'' </text:span></text:span><text:span text:style-name="Category"><text:span text:style-name="T37">char-list/pred </text:span></text:span><text:span text:style-name="Category"><text:span text:style-name="T27">when it returns a true value.</text:span></text:span></text:p>
      <text:p text:style-name="Index"><text:span text:style-name="Category"><text:span text:style-name="T8">Function:</text:span></text:span><text:span text:style-name="Category"><text:span text:style-name="T22">read-string</text:span></text:span><text:span text:style-name="Category"><text:span text:style-name="T24"> </text:span></text:span><text:span text:style-name="Category"><text:span text:style-name="T35">n :optional port</text:span></text:span></text:p>
      <text:p text:style-name="First_20_line_20_indent"><text:span text:style-name="Category"><text:span text:style-name="T27">Reads up to </text:span></text:span><text:span text:style-name="Category"><text:span text:style-name="T37">n</text:span></text:span><text:span text:style-name="Category"><text:span text:style-name="T27"> characters, collects them into a string, and returns it. If the input stream contains less characters, the returns string contains as many characters available.</text:span></text:span></text:p>
      <text:h text:style-name="Heading_20_2" text:outline-level="2"><text:span text:style-name="Category"><text:span text:style-name="T45">(text sxml ssax)</text:span></text:span></text:h>
      <text:p text:style-name="Text_20_body"><text:span text:style-name="Category"><text:span text:style-name="T37">(sxml *)</text:span></text:span><text:span text:style-name="Category"><text:span text:style-name="T27"> libraries are the adaptation of Oleg Kiselyov's SXML framework SSAX, which is based on S-expression representation of XML structure.</text:span></text:span></text:p>
      <text:p text:style-name="Text_20_body"><text:span text:style-name="Category"><text:span text:style-name="T27">SSAX is a parser part of SXML framework.</text:span></text:span></text:p>
      <text:p text:style-name="Text_20_body"><text:span text:style-name="Category"><text:span text:style-name="T27">This is a quote from SSAX webpage:</text:span></text:span></text:p>
      <text:p text:style-name="Quotations">The framework consists of a DOM/SXML parser, a SAX parser, and a supporting library of lexing and parsing procedures. The procedures in the package can be used separately to tokenize or parse various pieces of XML documents. The framework supports XML Namespaces, character, internal and external parsed entities, xml:space, attribute value normalization, processing instructions and CDATA sections. The package includes a semi-validating SXML parser: a DOM-mode parser that is an instantiation of a SAX parser (called SSAX).</text:p>
      <text:p text:style-name="Quotations">The parsing framework offers support for XML validation, to the full or any user-specified degree. Framework's procedures by themselves detect great many validation errors and almost all well-formedness errors. Furthermore, a user is given a chance to set his own handlers to capture the rest of the errors. Content is validated given user-specified constraints, which the user can derive from a DTD, from an XML schema, or from other competing doctype specification formats.</text:p>
      <text:p text:style-name="Quotations">SSAX is a full-featured, algorithmically optimal, pure-functional parser, which can act as a stream processor. SSAX is an efficient SAX parser that is easy to use. SSAX minimizes the amount of application-specific state that has to be shared among user-supplied event handlers. SSAX makes the maintenance of an application-specific element stack unnecessary, which eliminates several classes of common bugs. SSAX is written in a pure-functional subset of Scheme. Therefore, the event handlers are referentially transparent, which makes them easier for a programmer to write and to reason about. The more expressive, reliable and easier to use application interface for <text:soft-page-break/>the event-driven XML parsing is the outcome of implementing the parsing engine as an enhanced tree fold combinator, which fully captures the control pattern of the depth-first tree traversal.</text:p>
      <text:p text:style-name="Text_20_body">Sagittarius supports the latest version of SSAX 5.1.</text:p>
      <text:p text:style-name="Text_20_body">I derived the content of this part of the manual from SSAX source code, just by converting its comments into this manual format. The original text is by Oleg Kiselyov.</text:p>
      <text:p text:style-name="Text_20_body">This is a package of low-to-high level lexing and parsing procedures that can be combined to yield a SAX, a DOM, a validating parsers, or a parser intended for a particular document type. The procedures in the package can be used separately to tokenize or parse various pieces of XML documents. The package supports XML Namespaces, internal and external parsed entities, user-controlled handling of whitespace, and validation. This module therefore is intended to be a framework, a set of "Lego blocks" you can use to build a parser following any discipline and performing validation to any degree. As an example of the parser construction, this file includes a semi-validating SXML parser.</text:p>
      <text:p text:style-name="Text_20_body">The present XML framework has a "sequential" feel of SAX yet a "functional style" of DOM. Like a SAX parser, the framework scans the document only once and permits incremental processing. An application that handles document elements in order can run as efficiently as possible. _Unlike_ a SAX parser, the framework does not require an application register stateful callbacks and surrender control to the parser. Rather, it is the application that can drive the framework -- calling its functions to get the current lexical or syntax element. These functions do not maintain or mutate any state save the input port. Therefore, the framework permits parsing of XML in a pure functional style, with the input port being a monad (or a linear, read-once parameter).</text:p>
      <text:p text:style-name="Text_20_body">Besides the PORT, there is another monad -- SEED. Most of the middle- and high-level parsers are single-threaded through the seed. The functions of this framework do not process or affect the SEED in any way: they simply pass it around as an instance of an opaque datatype. <text:s/>User functions, on the other hand, can use the seed to maintain user's state, to accumulate parsing results, etc. A user can freely mix his own functions with those of the framework. On the other hand, the user may wish to instantiate a high-level parser: ssax:make-elem-parser or ssax:make-parser. <text:s/>In the latter case, the user must provide functions of specific signatures, which are called at predictable moments during the parsing: to handle character data, element data, or processing instructions (PI). The functions are always given the SEED, among other parameters, and must return the new SEED.</text:p>
      <text:p text:style-name="Text_20_body">From a functional point of view, XML parsing is a combined pre-post-order traversal of a "tree" that is the XML document itself. This down-and-up traversal tells the user about an element when its start tag is encountered. The user is notified about the element once more, after all element's children have been handled. The process of XML parsing therefore is a fold over the raw XML document. Unlike a fold over trees defined in [1], the parser is necessarily single-threaded -- obviously as elements in a text XML document are laid down sequentially. The parser therefore is a tree fold that has been transformed to accept an accumulating parameter [1,2].</text:p>
      <text:p text:style-name="Text_20_body">Formally, the denotational semantics of the parser can be expressed as</text:p>
      <text:p text:style-name="Text_20_body">parser:: (Start-tag → Seed → Seed) →</text:p>
      <text:p text:style-name="Text_20_body"><text:tab/> (Start-tag → Seed → Seed -&gt; Seed) →</text:p>
      <text:p text:style-name="Text_20_body"><text:tab/> (Char-Data → Seed → Seed) →</text:p>
      <text:p text:style-name="Text_20_body"><text:tab/> XML-text-fragment → Seed → Seed</text:p>
      <text:p text:style-name="Text_20_body">parser fdown fup fchar "&lt;elem attrs&gt; content &lt;/elem&gt;" seed</text:p>
      <text:p text:style-name="Text_20_body"><text:s/>= fup "&lt;elem attrs&gt;" seed</text:p>
      <text:p text:style-name="Text_20_body"><text:tab/>(parser fdown fup fchar "content" (fdown "&lt;elem attrs&gt;" seed))</text:p>
      <text:p text:style-name="Text_20_body"><text:soft-page-break/>parser fdown fup fchar "char-data content" seed</text:p>
      <text:p text:style-name="Text_20_body"><text:s/>= parser fdown fup fchar "content" (fchar "char-data" seed)</text:p>
      <text:p text:style-name="Text_20_body">parser fdown fup fchar "elem-content content" seed</text:p>
      <text:p text:style-name="Text_20_body"><text:s/>= parser fdown fup fchar "content" (</text:p>
      <text:p text:style-name="Text_20_body"><text:tab/>parser fdown fup fchar "elem-content" seed)</text:p>
      <text:p text:style-name="Text_20_body">Compare the last two equations with the left fold</text:p>
      <text:p text:style-name="Text_20_body">fold-left kons elem:list seed = fold-left kons list (kons elem seed)</text:p>
      <text:p text:style-name="Text_20_body">The real parser created my ssax:make-parser is slightly more complicated, to account for processing instructions, entity references, namespaces, processing of document type declaration, etc.</text:p>
      <text:p text:style-name="Text_20_body">The XML standard document referred to in this module is</text:p>
      <text:p text:style-name="Text_20_body"><text:tab/><text:a xlink:type="simple" xlink:href="http://www.w3.org/TR/1998/REC-xml-19980210.html">http://www.w3.org/TR/1998/REC-xml-19980210.html</text:a></text:p>
      <text:p text:style-name="Text_20_body">The present file also defines a procedure that parses the text of an XML document or of a separate element into SXML, an S-expression-based model of an XML Information Set. SXML is also an Abstract Syntax Tree of an XML document. SXML is similar but not identical to DOM; SXML is particularly suitable for Scheme-based XML/HTML authoring, SXPath queries, and tree transformations. See SXML.html for more details. SXML is a term implementation of evaluation of the XML document [3]. The other implementation is context-passing.</text:p>
      <text:p text:style-name="Text_20_body">The present frameworks fully supports the XML Namespaces Recommendation:</text:p>
      <text:p text:style-name="Text_20_body"><text:tab/>http://www.w3.org/TR/REC-xml-names/</text:p>
      <text:p text:style-name="Text_20_body">Other links:</text:p>
      <text:p text:style-name="Text_20_body">[1] Jeremy Gibbons, Geraint Jones, "The Under-appreciated Unfold,"</text:p>
      <text:p text:style-name="Text_20_body">Proc. ICFP'98, 1998, pp. 273-279.</text:p>
      <text:p text:style-name="Text_20_body">[2] Richard S. Bird, The promotion and accumulation strategies in</text:p>
      <text:p text:style-name="Text_20_body">transformational programming, ACM Trans. Progr. Lang. Systems,</text:p>
      <text:p text:style-name="Text_20_body">6(4):487-504, October 1984.</text:p>
      <text:p text:style-name="Text_20_body">[3] Ralf Hinze, "Deriving Backtracking Monad Transformers,"</text:p>
      <text:p text:style-name="Text_20_body">Functional Pearl. Proc ICFP'00, pp. 186-197.</text:p>
      <text:h text:style-name="Heading_20_3" text:outline-level="3">Data types</text:h>
      <text:list xml:id="list28721887" text:style-name="L21">
        <text:list-item>
          <text:p text:style-name="P52">TAG-KIND</text:p>
          <text:p text:style-name="P52">a symbol 'START, 'END, 'PI, 'DECL, 'COMMENT, 'CDSECT or 'ENTITY-REF that identifies a markup token</text:p>
        </text:list-item>
        <text:list-item>
          <text:p text:style-name="P52">UNRES-NAME</text:p>
          <text:p text:style-name="P52">a name (called GI in the XML Recommendation) as given in an xml document for a markup token: start-tag, PI target, attribute name. If a GI is an NCName, UNRES-NAME is this NCName converted into a Scheme symbol. If a GI is a QName, UNRES-NAME is a pair of symbols: (PREFIX . LOCALPART)</text:p>
        </text:list-item>
        <text:list-item>
          <text:p text:style-name="P52">RES-NAME</text:p>
          <text:p text:style-name="P52">An expanded name, a resolved version of an UNRES-NAME. For an element or an attribute name with a non-empty namespace URI, RES-NAME is a pair of symbols, (URI-SYMB . <text:soft-page-break/>LOCALPART). Otherwise, it's a single symbol.</text:p>
        </text:list-item>
        <text:list-item>
          <text:p text:style-name="P52">ELEM-CONTENT-MODEL</text:p>
          <text:p text:style-name="P52">A symbol:</text:p>
          <text:list>
            <text:list-item>
              <text:p text:style-name="P52">ANY<text:tab/>- anything goes, expect an END tag.</text:p>
            </text:list-item>
            <text:list-item>
              <text:p text:style-name="P52">EMPTY-TAG - no content, and no END-tag is coming</text:p>
            </text:list-item>
            <text:list-item>
              <text:p text:style-name="P52">EMPTY - no content, expect the END-tag as the next token</text:p>
            </text:list-item>
            <text:list-item>
              <text:p text:style-name="P52">PCDATA - expect character data only, and no children elements</text:p>
            </text:list-item>
            <text:list-item>
              <text:p text:style-name="P52">MIXED</text:p>
            </text:list-item>
            <text:list-item>
              <text:p text:style-name="P52">ELEM-CONTENT</text:p>
            </text:list-item>
          </text:list>
        </text:list-item>
        <text:list-item>
          <text:p text:style-name="P52">URI-SYMB</text:p>
          <text:p text:style-name="P52">A symbol representing a namespace URI -- or other symbol chosen by the user to represent URI. In the former case, URI-SYMB is created by %-quoting of bad URI characters and converting the resulting string into a symbol.</text:p>
        </text:list-item>
        <text:list-item>
          <text:p text:style-name="P52">NAMESPACES</text:p>
          <text:p text:style-name="P52">A list representing namespaces in effect. An element of the list has one of the following forms:</text:p>
          <text:list>
            <text:list-item>
              <text:p text:style-name="P52">(PREFIX URI-SYMB . URI-SYMB) or (PREFIX USER-PREFIX . URI-SYMB)</text:p>
              <text:p text:style-name="P52">USER-PREFIX is a symbol chosen by the user to represent the URI.</text:p>
            </text:list-item>
            <text:list-item>
              <text:p text:style-name="P52">(#f USER-PREFIX . URI-SYMB)</text:p>
              <text:p text:style-name="P52">Specification of the user-chosen prefix and a URI-SYMBOL.</text:p>
            </text:list-item>
            <text:list-item>
              <text:p text:style-name="P52">(*DEFAULT* USER-PREFIX . URI-SYMB)</text:p>
              <text:p text:style-name="P52">Declaration of the default namespace</text:p>
            </text:list-item>
            <text:list-item>
              <text:p text:style-name="P52">(*DEFAULT* #f . #f)</text:p>
              <text:p text:style-name="P52">Un-declaration of the default namespace. This notation represents overriding of the previous declaration</text:p>
            </text:list-item>
          </text:list>
          <text:p text:style-name="P52">A NAMESPACES list may contain several elements for the same PREFIX. The one closest to the beginning of the list takes effect.</text:p>
        </text:list-item>
        <text:list-item>
          <text:p text:style-name="P52">ATTLIST</text:p>
          <text:p text:style-name="P52">An ordered collection of (NAME . VALUE) pairs, where NAME is a RES-NAME or an UNRES-NAME. The collection is an ADT</text:p>
        </text:list-item>
        <text:list-item>
          <text:p text:style-name="P52">STR-HANDLER</text:p>
          <text:p text:style-name="P52">A procedure of three arguments: STRING1 STRING2 SEED returning a new SEED The procedure is supposed to handle a chunk of character data STRING1 followed by a chunk of character data STRING2. STRING2 is a short string, often "\n" and even ""</text:p>
        </text:list-item>
        <text:list-item>
          <text:p text:style-name="P52">ENTITIES</text:p>
          <text:p text:style-name="P52">An assoc list of pairs:</text:p>
          <text:list>
            <text:list-header>
              <text:p text:style-name="P52">(named-entity-name . named-entity-body)</text:p>
            </text:list-header>
          </text:list>
          <text:p text:style-name="P52">where named-entity-name is a symbol under which the entity was declared, named-entity-<text:soft-page-break/>body is either a string, or (for an external entity) a thunk that will return an input port (from which the entity can be read). named-entity-body may also be #f. This is an indication that a named-entity-name is currently being expanded. A reference to this named-entity-name will be an error: violation of the WFC nonrecursion.</text:p>
        </text:list-item>
        <text:list-item>
          <text:p text:style-name="P52">XML-TOKEN -- a record</text:p>
          <text:p text:style-name="P52">This record represents a markup, which is, according to the XML Recommendation, "takes the form of start-tags, end-tags, empty-element tags, entity references, character references, comments, CDATA section delimiters, document type declarations, and processing instructions."</text:p>
          <text:list>
            <text:list-item>
              <text:p text:style-name="P52">kind -- a TAG-KIND</text:p>
            </text:list-item>
            <text:list-item>
              <text:p text:style-name="P52">head -- an UNRES-NAME. For xml-tokens of kinds 'COMMENT and 'CDSECT, the <text:tab/>head is #f</text:p>
            </text:list-item>
          </text:list>
          <text:p text:style-name="P52">For example,</text:p>
          <text:list text:continue-numbering="true">
            <text:list-header>
              <text:p text:style-name="P52">&lt;P&gt; <text:s/>=&gt; kind='START, head='P</text:p>
              <text:p text:style-name="P52">&lt;/P&gt; =&gt; kind='END, head='P</text:p>
              <text:p text:style-name="P52">&lt;BR/&gt; =&gt; kind='EMPTY-EL, head='BR</text:p>
              <text:p text:style-name="P52">&lt;!DOCTYPE OMF ...&gt; =&gt; kind='DECL, head='DOCTYPE</text:p>
              <text:p text:style-name="P52">&lt;?xml version="1.0"?&gt; =&gt; kind='PI, head='xml</text:p>
              <text:p text:style-name="P52">&amp;my-ent; =&gt; kind = 'ENTITY-REF, head='my-ent</text:p>
            </text:list-header>
          </text:list>
          <text:p text:style-name="P52">Character references are not represented by xml-tokens as these references are transparently resolved into the corresponding characters.</text:p>
        </text:list-item>
        <text:list-item>
          <text:p text:style-name="P52">XML-DECL -- a record</text:p>
          <text:p text:style-name="P52">The record represents a datatype of an XML document: the list of declared elements and their attributes, declared notations, list of replacement strings or loading procedures for parsed general entities, etc. Normally an xml-decl record is created from a DTD or an XML Schema, although it can be created and filled in in many other ways (e.g., loaded from a file).</text:p>
          <text:list>
            <text:list-item>
              <text:p text:style-name="P52">elems: an (assoc) list of decl-elem or #f. The latter instructs the parser to do no <text:tab/>validation of elements and attributes.</text:p>
            </text:list-item>
            <text:list-item>
              <text:p text:style-name="P52">decl-elem: declaration of one element:</text:p>
              <text:p text:style-name="P52">(elem-name elem-content decl-attrs)</text:p>
              <text:p text:style-name="P52">elem-name is an UNRES-NAME for the element.</text:p>
              <text:p text:style-name="P52">elem-content is an ELEM-CONTENT-MODEL. </text:p>
              <text:p text:style-name="P52">decl-attrs is an ATTLIST, of (ATTR-NAME . VALUE) associations</text:p>
              <text:p text:style-name="P52">!!!This element can declare a user procedure to handle parsing of an element (e.g., to do a custom validation, or to build a hash of IDs as they're encountered).</text:p>
            </text:list-item>
            <text:list-item>
              <text:p text:style-name="P52">decl-attr: an element of an ATTLIST, declaration of one attribute</text:p>
              <text:p text:style-name="P52">(attr-name content-type use-type default-value)</text:p>
              <text:p text:style-name="P52">attr-name is an UNRES-NAME for the declared attribute.</text:p>
              <text:p text:style-name="P52">content-type is a symbol: CDATA, NMTOKEN, NMTOKENS, ... or a list of strings for the enumerated type.</text:p>
              <text:p text:style-name="P52"><text:soft-page-break/>use-type is a symbol: REQUIRED, IMPLIED, FIXED.</text:p>
              <text:p text:style-name="P52">default-value is a string for the default value, or #f if not given.</text:p>
            </text:list-item>
          </text:list>
        </text:list-item>
      </text:list>
      <text:p text:style-name="Index"><text:span text:style-name="Category"><text:span text:style-name="T8">Function:</text:span></text:span><text:span text:style-name="Category"><text:span text:style-name="T22">make-xml-token</text:span></text:span><text:span text:style-name="Category"><text:span text:style-name="T24"> </text:span></text:span><text:span text:style-name="Category"><text:span text:style-name="T35"><text:s/>kind head</text:span></text:span></text:p>
      <text:p text:style-name="First_20_line_20_indent"><text:span text:style-name="Category"><text:span text:style-name="T27">This creates an XML token.</text:span></text:span></text:p>
      <text:p text:style-name="Index"><text:span text:style-name="Category"><text:span text:style-name="T8">Function:</text:span></text:span><text:span text:style-name="Category"><text:span text:style-name="T22">xml-token?</text:span></text:span><text:span text:style-name="Category"><text:span text:style-name="T24"> </text:span></text:span><text:span text:style-name="Category"><text:span text:style-name="T35"><text:s/>thing</text:span></text:span></text:p>
      <text:p text:style-name="First_20_line_20_indent"><text:span text:style-name="Category"><text:span text:style-name="T27">Returns #t if </text:span></text:span><text:span text:style-name="Category"><text:span text:style-name="T37">thing</text:span></text:span><text:span text:style-name="Category"><text:span text:style-name="T27"> is XML token, otherwise #f.</text:span></text:span></text:p>
      <text:p text:style-name="Index"><text:span text:style-name="Category"><text:span text:style-name="T8">Macro:</text:span></text:span><text:span text:style-name="Category"><text:span text:style-name="T22">xml-token-kind</text:span></text:span><text:span text:style-name="Category"><text:span text:style-name="T24"> </text:span></text:span><text:span text:style-name="Category"><text:span text:style-name="T35"><text:s/>xml-token</text:span></text:span></text:p>
      <text:p text:style-name="Index"><text:span text:style-name="Category"><text:span text:style-name="T8">Macro:</text:span></text:span><text:span text:style-name="Category"><text:span text:style-name="T22">xml-token-head</text:span></text:span><text:span text:style-name="Category"><text:span text:style-name="T24"> </text:span></text:span><text:span text:style-name="Category"><text:span text:style-name="T35"><text:s/>xml-token</text:span></text:span></text:p>
      <text:p text:style-name="First_20_line_20_indent"><text:span text:style-name="Category"><text:span text:style-name="T27">Retrieve XML kind/head from </text:span></text:span><text:span text:style-name="Category"><text:span text:style-name="T37">xml-token</text:span></text:span><text:span text:style-name="Category"><text:span text:style-name="T27">.</text:span></text:span></text:p>
      <text:h text:style-name="Heading_20_3" text:outline-level="3">Lower-level parsers and scanners</text:h>
      <text:p text:style-name="Text_20_body">They deal with primitive lexical units (Names, whitespaces, tags) and with pieces of more generic productions. Most of these parsers must be called in appropriate context. For example, ssax:complete-start-tag must be called only when the start-tag has been detected and its GI has been read.</text:p>
      <text:h text:style-name="P92" text:outline-level="4">Low-level parsing code</text:h>
      <text:p text:style-name="Index"><text:span text:style-name="Category"><text:span text:style-name="T8">Function:</text:span></text:span><text:span text:style-name="Category"><text:span text:style-name="T22">ssax:skip-S</text:span></text:span><text:span text:style-name="Category"><text:span text:style-name="T24"> </text:span></text:span><text:span text:style-name="Category"><text:span text:style-name="T35"><text:s/>port</text:span></text:span></text:p>
      <text:p text:style-name="First_20_line_20_indent"><text:span text:style-name="Category"><text:span text:style-name="T27">Skip the S (whitespace) production as defined by</text:span></text:span></text:p>
      <text:p text:style-name="First_20_line_20_indent"><text:span text:style-name="Category"><text:span text:style-name="T27">[3] S ::= (#x20 | #x9 | #xD | #xA)</text:span></text:span></text:p>
      <text:p text:style-name="First_20_line_20_indent"><text:span text:style-name="Category"><text:span text:style-name="T27">The procedure returns the first not-whitespace character it encounters while scanning the </text:span></text:span><text:span text:style-name="Category"><text:span text:style-name="T37">port</text:span></text:span><text:span text:style-name="Category"><text:span text:style-name="T27">. This character is left on the input stream.</text:span></text:span></text:p>
      <text:p text:style-name="Index"><text:span text:style-name="Category"><text:span text:style-name="T8">Function:</text:span></text:span><text:span text:style-name="Category"><text:span text:style-name="T22">ssax:ncname-starting-char?</text:span></text:span><text:span text:style-name="Category"><text:span text:style-name="T24"> </text:span></text:span><text:span text:style-name="Category"><text:span text:style-name="T35"><text:s/>a-char</text:span></text:span></text:p>
      <text:p text:style-name="First_20_line_20_indent"><text:span text:style-name="Category"><text:span text:style-name="T27">Read a Name lexem and return it as string</text:span></text:span></text:p>
      <text:p text:style-name="First_20_line_20_indent"><text:span text:style-name="Category"><text:span text:style-name="T27">[4] NameChar ::= Letter | Digit | '.' | '-' | '_' | ':' | CombiningChar | Extender</text:span></text:span></text:p>
      <text:p text:style-name="First_20_line_20_indent"><text:span text:style-name="Category"><text:span text:style-name="T27">[5] Name ::= (Letter | '_' | ':') (NameChar)*</text:span></text:span></text:p>
      <text:p text:style-name="First_20_line_20_indent"><text:span text:style-name="Category"><text:span text:style-name="T27">This code supports the XML Namespace Recommendation REC-xml-names, which modifies the above productions as follows:</text:span></text:span></text:p>
      <text:p text:style-name="First_20_line_20_indent"><text:span text:style-name="Category"><text:span text:style-name="T27">[4] NCNameChar ::= Letter | Digit | '.' | '-' | '_' | CombiningChar | Extender</text:span></text:span></text:p>
      <text:p text:style-name="First_20_line_20_indent"><text:span text:style-name="Category"><text:span text:style-name="T27">[5] NCName ::= (Letter | '_') (NCNameChar)*</text:span></text:span></text:p>
      <text:p text:style-name="First_20_line_20_indent"><text:span text:style-name="Category"><text:span text:style-name="T27">As the Rec-xml-names says, "An XML document conforms to this specification if all other tokens [other than element types and attribute names] in the document which are required, for XML conformance, to match the XML production for Name, match this specification's production for NCName." Element types and attribute names must match the production QName, defined below.</text:span></text:span></text:p>
      <text:p text:style-name="Index"><text:span text:style-name="Category"><text:span text:style-name="T8">Function:</text:span></text:span><text:span text:style-name="Category"><text:span text:style-name="T22">ssax:read-NC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CName starting from the current position in the </text:span></text:span><text:span text:style-name="Category"><text:span text:style-name="T37">port</text:span></text:span><text:span text:style-name="Category"><text:span text:style-name="T27"> and return it as a symbol.</text:span></text:span></text:p>
      <text:p text:style-name="Index"><text:span text:style-name="Category"><text:span text:style-name="T8">Function:</text:span></text:span><text:span text:style-name="Category"><text:span text:style-name="T22">ssax:read-Q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amespace-) Qualified Name, QName, from the current position in the </text:span></text:span><text:span text:style-name="Category"><text:span text:style-name="T37">port</text:span></text:span><text:span text:style-name="Category"><text:span text:style-name="T27">.</text:span></text:span></text:p>
      <text:p text:style-name="First_20_line_20_indent"><text:span text:style-name="Category"><text:span text:style-name="T27">From REC-xml-names:</text:span></text:span></text:p>
      <text:p text:style-name="First_20_line_20_indent"><text:span text:style-name="Category"><text:span text:style-name="T27"><text:tab/>[6] QName ::= (Prefix ':')? LocalPart</text:span></text:span></text:p>
      <text:p text:style-name="First_20_line_20_indent"><text:span text:style-name="Category"><text:span text:style-name="T27"><text:tab/>[7] Prefix ::= NCName</text:span></text:span></text:p>
      <text:p text:style-name="First_20_line_20_indent"><text:span text:style-name="Category"><text:span text:style-name="T27"><text:tab/>[8] LocalPart ::= NCName</text:span></text:span></text:p>
      <text:p text:style-name="First_20_line_20_indent"><text:soft-page-break/><text:span text:style-name="Category"><text:span text:style-name="T27">Return: an UNRES-NAME.</text:span></text:span></text:p>
      <text:p text:style-name="Index"><text:span text:style-name="Category"><text:span text:style-name="T8">Variable:</text:span></text:span><text:span text:style-name="Category"><text:span text:style-name="T22">ssax:Prefix-XML</text:span></text:span></text:p>
      <text:p text:style-name="First_20_line_20_indent"><text:span text:style-name="Category"><text:span text:style-name="T27">The prefix of the pre-defined XML namespace, i.e. 'xml.</text:span></text:span></text:p>
      <text:p text:style-name="Index"><text:span text:style-name="Category"><text:span text:style-name="T8">Function:</text:span></text:span><text:span text:style-name="Category"><text:span text:style-name="T22">name-compare</text:span></text:span><text:span text:style-name="Category"><text:span text:style-name="T24"> </text:span></text:span><text:span text:style-name="Category"><text:span text:style-name="T35"><text:s/>name1 name2</text:span></text:span></text:p>
      <text:p text:style-name="First_20_line_20_indent"><text:span text:style-name="Category"><text:span text:style-name="T27">Compare one RES-NAME or an UNRES-NAME with the other. Return a symbol '&lt;, '&gt;, or '= depending on the result of the comparison. Names without PREFIX are always smaller than those with the PREFIX.</text:span></text:span></text:p>
      <text:p text:style-name="Index"><text:span text:style-name="Category"><text:span text:style-name="T8">Variable:</text:span></text:span><text:span text:style-name="Category"><text:span text:style-name="T22">ssax:largest-unres-name</text:span></text:span></text:p>
      <text:p text:style-name="First_20_line_20_indent"><text:span text:style-name="Category"><text:span text:style-name="T27">An UNRES-NAME that is postulated to be larger than anything that can occur in a well-formed XML document. name-compare enforces this postulate.</text:span></text:span></text:p>
      <text:p text:style-name="Index"><text:span text:style-name="Category"><text:span text:style-name="T8">Function:</text:span></text:span><text:span text:style-name="Category"><text:span text:style-name="T22">ssax:read-markup-token</text:span></text:span><text:span text:style-name="Category"><text:span text:style-name="T35"> port</text:span></text:span></text:p>
      <text:p text:style-name="First_20_line_20_indent"><text:span text:style-name="Category"><text:span text:style-name="T27">This procedure starts parsing of a markup token. The current position in the stream must be #\&lt;. This procedure scans enough of the input stream to figure out what kind of a markup token it is seeing. The procedure returns an xml-token structure describing the token. Note, generally reading of the current markup is not finished! In particular, no attributes of the start-tag token are scanned.</text:span></text:span></text:p>
      <text:p text:style-name="First_20_line_20_indent"><text:span text:style-name="Category"><text:span text:style-name="T27">Here's a detailed break out of the return values and the position in the </text:span></text:span><text:span text:style-name="Category"><text:span text:style-name="T37">port</text:span></text:span><text:span text:style-name="Category"><text:span text:style-name="T27"> when that particular value is returned:</text:span></text:span></text:p>
      <text:list xml:id="list28695732" text:style-name="L22">
        <text:list-item>
          <text:p text:style-name="P77">PI-token</text:p>
          <text:p text:style-name="P77">only PI-target is read. To finish the Processing Instruction and disregard it, call ssax:skip-pi. ssax:read-attributes may be useful as well (for PIs whose content is attribute-value pairs)</text:p>
        </text:list-item>
        <text:list-item>
          <text:p text:style-name="P77">END-token</text:p>
          <text:p text:style-name="P77">The end tag is read completely; the current position is right after the terminating #\&gt; character.</text:p>
        </text:list-item>
        <text:list-item>
          <text:p text:style-name="P77">COMMENT</text:p>
          <text:p text:style-name="P77">is read and skipped completely. The current position is right after "--&gt;" that terminates the comment.</text:p>
        </text:list-item>
        <text:list-item>
          <text:p text:style-name="P77">CDSECT</text:p>
          <text:p text:style-name="P77">The current position is right after "&lt;!CDATA[". Use <text:span text:style-name="T16">ssax:read-cdata-body</text:span> to read the rest.</text:p>
        </text:list-item>
        <text:list-item>
          <text:p text:style-name="P77">DECL</text:p>
          <text:p text:style-name="P77">We have read the keyword (the one that follows "&lt;!") identifying this declaration markup. The current position is after the keyword (usually a whitespace character)</text:p>
        </text:list-item>
        <text:list-item>
          <text:p text:style-name="P77">START-token</text:p>
          <text:p text:style-name="P77">We have read the keyword (GI) of this start tag. No attributes are scanned yet. We don't know if this tag has an empty content either. Use <text:span text:style-name="T16">ssax:complete-start-tag</text:span> to finish parsing of the token.</text:p>
        </text:list-item>
      </text:list>
      <text:p text:style-name="Index"><text:span text:style-name="Category"><text:span text:style-name="T8">Function:</text:span></text:span><text:span text:style-name="Category"><text:span text:style-name="T22">ssax:skip-pi</text:span></text:span><text:span text:style-name="Category"><text:span text:style-name="T35"> port</text:span></text:span></text:p>
      <text:p text:style-name="First_20_line_20_indent"><text:span text:style-name="Category"><text:span text:style-name="T27">The current position is inside a PI. Skip till the rest of the PI.</text:span></text:span></text:p>
      <text:p text:style-name="Index"><text:span text:style-name="Category"><text:span text:style-name="T8">Function:</text:span></text:span><text:span text:style-name="Category"><text:span text:style-name="T22">ssax:read-pi-body-as-string</text:span></text:span><text:span text:style-name="Category"><text:span text:style-name="T35"> port</text:span></text:span></text:p>
      <text:p text:style-name="First_20_line_20_indent"><text:span text:style-name="Category"><text:span text:style-name="T27">The current position is right after reading the PITarget. We read the body of PI and return is as a </text:span></text:span><text:span text:style-name="Category"><text:span text:style-name="T27">string. The port will point to the character right after '?&gt;' combination that terminates PI.</text:span></text:span></text:p>
      <text:p text:style-name="First_20_line_20_indent"><text:span text:style-name="Category"><text:span text:style-name="T27"><text:tab/>[16] PI ::= '&lt;?' PITarget (S (Char* - (Char* '?&gt;' Char*)))? '?&gt;'</text:span></text:span></text:p>
      <text:p text:style-name="Index"><text:span text:style-name="Category"><text:span text:style-name="T8">Function:</text:span></text:span><text:span text:style-name="Category"><text:span text:style-name="T22">ssax:skip-internal-dtd</text:span></text:span><text:span text:style-name="Category"><text:span text:style-name="T35"> port</text:span></text:span></text:p>
      <text:p text:style-name="First_20_line_20_indent"><text:soft-page-break/><text:span text:style-name="Category"><text:span text:style-name="T27">The current pos in the port is inside an internal DTD subset (e.g., after reading #\[ that begins an internal DTD subset) Skip until the "]&gt;" combination that terminates this DTD</text:span></text:span></text:p>
      <text:p text:style-name="Index"><text:span text:style-name="Category"><text:span text:style-name="T8">Function:</text:span></text:span><text:span text:style-name="Category"><text:span text:style-name="T22">ssax:read-cdata-body</text:span></text:span><text:span text:style-name="Category"><text:span text:style-name="T35"> port str-handler seed</text:span></text:span></text:p>
      <text:p text:style-name="First_20_line_20_indent"><text:span text:style-name="Category"><text:span text:style-name="T27">This procedure must be called after we have read a string "&lt;![CDATA[" that begins a CDATA section. The current position must be the first position of the CDATA body. This function reads _lines_ of the CDATA body and passes them to a </text:span></text:span><text:span text:style-name="Category"><text:span text:style-name="T37">str-handler</text:span></text:span><text:span text:style-name="Category"><text:span text:style-name="T27">, a character data consumer.</text:span></text:span></text:p>
      <text:p text:style-name="First_20_line_20_indent"><text:span text:style-name="Category"><text:span text:style-name="T27">The str-handler is a </text:span></text:span><text:span text:style-name="Category"><text:span text:style-name="T37">str-handler</text:span></text:span><text:span text:style-name="Category"><text:span text:style-name="T27">, a procedure </text:span></text:span><text:span text:style-name="Category"><text:span text:style-name="T37">string1</text:span></text:span><text:span text:style-name="Category"><text:span text:style-name="T27"> </text:span></text:span><text:span text:style-name="Category"><text:span text:style-name="T37">string2</text:span></text:span><text:span text:style-name="Category"><text:span text:style-name="T27"> </text:span></text:span><text:span text:style-name="Category"><text:span text:style-name="T37">seed</text:span></text:span><text:span text:style-name="Category"><text:span text:style-name="T27">. The first </text:span></text:span><text:span text:style-name="Category"><text:span text:style-name="T37">string1</text:span></text:span><text:span text:style-name="Category"><text:span text:style-name="T27"> argument to </text:span></text:span><text:span text:style-name="Category"><text:span text:style-name="T37">str-handler</text:span></text:span><text:span text:style-name="Category"><text:span text:style-name="T27"> never contains a newline. The second </text:span></text:span><text:span text:style-name="Category"><text:span text:style-name="T37">string2</text:span></text:span><text:span text:style-name="Category"><text:span text:style-name="T27"> argument often will. On the first invocation of the </text:span></text:span><text:span text:style-name="Category"><text:span text:style-name="T37">str-handler</text:span></text:span><text:span text:style-name="Category"><text:span text:style-name="T27">, the seed is the one passed to ssax:read-cdata-body as the third argument. The result of this first invocation will be passed as the seed argument to the second invocation of the line consumer, and so on. The result of the last invocation of the </text:span></text:span><text:span text:style-name="Category"><text:span text:style-name="T37">str-handler</text:span></text:span><text:span text:style-name="Category"><text:span text:style-name="T27"> is returned by the ssax:read-cdata-body. </text:span></text:span></text:p>
      <text:p text:style-name="First_20_line_20_indent"><text:span text:style-name="Category"><text:span text:style-name="T27">Note a similarity to the fundamental 'fold' iterator.</text:span></text:span></text:p>
      <text:p text:style-name="First_20_line_20_indent"><text:span text:style-name="Category"><text:span text:style-name="T27">Within a CDATA section all characters are taken at their face value, with only three exceptions:</text:span></text:span></text:p>
      <text:list xml:id="list28717023" text:style-name="L23">
        <text:list-item>
          <text:p text:style-name="P78"><text:span text:style-name="Category"><text:span text:style-name="T27">CR, LF, and CRLF are treated as line delimiters, and passed as a single #\newline to the </text:span></text:span><text:span text:style-name="Category"><text:span text:style-name="T37">str-handler</text:span></text:span><text:span text:style-name="Category"><text:span text:style-name="T27">.</text:span></text:span></text:p>
        </text:list-item>
        <text:list-item>
          <text:p text:style-name="P78"><text:span text:style-name="Category"><text:span text:style-name="T27">"]]&gt;" combination is the end of the CDATA section.</text:span></text:span></text:p>
        </text:list-item>
        <text:list-item>
          <text:p text:style-name="P78"><text:span text:style-name="Category"><text:span text:style-name="T27">&amp;gt; is treated as an embedded #\&gt; character.</text:span></text:span></text:p>
        </text:list-item>
      </text:list>
      <text:p text:style-name="First_20_line_20_indent"><text:span text:style-name="Category"><text:span text:style-name="T27">Note, &amp;lt; and &amp;amp; are not specially recognized (and are not expanded)!</text:span></text:span></text:p>
      <text:p text:style-name="Index"><text:span text:style-name="Category"><text:span text:style-name="T8">Function:</text:span></text:span><text:span text:style-name="Category"><text:span text:style-name="T22">ssax:read-char-ref</text:span></text:span><text:span text:style-name="Category"><text:span text:style-name="T35"> port</text:span></text:span></text:p>
      <text:p text:style-name="First_20_line_20_indent"><text:span text:style-name="Category"><text:span text:style-name="T27">[66] <text:s/>CharRef ::= <text:s/>'&amp;#' [0-9]+ ';' | '&amp;#x' [0-9a-fA-F]+ ';'</text:span></text:span></text:p>
      <text:p text:style-name="First_20_line_20_indent"><text:span text:style-name="Category"><text:span text:style-name="T27">This procedure must be called after we we have read "&amp;#" <text:s/>that introduces a char reference. The procedure reads this reference and returns the corresponding char The current position in </text:span></text:span><text:span text:style-name="Category"><text:span text:style-name="T37">port</text:span></text:span><text:span text:style-name="Category"><text:span text:style-name="T27"> will be after ";" that terminates the char reference.</text:span></text:span></text:p>
      <text:p text:style-name="First_20_line_20_indent"><text:span text:style-name="Category"><text:span text:style-name="T27">Faults detected:</text:span></text:span></text:p>
      <text:p text:style-name="First_20_line_20_indent"><text:span text:style-name="Category"><text:span text:style-name="T27"><text:tab/>WFC: XML-Spec.html#wf-Legalchar</text:span></text:span></text:p>
      <text:p text:style-name="First_20_line_20_indent"><text:span text:style-name="Category"><text:span text:style-name="T27">According to Section "4.1 Character and Entity References" of the XML Recommendation:</text:span></text:span></text:p>
      <text:p text:style-name="First_20_line_20_indent"><text:span text:style-name="Category"><text:span text:style-name="T27"><text:tab/>"[Definition: A character reference refers to a specific character <text:s text:c="2"/>in the ISO/IEC 10646 character set, for example one not directly accessible from available input devices.]"</text:span></text:span></text:p>
      <text:p text:style-name="First_20_line_20_indent"><text:span text:style-name="Category"><text:span text:style-name="T27">Therefore, we use a ucscode-&gt;char function to convert a character code into the character -- *regardless* of the current character encoding of the input stream.</text:span></text:span></text:p>
      <text:p text:style-name="Index"><text:span text:style-name="Category"><text:span text:style-name="T8">Function:</text:span></text:span><text:span text:style-name="Category"><text:span text:style-name="T22">ssax:handle-parsed-entity</text:span></text:span><text:span text:style-name="Category"><text:span text:style-name="T35"> port name entities comment-handler str-handler seed</text:span></text:span></text:p>
      <text:p text:style-name="First_20_line_20_indent"><text:span text:style-name="Category"><text:span text:style-name="T27">Expand and handle a parsed-entity reference</text:span></text:span></text:p>
      <text:p text:style-name="First_20_line_20_indent"><text:span text:style-name="Category"><text:span text:style-name="T27"><text:tab/></text:span></text:span><text:span text:style-name="Category"><text:span text:style-name="T37">port</text:span></text:span><text:span text:style-name="Category"><text:span text:style-name="T27"> - a port</text:span></text:span></text:p>
      <text:p text:style-name="First_20_line_20_indent"><text:span text:style-name="Category"><text:span text:style-name="T27"><text:tab/></text:span></text:span><text:span text:style-name="Category"><text:span text:style-name="T37">name</text:span></text:span><text:span text:style-name="Category"><text:span text:style-name="T27"> - the name of the parsed entity to expand, a symbol</text:span></text:span></text:p>
      <text:p text:style-name="First_20_line_20_indent"><text:span text:style-name="Category"><text:span text:style-name="T27"><text:tab/></text:span></text:span><text:span text:style-name="Category"><text:span text:style-name="T37">entities</text:span></text:span><text:span text:style-name="Category"><text:span text:style-name="T27"> - see ENTITIES</text:span></text:span></text:p>
      <text:p text:style-name="First_20_line_20_indent"><text:span text:style-name="Category"><text:span text:style-name="T27"><text:tab/></text:span></text:span><text:span text:style-name="Category"><text:span text:style-name="T37">content-handler</text:span></text:span><text:span text:style-name="Category"><text:span text:style-name="T27"> -- procedure </text:span></text:span><text:span text:style-name="Category"><text:span text:style-name="T37">port</text:span></text:span><text:span text:style-name="Category"><text:span text:style-name="T27"> </text:span></text:span><text:span text:style-name="Category"><text:span text:style-name="T37">entities</text:span></text:span><text:span text:style-name="Category"><text:span text:style-name="T27"> </text:span></text:span><text:span text:style-name="Category"><text:span text:style-name="T37">seed</text:span></text:span><text:span text:style-name="Category"><text:span text:style-name="T27"> that is supposed to return a seed</text:span></text:span></text:p>
      <text:p text:style-name="First_20_line_20_indent"><text:span text:style-name="Category"><text:span text:style-name="T27"><text:tab/></text:span></text:span><text:span text:style-name="Category"><text:span text:style-name="T37">str-handler</text:span></text:span><text:span text:style-name="Category"><text:span text:style-name="T27"> - a STR-HANDLER. It is called if the entity in question turns out to be a pre-declared entity</text:span></text:span></text:p>
      <text:p text:style-name="First_20_line_20_indent"><text:span text:style-name="Category"><text:span text:style-name="T27">The result is the one returned by </text:span></text:span><text:span text:style-name="Category"><text:span text:style-name="T37">comment-handler</text:span></text:span><text:span text:style-name="Category"><text:span text:style-name="T27"> or </text:span></text:span><text:span text:style-name="Category"><text:span text:style-name="T37">str-handler</text:span></text:span><text:span text:style-name="Category"><text:span text:style-name="T27">.</text:span></text:span></text:p>
      <text:p text:style-name="First_20_line_20_indent"><text:span text:style-name="Category"><text:span text:style-name="T27">Faults detected:</text:span></text:span></text:p>
      <text:p text:style-name="First_20_line_20_indent"><text:soft-page-break/><text:span text:style-name="Category"><text:span text:style-name="T27"><text:tab/>WFC: XML-Spec.html#wf-entdeclared</text:span></text:span></text:p>
      <text:p text:style-name="First_20_line_20_indent"><text:span text:style-name="Category"><text:span text:style-name="T27"><text:tab/>WFC: XML-Spec.html#norecursion</text:span></text:span></text:p>
      <text:p text:style-name="Index"><text:span text:style-name="Category"><text:span text:style-name="T8">Function:</text:span></text:span><text:span text:style-name="Category"><text:span text:style-name="T22">make-empty-attlist</text:span></text:span></text:p>
      <text:p text:style-name="First_20_line_20_indent"><text:span text:style-name="Category"><text:span text:style-name="T27">The ATTLIST Abstract Data Type Currently is implemented as an assoc list sorted in the ascending order of NAMES.</text:span></text:span></text:p>
      <text:p text:style-name="Index"><text:span text:style-name="Category"><text:span text:style-name="T8">Function:</text:span></text:span><text:span text:style-name="Category"><text:span text:style-name="T22">attlist-add</text:span></text:span><text:span text:style-name="Category"><text:span text:style-name="T24"> </text:span></text:span><text:span text:style-name="Category"><text:span text:style-name="T35">attlist name-value</text:span></text:span></text:p>
      <text:p text:style-name="First_20_line_20_indent"><text:span text:style-name="Category"><text:span text:style-name="T27">Add a </text:span></text:span><text:span text:style-name="Category"><text:span text:style-name="T37">name-value</text:span></text:span><text:span text:style-name="Category"><text:span text:style-name="T27"> pair to the existing attlist preserving the order Return the new list, in the sorted ascending order. Return #f if a pair with the same name already exists in the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null?</text:span></text:span><text:span text:style-name="Category"><text:span text:style-name="T24"> </text:span></text:span><text:span text:style-name="Category"><text:span text:style-name="T35">attlist</text:span></text:span></text:p>
      <text:p text:style-name="First_20_line_20_indent"><text:span text:style-name="Category"><text:span text:style-name="T27">Returns #t if </text:span></text:span><text:span text:style-name="Category"><text:span text:style-name="T37">attlist</text:span></text:span><text:span text:style-name="Category"><text:span text:style-name="T27"> is empty, otherwise#f.</text:span></text:span></text:p>
      <text:p text:style-name="Index"><text:span text:style-name="Category"><text:span text:style-name="T8">Function:</text:span></text:span><text:span text:style-name="Category"><text:span text:style-name="T22">attlist-remove-top</text:span></text:span><text:span text:style-name="Category"><text:span text:style-name="T24"> </text:span></text:span><text:span text:style-name="Category"><text:span text:style-name="T35">attlist</text:span></text:span></text:p>
      <text:p text:style-name="First_20_line_20_indent"><text:span text:style-name="Category"><text:span text:style-name="T27">Given an non-null </text:span></text:span><text:span text:style-name="Category"><text:span text:style-name="T37">attlist</text:span></text:span><text:span text:style-name="Category"><text:span text:style-name="T27">, return a pair of values: the top and the rest.</text:span></text:span></text:p>
      <text:p text:style-name="Index"><text:span text:style-name="Category"><text:span text:style-name="T8">Function:</text:span></text:span><text:span text:style-name="Category"><text:span text:style-name="T22">attlist-&gt;alist</text:span></text:span><text:span text:style-name="Category"><text:span text:style-name="T24"> </text:span></text:span><text:span text:style-name="Category"><text:span text:style-name="T35">attlist</text:span></text:span></text:p>
      <text:p text:style-name="First_20_line_20_indent"><text:span text:style-name="Category"><text:span text:style-name="T27">Returns associative list of given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fold</text:span></text:span><text:span text:style-name="Category"><text:span text:style-name="T24"> </text:span></text:span><text:span text:style-name="Category"><text:span text:style-name="T35">kons knil attlst</text:span></text:span></text:p>
      <text:p text:style-name="First_20_line_20_indent"><text:span text:style-name="Category"><text:span text:style-name="T27">Synonim of </text:span></text:span><text:span text:style-name="Category"><text:span text:style-name="T37">fold</text:span></text:span><text:span text:style-name="Category"><text:span text:style-name="T27"> which is in the library </text:span></text:span><text:span text:style-name="Category"><text:span text:style-name="T37">(srfi :1 lists)</text:span></text:span><text:span text:style-name="Category"><text:span text:style-name="T27">.</text:span></text:span></text:p>
      <text:p text:style-name="Index"><text:span text:style-name="Category"><text:span text:style-name="T8">Function:</text:span></text:span><text:span text:style-name="Category"><text:span text:style-name="T22">ssax:read-attributes</text:span></text:span><text:span text:style-name="Category"><text:span text:style-name="T24"> </text:span></text:span><text:span text:style-name="Category"><text:span text:style-name="T35">port entities</text:span></text:span></text:p>
      <text:p text:style-name="First_20_line_20_indent"><text:span text:style-name="Category"><text:span text:style-name="T27">This procedure reads and parses a production Attribute*</text:span></text:span></text:p>
      <text:p text:style-name="First_20_line_20_indent"><text:span text:style-name="Category"><text:span text:style-name="T27"><text:tab/>[41] Attribute ::= Name Eq AttValue</text:span></text:span></text:p>
      <text:p text:style-name="First_20_line_20_indent"><text:span text:style-name="Category"><text:span text:style-name="T27"><text:tab/>[10] AttValue ::= <text:s/>'"' ([^&lt;&amp;"] | Reference)* '"' | "'" ([^&lt;&amp;'] | Reference)* "'"</text:span></text:span></text:p>
      <text:p text:style-name="First_20_line_20_indent"><text:span text:style-name="Category"><text:span text:style-name="T27"><text:tab/>[25] Eq ::= S? '=' S?</text:span></text:span></text:p>
      <text:p text:style-name="First_20_line_20_indent"><text:span text:style-name="Category"><text:span text:style-name="T27"/></text:span></text:p>
      <text:p text:style-name="First_20_line_20_indent"><text:span text:style-name="Category"><text:span text:style-name="T27">The procedure returns an ATTLIST, of Name (as UNRES-NAME), Value (as string) pairs. The current character on the PORT is a non-whitespace character that is not an ncname-starting character.</text:span></text:span></text:p>
      <text:p text:style-name="First_20_line_20_indent"><text:span text:style-name="Category"><text:span text:style-name="T27">Note the following rules to keep in mind when reading an 'AttValue'</text:span></text:span></text:p>
      <text:p text:style-name="First_20_line_20_indent"><text:span text:style-name="Category"><text:span text:style-name="T27">"Before the value of an attribute is passed to the application or checked for validity, the XML processor must normalize it as follows: </text:span></text:span></text:p>
      <text:list xml:id="list28714462" text:style-name="L24">
        <text:list-item>
          <text:p text:style-name="P79"><text:span text:style-name="Category"><text:span text:style-name="T27">a character reference is processed by appending the referenced character to the attribute value </text:span></text:span></text:p>
        </text:list-item>
        <text:list-item>
          <text:p text:style-name="P79"><text:span text:style-name="Category"><text:span text:style-name="T27">an entity reference is processed by recursively processing the replacement text of the entity [see ENTITIES] [named entities amp lt gt quot apos are assumed pre-declared]</text:span></text:span></text:p>
        </text:list-item>
        <text:list-item>
          <text:p text:style-name="P79"><text:span text:style-name="Category"><text:span text:style-name="T27">a whitespace character (#x20, #xD, #xA, #x9) is processed by appending #x20 to the normalized value, except that only a single #x20 is appended for a "#xD#xA" sequence that is part of an external parsed entity or the literal entity value of an internal parsed entity </text:span></text:span></text:p>
        </text:list-item>
        <text:list-item>
          <text:p text:style-name="P79"><text:span text:style-name="Category"><text:span text:style-name="T27">other characters are processed by appending them to the normalized value"</text:span></text:span></text:p>
        </text:list-item>
      </text:list>
      <text:p text:style-name="First_20_line_20_indent"><text:span text:style-name="Category"><text:span text:style-name="T27">Faults detected:</text:span></text:span></text:p>
      <text:p text:style-name="First_20_line_20_indent"><text:span text:style-name="Category"><text:span text:style-name="T27"><text:tab/>WFC: XML-Spec.html#CleanAttrVals</text:span></text:span></text:p>
      <text:p text:style-name="First_20_line_20_indent"><text:span text:style-name="Category"><text:span text:style-name="T27"><text:tab/>WFC: XML-Spec.html#uniqattspec</text:span></text:span></text:p>
      <text:p text:style-name="Index"><text:span text:style-name="Category"><text:span text:style-name="T8">Function:</text:span></text:span><text:span text:style-name="Category"><text:span text:style-name="T22">ssax:resolve-name</text:span></text:span><text:span text:style-name="Category"><text:span text:style-name="T24"> </text:span></text:span><text:span text:style-name="Category"><text:span text:style-name="T35">port ures-name namespace apply-default-us?</text:span></text:span></text:p>
      <text:p text:style-name="First_20_line_20_indent"><text:soft-page-break/><text:span text:style-name="Category"><text:span text:style-name="T27">Convert an UNRES-NAME to a RES-NAME given the appropriate NAMESPACES declarations.</text:span></text:span></text:p>
      <text:p text:style-name="First_20_line_20_indent"><text:span text:style-name="Category"><text:span text:style-name="T27">The last parameter </text:span></text:span><text:span text:style-name="Category"><text:span text:style-name="T37">apply-default-ns?</text:span></text:span><text:span text:style-name="Category"><text:span text:style-name="T27"> determines if the default namespace applies (for instance, it does not for attribute names)</text:span></text:span></text:p>
      <text:p text:style-name="First_20_line_20_indent"><text:span text:style-name="Category"><text:span text:style-name="T27">Per REC-xml-names/#nsc-NSDeclared, "xml" prefix is considered pre-declared and bound to the namespace name "http://www.w3.org/XML/1998/namespace".</text:span></text:span></text:p>
      <text:p text:style-name="First_20_line_20_indent"><text:span text:style-name="Category"><text:span text:style-name="T27">This procedure tests for the namespace constraints: </text:span></text:span><text:a xlink:type="simple" xlink:href="http://www.w3.org/TR/REC-xml-names/#nsc-NSDeclared"><text:span text:style-name="Category">http://www.w3.org/TR/REC-xml-names/#nsc-NSDeclared</text:span></text:a></text:p>
      <text:p text:style-name="Index"><text:span text:style-name="Category"><text:span text:style-name="T8">Function:</text:span></text:span><text:span text:style-name="Category"><text:span text:style-name="T22">ssax:uri-string-&gt;symbol</text:span></text:span><text:span text:style-name="Category"><text:span text:style-name="T24"> </text:span></text:span><text:span text:style-name="Category"><text:span text:style-name="T35">uri-str</text:span></text:span></text:p>
      <text:p text:style-name="First_20_line_20_indent"><text:span text:style-name="Category"><text:span text:style-name="T27">Convert a </text:span></text:span><text:span text:style-name="Category"><text:span text:style-name="T37">uri-str</text:span></text:span><text:span text:style-name="Category"><text:span text:style-name="T27"> to an appropriate symbol.</text:span></text:span></text:p>
      <text:p text:style-name="Index"><text:span text:style-name="Category"><text:span text:style-name="T8">Function:</text:span></text:span><text:span text:style-name="Category"><text:span text:style-name="T22">ssax:complete-start-tag</text:span></text:span><text:span text:style-name="Category"><text:span text:style-name="T24"> </text:span></text:span><text:span text:style-name="Category"><text:span text:style-name="T35">tag port elems entities namespaces</text:span></text:span></text:p>
      <text:p text:style-name="First_20_line_20_indent"><text:span text:style-name="Category"><text:span text:style-name="T27">This procedure is to complete parsing of a start-tag markup. The procedure must be called after the start tag token has been read. </text:span></text:span><text:span text:style-name="Category"><text:span text:style-name="T37">tag</text:span></text:span><text:span text:style-name="Category"><text:span text:style-name="T27"> is an UNRES-NAME. </text:span></text:span><text:span text:style-name="Category"><text:span text:style-name="T37">elems</text:span></text:span><text:span text:style-name="Category"><text:span text:style-name="T27"> is an instance of xml-decl::elems; it can be #f to tell the function to do _no_ validation of elements and their attributes.</text:span></text:span></text:p>
      <text:p text:style-name="First_20_line_20_indent"><text:span text:style-name="Category"><text:span text:style-name="T27">This procedure returns several values:</text:span></text:span></text:p>
      <text:list xml:id="list28721435" text:style-name="L25">
        <text:list-item>
          <text:p text:style-name="P80"><text:span text:style-name="Category"><text:span text:style-name="T27">ELEM-GI: a RES-NAME.</text:span></text:span></text:p>
        </text:list-item>
        <text:list-item>
          <text:p text:style-name="P80"><text:span text:style-name="Category"><text:span text:style-name="T27">ATTRIBUTES: element's attributes, an ATTLIST of (RES-NAME . STRING) pairs. The list does NOT include xmlns attributes.</text:span></text:span></text:p>
        </text:list-item>
        <text:list-item>
          <text:p text:style-name="P80"><text:span text:style-name="Category"><text:span text:style-name="T27">NAMESPACES: the input list of namespaces amended with namespace (re-)declarations contained within the start-tag under parsing</text:span></text:span></text:p>
        </text:list-item>
        <text:list-item>
          <text:p text:style-name="P80"><text:span text:style-name="Category"><text:span text:style-name="T27">ELEM-CONTENT-MODEL</text:span></text:span></text:p>
        </text:list-item>
      </text:list>
      <text:p text:style-name="First_20_line_20_indent"><text:span text:style-name="Category"><text:span text:style-name="T27">On exit, the current position in </text:span></text:span><text:span text:style-name="Category"><text:span text:style-name="T37">port</text:span></text:span><text:span text:style-name="Category"><text:span text:style-name="T27"> will be the first character after #\&gt; that terminates the start-tag markup.</text:span></text:span></text:p>
      <text:p text:style-name="First_20_line_20_indent"><text:span text:style-name="Category"><text:span text:style-name="T27">Faults detected:</text:span></text:span></text:p>
      <text:p text:style-name="First_20_line_20_indent"><text:span text:style-name="Category"><text:span text:style-name="T27"><text:tab/>VC: XML-Spec.html#enum </text:span></text:span></text:p>
      <text:p text:style-name="First_20_line_20_indent"><text:span text:style-name="Category"><text:span text:style-name="T27"><text:tab/>VC: XML-Spec.html#RequiredAttr</text:span></text:span></text:p>
      <text:p text:style-name="First_20_line_20_indent"><text:span text:style-name="Category"><text:span text:style-name="T27"><text:tab/>VC: XML-Spec.html#FixedAttr</text:span></text:span></text:p>
      <text:p text:style-name="First_20_line_20_indent"><text:span text:style-name="Category"><text:span text:style-name="T27"><text:tab/>VC: XML-Spec.html#ValueType</text:span></text:span></text:p>
      <text:p text:style-name="First_20_line_20_indent"><text:span text:style-name="Category"><text:span text:style-name="T27"><text:tab/>WFC: XML-Spec.html#uniqattspec (after namespaces prefixes are resolv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REC-xml-names/#dt-NSName</text:span></text:span></text:p>
      <text:p text:style-name="First_20_line_20_indent"><text:span text:style-name="Category"><text:span text:style-name="T27">Note, although XML Recommendation does not explicitly say it, xmlns and xmlns: attributes don't have to be declared (although they can be declared, to specify their default value)</text:span></text:span></text:p>
      <text:p text:style-name="Index"><text:span text:style-name="Category"><text:span text:style-name="T8">Function:</text:span></text:span><text:span text:style-name="Category"><text:span text:style-name="T22">ssax:read-external-id</text:span></text:span><text:span text:style-name="Category"><text:span text:style-name="T35"> port</text:span></text:span></text:p>
      <text:p text:style-name="First_20_line_20_indent"><text:span text:style-name="Category"><text:span text:style-name="T27">This procedure parses an ExternalID production:</text:span></text:span></text:p>
      <text:p text:style-name="First_20_line_20_indent"><text:span text:style-name="Category"><text:span text:style-name="T27">[75] ExternalID ::= 'SYSTEM' S SystemLiteral | 'PUBLIC' S PubidLiteral S SystemLiteral</text:span></text:span></text:p>
      <text:p text:style-name="First_20_line_20_indent"><text:span text:style-name="Category"><text:span text:style-name="T27">[11] SystemLiteral ::= ('"' [^"]* '"') | ("'" [^']* "'") </text:span></text:span></text:p>
      <text:p text:style-name="First_20_line_20_indent"><text:span text:style-name="Category"><text:span text:style-name="T27">[12] PubidLiteral ::= <text:s/>'"' PubidChar* '"' | "'" (PubidChar - "'")* "'"</text:span></text:span></text:p>
      <text:p text:style-name="First_20_line_20_indent"><text:span text:style-name="Category"><text:span text:style-name="T27">[13] PubidChar ::= <text:s/>#x20 | #xD | #xA | [a-zA-Z0-9] | [-'()+,./:=?;!*#@$_%]</text:span></text:span></text:p>
      <text:p text:style-name="First_20_line_20_indent"><text:span text:style-name="Category"><text:span text:style-name="T27">This procedure is supposed to be called when an ExternalID is expected; that is, the current </text:span></text:span><text:soft-page-break/><text:span text:style-name="Category"><text:span text:style-name="T27">character must be either #\S or #\P that start correspondingly a SYSTEM or PUBLIC token. This procedure returns the SystemLiteral as a string. A PubidLiteral is disregarded if present.</text:span></text:span></text:p>
      <text:h text:style-name="Heading_20_3" text:outline-level="3">Higher-level parsers and scanners</text:h>
      <text:p text:style-name="Text_20_body">They parse productions corresponding to the whole (document) entity or its higher-level pieces (prolog, root element, etc).</text:p>
      <text:p text:style-name="Index"><text:span text:style-name="Category"><text:span text:style-name="T8">Function:</text:span></text:span><text:span text:style-name="Category"><text:span text:style-name="T22">ssax:scan-Misc</text:span></text:span><text:span text:style-name="Category"><text:span text:style-name="T35"> port</text:span></text:span></text:p>
      <text:p text:style-name="First_20_line_20_indent"><text:span text:style-name="Category"><text:span text:style-name="T27">Scan the Misc production in the context</text:span></text:span></text:p>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l Misc*)?</text:span></text:span></text:p>
      <text:p text:style-name="First_20_line_20_indent"><text:span text:style-name="Category"><text:span text:style-name="T27">[27] Misc ::= Comment | PI | <text:s/>S</text:span></text:span></text:p>
      <text:p text:style-name="First_20_line_20_indent"><text:span text:style-name="Category"><text:span text:style-name="T27">The following function should be called in the prolog or epilog contexts. In these contexts, whitespaces are completely ignored. The return value from ssax:scan-Misc is either a PI-token, a DECL-token, a START token, or EOF. Comments are ignored and not reported.</text:span></text:span></text:p>
      <text:p text:style-name="Index"><text:span text:style-name="Category"><text:span text:style-name="T8">Function:</text:span></text:span><text:span text:style-name="Category"><text:span text:style-name="T22">ssax:read-char-data</text:span></text:span><text:span text:style-name="Category"><text:span text:style-name="T35"> port expected-eof? str-handler seed</text:span></text:span></text:p>
      <text:p text:style-name="First_20_line_20_indent"><text:span text:style-name="Category"><text:span text:style-name="T27">This procedure is to read the character content of an XML document or an XML element.</text:span></text:span></text:p>
      <text:p text:style-name="First_20_line_20_indent"><text:span text:style-name="Category"><text:span text:style-name="T27">[43] content ::= (element | CharData | Reference | CDSect | PI | Comment)*</text:span></text:span></text:p>
      <text:p text:style-name="First_20_line_20_indent"><text:span text:style-name="Category"><text:span text:style-name="T27">To be more precise, the procedure reads CharData, expands CDSect and character entities, and skips comments. The procedure stops at a named reference, EOF, at the beginning of a PI or a start/end tag.</text:span></text:span></text:p>
      <text:p text:style-name="First_20_line_20_indent"><text:span text:style-name="Category"><text:span text:style-name="T37">port</text:span></text:span></text:p>
      <text:p text:style-name="First_20_line_20_indent"><text:span text:style-name="Category"><text:span text:style-name="T27"><text:tab/>a PORT to read</text:span></text:span></text:p>
      <text:p text:style-name="First_20_line_20_indent"><text:span text:style-name="Category"><text:span text:style-name="T37">expect-eof?</text:span></text:span></text:p>
      <text:p text:style-name="First_20_line_20_indent"><text:span text:style-name="Category"><text:span text:style-name="T27"><text:tab/>a boolean indicating if EOF is normal, i.e., the character</text:span></text:span></text:p>
      <text:p text:style-name="First_20_line_20_indent"><text:span text:style-name="Category"><text:span text:style-name="T27"><text:tab/>data may be terminated by the EOF. EOF is normal</text:span></text:span></text:p>
      <text:p text:style-name="First_20_line_20_indent"><text:span text:style-name="Category"><text:span text:style-name="T27"><text:tab/>while processing a parsed entity.</text:span></text:span></text:p>
      <text:p text:style-name="First_20_line_20_indent"><text:span text:style-name="Category"><text:span text:style-name="T37">str-handler</text:span></text:span></text:p>
      <text:p text:style-name="First_20_line_20_indent"><text:span text:style-name="Category"><text:span text:style-name="T27"><text:tab/>a STR-HANDLER</text:span></text:span></text:p>
      <text:p text:style-name="First_20_line_20_indent"><text:span text:style-name="Category"><text:span text:style-name="T37">seed</text:span></text:span></text:p>
      <text:p text:style-name="First_20_line_20_indent"><text:span text:style-name="Category"><text:span text:style-name="T27"><text:tab/>an argument passed to the first invocation of STR-HANDLER.</text:span></text:span></text:p>
      <text:p text:style-name="First_20_line_20_indent"><text:span text:style-name="Category"><text:span text:style-name="T27">The procedure returns two results: SEED and TOKEN.</text:span></text:span></text:p>
      <text:p text:style-name="First_20_line_20_indent"><text:span text:style-name="Category"><text:span text:style-name="T27">The SEED is the result of the last invocation of STR-HANDLER, or the original seed if STR-HANDLER was never called.</text:span></text:span></text:p>
      <text:p text:style-name="First_20_line_20_indent"><text:span text:style-name="Category"><text:span text:style-name="T27">TOKEN can be either an eof-object (this can happen only if expect-eof? was #t), or:</text:span></text:span></text:p>
      <text:list xml:id="list28693691" text:style-name="L26">
        <text:list-item>
          <text:p text:style-name="P81"><text:span text:style-name="Category"><text:span text:style-name="T27">an xml-token describing a START tag or an END-tag; For a start token, the caller has to finish reading it.</text:span></text:span></text:p>
        </text:list-item>
        <text:list-item>
          <text:p text:style-name="P81"><text:span text:style-name="Category"><text:span text:style-name="T27">an xml-token describing the beginning of a PI. It's up to an application to read or skip through the rest of this PI;</text:span></text:span></text:p>
        </text:list-item>
        <text:list-item>
          <text:p text:style-name="P81"><text:span text:style-name="Category"><text:span text:style-name="T27">an xml-token describing a named entity reference.</text:span></text:span></text:p>
        </text:list-item>
      </text:list>
      <text:p text:style-name="First_20_line_20_indent"><text:span text:style-name="Category"><text:span text:style-name="T27">CDATA sections and character references are expanded inline and never returned. Comments are </text:span></text:span><text:soft-page-break/><text:span text:style-name="Category"><text:span text:style-name="T27">silently disregarded.</text:span></text:span></text:p>
      <text:p text:style-name="First_20_line_20_indent"><text:span text:style-name="Category"><text:span text:style-name="T27">As the XML Recommendation requires, all whitespace in character data must be preserved. However, a CR character (#xD) must be disregarded if it appears before a LF character (#xA), or replaced by a #xA character otherwise. See Secs. 2.10 and 2.11 of the XML Recommendation. See also the canonical XML Recommendation.</text:span></text:span></text:p>
      <text:p text:style-name="Index"><text:span text:style-name="Category"><text:span text:style-name="T8">Function:</text:span></text:span><text:span text:style-name="Category"><text:span text:style-name="T22">ssax:assert-token</text:span></text:span><text:span text:style-name="Category"><text:span text:style-name="T35"> token kind gi</text:span></text:span></text:p>
      <text:p text:style-name="First_20_line_20_indent"><text:span text:style-name="Category"><text:span text:style-name="T27">Make sure that </text:span></text:span><text:span text:style-name="Category"><text:span text:style-name="T37">token</text:span></text:span><text:span text:style-name="Category"><text:span text:style-name="T27"> is of anticipated </text:span></text:span><text:span text:style-name="Category"><text:span text:style-name="T37">kind</text:span></text:span><text:span text:style-name="Category"><text:span text:style-name="T27"> and has anticipated </text:span></text:span><text:span text:style-name="Category"><text:span text:style-name="T37">gi</text:span></text:span><text:span text:style-name="Category"><text:span text:style-name="T27"> Note </text:span></text:span><text:span text:style-name="Category"><text:span text:style-name="T37">gi</text:span></text:span><text:span text:style-name="Category"><text:span text:style-name="T27"> argument may actually be a pair of two symbols, Namespace URI or the prefix, and of the localname. If the assertion fails, error-cont is evaluated by passing it three arguments: </text:span></text:span><text:span text:style-name="Category"><text:span text:style-name="T37">token</text:span></text:span><text:span text:style-name="Category"><text:span text:style-name="T27"> </text:span></text:span><text:span text:style-name="Category"><text:span text:style-name="T37">kind</text:span></text:span><text:span text:style-name="Category"><text:span text:style-name="T27"> </text:span></text:span><text:span text:style-name="Category"><text:span text:style-name="T37">gi</text:span></text:span><text:span text:style-name="Category"><text:span text:style-name="T27">. The result of error-cont is returned.</text:span></text:span></text:p>
      <text:h text:style-name="Heading_20_3" text:outline-level="3">Highest-level parsers: XML to SXML</text:h>
      <text:p text:style-name="Text_20_body">These parsers are a set of syntactic forms to instantiate a SSAX parser. A user can instantiate the parser to do the full validation, or no validation, or any particular validation. The user specifies which PI he wants to be notified about. The user tells what to do with the parsed character and element data. The latter handlers determine if the parsing follows a SAX or a DOM model.</text:p>
      <text:p text:style-name="Index"><text:span text:style-name="Category"><text:span text:style-name="T8">Macro:</text:span></text:span><text:span text:style-name="Category"><text:span text:style-name="T22">ssax:make-pi-parser</text:span></text:span><text:span text:style-name="Category"><text:span text:style-name="T35"> my-pi-handlers</text:span></text:span></text:p>
      <text:p text:style-name="First_20_line_20_indent"><text:span text:style-name="Category"><text:span text:style-name="T27">Create a parser to parse and process one Processing Element (PI).</text:span></text:span></text:p>
      <text:p text:style-name="First_20_line_20_indent"><text:span text:style-name="Category"><text:span text:style-name="T37">My-pi-handlers</text:span></text:span><text:span text:style-name="Category"><text:span text:style-name="T27">:</text:span></text:span><text:span text:style-name="Category"><text:span text:style-name="T37"> </text:span></text:span><text:span text:style-name="Category"><text:span text:style-name="T27">An assoc list of pairs (PI-TAG . PI-HANDLER) where PI-TAG is an NCName symbol, the PI target, and PI-HANDLER is a procedure PORT PI-TAG SEED where PORT points to the first symbol after the PI target. The handler should read the rest of the PI up to and including the combination '?&gt;' that terminates the PI. The handler should return a new seed. One of the PI-TAGs may be the symbol *DEFAULT*. The corresponding handler will handle PIs that no other handler will. If the *DEFAULT* PI-TAG is not specified, ssax:make-pi-parser will assume the default handler that skips the body of the PI.</text:span></text:span></text:p>
      <text:p text:style-name="First_20_line_20_indent"><text:span text:style-name="Category"><text:span text:style-name="T27">The output of the ssax:make-pi-parser is a procedure</text:span></text:span></text:p>
      <text:p text:style-name="First_20_line_20_indent"><text:span text:style-name="Category"><text:span text:style-name="T27"><text:tab/>PORT PI-TAG SEED</text:span></text:span></text:p>
      <text:p text:style-name="First_20_line_20_indent"><text:span text:style-name="Category"><text:span text:style-name="T27">that will parse the current PI according to the user-specified handlers.</text:span></text:span></text:p>
      <text:p text:style-name="Index"><text:span text:style-name="Category"><text:span text:style-name="T8">Macro:</text:span></text:span><text:span text:style-name="Category"><text:span text:style-name="T22">ssax:make-elem-parser</text:span></text:span><text:span text:style-name="Category"><text:span text:style-name="T35"> my-new-level-seed my-finish-element my-char-data-handler my-pi-handlers</text:span></text:span></text:p>
      <text:p text:style-name="First_20_line_20_indent"><text:span text:style-name="Category"><text:span text:style-name="T27">Create a parser to parse and process one element, including its character content or children elements. The parser is typically applied to the root element of a document.</text:span></text:span></text:p>
      <text:list xml:id="list28709634" text:style-name="L27">
        <text:list-item>
          <text:p text:style-name="P82"><text:span text:style-name="Category"><text:span text:style-name="T27">my-new-level-seed </text:span></text:span></text:p>
          <text:p text:style-name="P82"><text:span text:style-name="Category"><text:span text:style-name="T27">procedure ELEM-GI ATTRIBUTES NAMESPACES EXPECTED-CONTENT SEED where ELEM-GI is a RES-NAME of the element about to be processed. This procedure is to generate the seed to be passed to handlers that process the content of the element. This is the function identified as 'fdown' in the denotational semantics of the XML parser given in the title comments to this file.</text:span></text:span></text:p>
        </text:list-item>
        <text:list-item>
          <text:p text:style-name="P82"><text:span text:style-name="Category"><text:span text:style-name="T27">my-finish-element</text:span></text:span></text:p>
          <text:p text:style-name="P82"><text:span text:style-name="Category"><text:span text:style-name="T27">procedure ELEM-GI ATTRIBUTES NAMESPACES PARENT-SEED SEED This procedure is called when parsing of ELEM-GI is finished. The SEED is the result from the last content parser (or from my-new-level-seed if the element has the empty content). PARENT-SEED is the same seed as was passed to my-new-level-seed. The procedure is to generate a seed that </text:span></text:span><text:span text:style-name="Category"><text:span text:style-name="T27">will be the result of the element parser. This is the function identified as 'fup' in the denotational semantics of the XML parser given in the title comments to this file.</text:span></text:span></text:p>
        </text:list-item>
        <text:list-item>
          <text:p text:style-name="P82"><text:soft-page-break/><text:span text:style-name="Category"><text:span text:style-name="T27">my-char-data-handler</text:span></text:span></text:p>
          <text:p text:style-name="P82"><text:span text:style-name="Category"><text:span text:style-name="T27">A STR-HANDLER</text:span></text:span></text:p>
        </text:list-item>
        <text:list-item>
          <text:p text:style-name="P82"><text:span text:style-name="Category"><text:span text:style-name="T27">my-pi-handlers </text:span></text:span></text:p>
          <text:p text:style-name="P82"><text:span text:style-name="Category"><text:span text:style-name="T27">See </text:span></text:span><text:span text:style-name="Category"><text:span text:style-name="T37">ssax:make-pi-handler</text:span></text:span><text:span text:style-name="Category"><text:span text:style-name="T27"> above</text:span></text:span></text:p>
        </text:list-item>
      </text:list>
      <text:p text:style-name="First_20_line_20_indent"><text:span text:style-name="Category"><text:span text:style-name="T27">The generated parser is a</text:span></text:span></text:p>
      <text:p text:style-name="First_20_line_20_indent"><text:span text:style-name="Category"><text:span text:style-name="T27"><text:tab/>procedure START-TAG-HEAD PORT ELEMS ENTITIES</text:span></text:span></text:p>
      <text:p text:style-name="First_20_line_20_indent"><text:span text:style-name="Category"><text:span text:style-name="T27"><text:tab/>NAMESPACES PRESERVE-WS? SEED</text:span></text:span></text:p>
      <text:p text:style-name="First_20_line_20_indent"><text:span text:style-name="Category"><text:span text:style-name="T27">The procedure must be called after the start tag token has been read. START-TAG-HEAD is an UNRES-NAME from the start-element tag. ELEMS is an instance of xml-decl::elems.</text:span></text:span></text:p>
      <text:p text:style-name="First_20_line_20_indent"><text:span text:style-name="Category"><text:span text:style-name="T27">See </text:span></text:span><text:span text:style-name="Category"><text:span text:style-name="T37">ssax:complete-start-tag</text:span></text:span><text:span text:style-name="Category"><text:span text:style-name="T27">::preserve-ws?</text:span></text:span></text:p>
      <text:p text:style-name="First_20_line_20_indent"><text:span text:style-name="Category"><text:span text:style-name="T27">Faults detect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XML-Spec.html#GIMatch</text:span></text:span></text:p>
      <text:p text:style-name="Index"><text:span text:style-name="Category"><text:span text:style-name="T8">Macro:</text:span></text:span><text:span text:style-name="Category"><text:span text:style-name="T22">ssax:make-parser</text:span></text:span><text:span text:style-name="Category"><text:span text:style-name="T35"> user-handler-tag user-handler-proc …</text:span></text:span></text:p>
      <text:p text:style-name="First_20_line_20_indent"><text:span text:style-name="Category"><text:span text:style-name="T27">Create an XML parser, an instance of the XML parsing framework. This will be a SAX, a DOM, or a specialized parser depending on the supplied </text:span></text:span><text:span text:style-name="Category"><text:span text:style-name="T37">user-handlers</text:span></text:span><text:span text:style-name="Category"><text:span text:style-name="T27">.</text:span></text:span></text:p>
      <text:p text:style-name="First_20_line_20_indent"><text:span text:style-name="Category"><text:span text:style-name="T37">user-handler-tag</text:span></text:span><text:span text:style-name="Category"><text:span text:style-name="T27"> is a symbol that identifies a procedural expression that follows the tag. Given below are tags and signatures of the corresponding procedures. Not all tags have to be specified. If some are omitted, reasonable defaults will apply.</text:span></text:span></text:p>
      <text:list xml:id="list28717356" text:style-name="L28">
        <text:list-item>
          <text:p text:style-name="P83"><text:span text:style-name="Category"><text:span text:style-name="T27">tag: DOCTYPE</text:span></text:span></text:p>
          <text:list>
            <text:list-item>
              <text:p text:style-name="P83"><text:span text:style-name="Category"><text:span text:style-name="T27">handler-procedure: PORT DOCNAME SYSTEMID INTERNAL-SUBSET? SEED</text:span></text:span></text:p>
              <text:p text:style-name="P83"><text:span text:style-name="Category"><text:span text:style-name="T27">If internal-subset? is #t, the current position in the port is right after we have read #\[ that begins the internal DTD subset. We must finish reading of this subset before we return (or must call skip-internal-subset if we aren't interested in reading it). The port at exit must be at the first symbol after the whole DOCTYPE declaration.</text:span></text:span></text:p>
              <text:p text:style-name="P83"><text:span text:style-name="Category"><text:span text:style-name="T27">The handler-procedure must generate four values:</text:span></text:span></text:p>
              <text:p text:style-name="P83"><text:span text:style-name="Category"><text:span text:style-name="T27"><text:tab/>ELEMS ENTITIES NAMESPACES SEED</text:span></text:span></text:p>
              <text:p text:style-name="P83"><text:span text:style-name="Category"><text:span text:style-name="T27">See xml-decl::elems for ELEMS. It may be #f to switch off the validation.</text:span></text:span></text:p>
              <text:p text:style-name="P83"><text:span text:style-name="Category"><text:span text:style-name="T27">NAMESPACES will typically contain USER-PREFIXes for selected URI-SYMBs. The default handler-procedure skips the internal subset, if any, and returns (values #f '() '() seed)</text:span></text:span></text:p>
            </text:list-item>
          </text:list>
        </text:list-item>
        <text:list-item>
          <text:p text:style-name="P83"><text:span text:style-name="Category"><text:span text:style-name="T27">tag: UNDECL-ROOT</text:span></text:span></text:p>
          <text:list>
            <text:list-item>
              <text:p text:style-name="P83"><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contains _no_ DOCTYPE declaration.</text:span></text:span></text:p>
              <text:p text:style-name="P83"><text:span text:style-name="Category"><text:span text:style-name="T27">The handler-procedure, as a DOCTYPE handler procedure above, must generate four values:</text:span></text:span></text:p>
              <text:p text:style-name="P83"><text:span text:style-name="Category"><text:span text:style-name="T27"><text:tab/>ELEMS ENTITIES NAMESPACES SEED</text:span></text:span></text:p>
              <text:p text:style-name="P83"><text:span text:style-name="Category"><text:span text:style-name="T27">The default handler-procedure returns (values #f '() '() seed)</text:span></text:span></text:p>
            </text:list-item>
          </text:list>
        </text:list-item>
        <text:list-item>
          <text:p text:style-name="P83"><text:span text:style-name="Category"><text:span text:style-name="T27">tag: DECL-ROOT</text:span></text:span></text:p>
          <text:list>
            <text:list-item>
              <text:p text:style-name="P83"><text:soft-page-break/><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does contains the DOCTYPE declaration. The handler-procedure must generate a new SEED (and verify that the name of the root element matches the doctype, if the handler so wishes). <text:s/>The default handler-procedure is the identity function.</text:span></text:span></text:p>
            </text:list-item>
          </text:list>
        </text:list-item>
        <text:list-item>
          <text:p text:style-name="P83"><text:span text:style-name="Category"><text:span text:style-name="T27">tag: NEW-LEVEL-SEED</text:span></text:span></text:p>
          <text:list>
            <text:list-item>
              <text:p text:style-name="P83"><text:span text:style-name="Category"><text:span text:style-name="T27">handler-procedure: see ssax:make-elem-parser, my-new-level-seed</text:span></text:span></text:p>
            </text:list-item>
          </text:list>
        </text:list-item>
        <text:list-item>
          <text:p text:style-name="P83"><text:span text:style-name="Category"><text:span text:style-name="T27">tag: FINISH-ELEMENT</text:span></text:span></text:p>
          <text:list>
            <text:list-item>
              <text:p text:style-name="P83"><text:span text:style-name="Category"><text:span text:style-name="T27">handler-procedure: see ssax:make-elem-parser, my-finish-element</text:span></text:span></text:p>
            </text:list-item>
          </text:list>
        </text:list-item>
        <text:list-item>
          <text:p text:style-name="P83"><text:span text:style-name="Category"><text:span text:style-name="T27">tag: CHAR-DATA-HANDLER</text:span></text:span></text:p>
          <text:list>
            <text:list-item>
              <text:p text:style-name="P83"><text:span text:style-name="Category"><text:span text:style-name="T27">handler-procedure: see ssax:make-elem-parser, my-char-data-handler</text:span></text:span></text:p>
            </text:list-item>
          </text:list>
        </text:list-item>
        <text:list-item>
          <text:p text:style-name="P83"><text:span text:style-name="Category"><text:span text:style-name="T27">tag: PI</text:span></text:span></text:p>
          <text:list>
            <text:list-item>
              <text:p text:style-name="P83"><text:span text:style-name="Category"><text:span text:style-name="T27">handler-procedure: see ssax:make-pi-parser</text:span></text:span></text:p>
              <text:p text:style-name="P83"><text:span text:style-name="Category"><text:span text:style-name="T27">The default value is '()</text:span></text:span></text:p>
              <text:p text:style-name="P83"><text:span text:style-name="Category"><text:span text:style-name="T27">The generated parser is a</text:span></text:span></text:p>
              <text:p text:style-name="P83"><text:span text:style-name="Category"><text:span text:style-name="T27"><text:tab/>procedure PORT SEED</text:span></text:span></text:p>
              <text:p text:style-name="P83"><text:span text:style-name="Category"><text:span text:style-name="T27">This procedure parses the document prolog and then exits to an element parser (created by ssax:make-elem-parser) to handle the rest.</text:span></text:span></text:p>
            </text:list-item>
          </text:list>
        </text:list-item>
      </text:list>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 Misc*)?</text:span></text:span></text:p>
      <text:p text:style-name="First_20_line_20_indent"><text:span text:style-name="Category"><text:span text:style-name="T27">[27] Misc ::= Comment | PI | <text:s/>S</text:span></text:span></text:p>
      <text:p text:style-name="First_20_line_20_indent"><text:span text:style-name="Category"><text:span text:style-name="T27">[28] doctypedecl ::= <text:s/>'&lt;!DOCTYPE' S Name (S ExternalID)? S? ('[' (markupdecl | PEReference | S)* ']' S?)? '&gt;'</text:span></text:span></text:p>
      <text:p text:style-name="First_20_line_20_indent"><text:span text:style-name="Category"><text:span text:style-name="T27">[29] markupdecl ::= elementdecl | AttlistDecl | EntityDecl | NotationDecl | PI | Comment</text:span></text:span></text:p>
      <text:h text:style-name="Heading_20_3" text:outline-level="3">Highest-level parsers: XML to SXML</text:h>
      <text:p text:style-name="Text_20_body">First, a few utility procedures that turned out useful</text:p>
      <text:p text:style-name="Index"><text:span text:style-name="Category"><text:span text:style-name="T8">Function:</text:span></text:span><text:span text:style-name="Category"><text:span text:style-name="T22">ssax:reverse-collect-str</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can prove from the general case below that if </text:span></text:span><text:span text:style-name="Category"><text:span text:style-name="T37">list-of-frags</text:span></text:span><text:span text:style-name="Category"><text:span text:style-name="T27"> has zero or one element, the result of the procedure is equal? to its argument. This fact justifies the shortcut evaluation below.</text:span></text:span></text:p>
      <text:p text:style-name="Index"><text:span text:style-name="Category"><text:span text:style-name="T8">Function:</text:span></text:span><text:span text:style-name="Category"><text:span text:style-name="T22">ssax:reverse-collect-str-drop-ws</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also drop "unsignificant" whitespace, that is, whitespace in front, behind and between elements. The whitespace that is included in character data is not affected. We use this procedure to "intelligently" drop "insignificant" whitespace in the parsed SXML. If the strict compliance with the XML Recommendation regarding the whitespace is desired, please use the </text:span></text:span><text:span text:style-name="Category"><text:span text:style-name="T37">ssax:reverse-collect-str</text:span></text:span><text:span text:style-name="Category"><text:span text:style-name="T27"> procedure instead.</text:span></text:span></text:p>
      <text:p text:style-name="Index"><text:span text:style-name="Category"><text:span text:style-name="T8">Function:</text:span></text:span><text:span text:style-name="Category"><text:span text:style-name="T22">ssax:xml-&gt;sxml</text:span></text:span><text:span text:style-name="Category"><text:span text:style-name="T35"> port namespaces</text:span></text:span></text:p>
      <text:p text:style-name="First_20_line_20_indent"><text:soft-page-break/><text:span text:style-name="Category"><text:span text:style-name="T27">This is an instance of a SSAX parser above that returns an SXML representation of the XML document to be read from PORT. NAMESPACE-PREFIX-ASSIG is a list of (USER-PREFIX . URI-STRING) that assigns USER-PREFIXes to certain namespaces identified by particular URI-STRINGs. It may be an empty list. The procedure returns an SXML tree. The port points out to the first character after the root element.</text:span></text:span></text:p>
      <text:h text:style-name="P53" text:outline-level="1"><text:span text:style-name="Category"><text:span text:style-name="T48">Supporting SRFIs</text:span></text:span></text:h>
      <text:p text:style-name="Text_20_body"><text:span text:style-name="Category"><text:span text:style-name="T24">SRFI is a great libraries, so there is no reason not to support. Without exception Sagittarius also supports several SRFIs. The following list is the supported SRFI. Documents are not written for now. So if you need to refer the functions, please look for SRFI's site. I might write it later.</text:span></text:span></text:p>
      <table:table table:name="SupportedSRFI" table:style-name="SupportedSRFI">
        <table:table-column table:style-name="SupportedSRFI.A"/>
        <table:table-column table:style-name="SupportedSRFI.B"/>
        <table:table-row>
          <table:table-cell table:style-name="SupportedSRFI.A1" office:value-type="string">
            <text:p text:style-name="P39">SRFI number</text:p>
          </table:table-cell>
          <table:table-cell table:style-name="SupportedSRFI.A1" office:value-type="string">
            <text:p text:style-name="P39">Library name</text:p>
          </table:table-cell>
        </table:table-row>
        <table:table-row>
          <table:table-cell table:style-name="SupportedSRFI.A2" office:value-type="string">
            <text:p text:style-name="P40">SRFI-0</text:p>
          </table:table-cell>
          <table:table-cell table:style-name="SupportedSRFI.A2" office:value-type="string">
            <text:p text:style-name="P41">(srfi :0 cond-expand)</text:p>
          </table:table-cell>
        </table:table-row>
        <table:table-row>
          <table:table-cell table:style-name="SupportedSRFI.A2" office:value-type="string">
            <text:p text:style-name="P40">SRFI-1</text:p>
          </table:table-cell>
          <table:table-cell table:style-name="SupportedSRFI.A2" office:value-type="string">
            <text:p text:style-name="P41">(srfi :1 lists)</text:p>
          </table:table-cell>
        </table:table-row>
        <table:table-row>
          <table:table-cell table:style-name="SupportedSRFI.A2" office:value-type="string">
            <text:p text:style-name="P40">SRFI-2</text:p>
          </table:table-cell>
          <table:table-cell table:style-name="SupportedSRFI.A2" office:value-type="string">
            <text:p text:style-name="P41">(srfi :2 and-let*)</text:p>
          </table:table-cell>
        </table:table-row>
        <table:table-row>
          <table:table-cell table:style-name="SupportedSRFI.A2" office:value-type="string">
            <text:p text:style-name="P40">SRFI-6</text:p>
          </table:table-cell>
          <table:table-cell table:style-name="SupportedSRFI.A2" office:value-type="string">
            <text:p text:style-name="P41">(srfi :6 basic-string-ports)</text:p>
          </table:table-cell>
        </table:table-row>
        <table:table-row>
          <table:table-cell table:style-name="SupportedSRFI.A2" office:value-type="string">
            <text:p text:style-name="P40">SRFI-8</text:p>
          </table:table-cell>
          <table:table-cell table:style-name="SupportedSRFI.A2" office:value-type="string">
            <text:p text:style-name="P41">(srfi :8 receive)</text:p>
          </table:table-cell>
        </table:table-row>
        <table:table-row>
          <table:table-cell table:style-name="SupportedSRFI.A2" office:value-type="string">
            <text:p text:style-name="P40">SRFI-13</text:p>
          </table:table-cell>
          <table:table-cell table:style-name="SupportedSRFI.A2" office:value-type="string">
            <text:p text:style-name="P41">(srfi :13 strings)</text:p>
          </table:table-cell>
        </table:table-row>
        <table:table-row>
          <table:table-cell table:style-name="SupportedSRFI.A2" office:value-type="string">
            <text:p text:style-name="P40">SRFI-14</text:p>
          </table:table-cell>
          <table:table-cell table:style-name="SupportedSRFI.A2" office:value-type="string">
            <text:p text:style-name="P41">(srfi :14 char-set)</text:p>
          </table:table-cell>
        </table:table-row>
        <table:table-row>
          <table:table-cell table:style-name="SupportedSRFI.A2" office:value-type="string">
            <text:p text:style-name="P40">SRFI-23</text:p>
          </table:table-cell>
          <table:table-cell table:style-name="SupportedSRFI.A2" office:value-type="string">
            <text:p text:style-name="P41">(srfi :23 error)</text:p>
          </table:table-cell>
        </table:table-row>
        <table:table-row>
          <table:table-cell table:style-name="SupportedSRFI.A2" office:value-type="string">
            <text:p text:style-name="P40">SRFI-26</text:p>
          </table:table-cell>
          <table:table-cell table:style-name="SupportedSRFI.A2" office:value-type="string">
            <text:p text:style-name="P41">(srfi :26 cut)</text:p>
          </table:table-cell>
        </table:table-row>
        <table:table-row>
          <table:table-cell table:style-name="SupportedSRFI.A2" office:value-type="string">
            <text:p text:style-name="P40">SRFI-39</text:p>
          </table:table-cell>
          <table:table-cell table:style-name="SupportedSRFI.A2" office:value-type="string">
            <text:p text:style-name="P41">(srfi :39 parameters)</text:p>
          </table:table-cell>
        </table:table-row>
        <table:table-row>
          <table:table-cell table:style-name="SupportedSRFI.A2" office:value-type="string">
            <text:p text:style-name="P40">SRFI-41</text:p>
          </table:table-cell>
          <table:table-cell table:style-name="SupportedSRFI.A2" office:value-type="string">
            <text:p text:style-name="P41">(srfi :41 streams)</text:p>
          </table:table-cell>
        </table:table-row>
        <table:table-row>
          <table:table-cell table:style-name="SupportedSRFI.A2" office:value-type="string">
            <text:p text:style-name="P40">SRFI-42</text:p>
          </table:table-cell>
          <table:table-cell table:style-name="SupportedSRFI.A2" office:value-type="string">
            <text:p text:style-name="P41">(srfi :42 eager-comprehensions)</text:p>
          </table:table-cell>
        </table:table-row>
        <table:table-row>
          <table:table-cell table:style-name="SupportedSRFI.A2" office:value-type="string">
            <text:p text:style-name="P40">SRFI-64</text:p>
          </table:table-cell>
          <table:table-cell table:style-name="SupportedSRFI.A2" office:value-type="string">
            <text:p text:style-name="P41">(srfi :64 testing)</text:p>
          </table:table-cell>
        </table:table-row>
        <table:table-row>
          <table:table-cell table:style-name="SupportedSRFI.A2" office:value-type="string">
            <text:p text:style-name="P40">SRFI-98</text:p>
          </table:table-cell>
          <table:table-cell table:style-name="SupportedSRFI.A2" office:value-type="string">
            <text:p text:style-name="P41">(srfi :98 os-environment-variables)</text:p>
          </table:table-cell>
        </table:table-row>
      </table:table>
      <text:p text:style-name="Text_20_body"><text:span text:style-name="Category"><text:span text:style-name="T24">Each library can be imported like this:</text:span></text:span></text:p>
      <text:p text:style-name="First_20_line_20_indent"><text:span text:style-name="Category"><text:span text:style-name="T24">(import (srfi :1))</text:span></text:span></text:p>
      <text:p text:style-name="Text_20_body"><text:span text:style-name="Category"><text:span text:style-name="T24">So you don't have to type the long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28T09:21:26.43</dc:date>
    <meta:editing-duration>P3DT11M58S</meta:editing-duration>
    <meta:editing-cycles>501</meta:editing-cycles>
    <meta:generator>LibreOffice/3.3$Win32 LibreOffice_project/330m19$Build-401</meta:generator>
    <meta:document-statistic meta:table-count="3" meta:image-count="0" meta:object-count="16" meta:page-count="108" meta:paragraph-count="2999" meta:word-count="39489" meta:character-count="258514"/>
    <meta:user-defined meta:name="Info 1"/>
    <meta:user-defined meta:name="Info 2"/>
    <meta:user-defined meta:name="Info 3"/>
    <meta:user-defined meta:name="Info 4"/>
  </office:meta>
</office:document-meta>
</file>

<file path=Object 1/content.xml><?xml version="1.0" encoding="utf-8"?>
<math xmlns="http://www.w3.org/1998/Math/MathML">
  <semantics>
    <msup>
      <mi>e</mi>
      <mrow>
        <mi mathvariant="italic">z2</mi>
        <mi>log</mi>
        <mi mathvariant="italic">z1</mi>
      </mrow>
    </msup>
    <annotation encoding="StarMath 5.0">e^{z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